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41cm"/>
    </style:style>
    <style:style style:name="gr2" style:family="graphic" style:parent-style-name="standard">
      <style:graphic-properties draw:stroke="none" draw:fill="solid" draw:fill-color="#333333" draw:textarea-horizontal-align="center" draw:textarea-vertical-align="middle"/>
    </style:style>
    <style:style style:name="gr3" style:family="graphic" style:parent-style-name="standard">
      <style:graphic-properties draw:stroke="solid" svg:stroke-width="0.035cm" svg:stroke-color="#0000ff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ffff00" draw:stroke-linejoin="miter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ff00" draw:stroke-linejoin="miter" draw:fill="non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solid" draw:fill-color="#996633" draw:opacity="75%" draw:textarea-horizontal-align="center" draw:textarea-vertical-align="middle" draw:shadow-opacity="75%"/>
    </style:style>
    <style:style style:name="gr8" style:family="graphic" style:parent-style-name="standard">
      <style:graphic-properties draw:fill="solid" draw:fill-color="#ffcc99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svg:stroke-color="#000000" draw:fill="solid" draw:fill-color="#cc6633" draw:opacity="50%" draw:textarea-horizontal-align="center" draw:textarea-vertical-align="middle" draw:shadow-opacity="50%"/>
    </style:style>
    <style:style style:name="gr11" style:family="graphic" style:parent-style-name="standard">
      <style:graphic-properties draw:fill="solid" draw:fill-color="#996633" draw:opacity="80%" draw:textarea-horizontal-align="center" draw:textarea-vertical-align="middle" draw:shadow-opacity="80%"/>
    </style:style>
    <style:style style:name="gr12" style:family="graphic" style:parent-style-name="standard">
      <style:graphic-properties draw:fill="solid" draw:fill-color="#ffcc99" draw:opacity="50%" draw:textarea-horizontal-align="center" draw:textarea-vertical-align="middle" draw:shadow-opacity="50%"/>
    </style:style>
    <style:style style:name="gr13" style:family="graphic" style:parent-style-name="standard">
      <style:graphic-properties draw:stroke="none" svg:stroke-width="0.035cm" svg:stroke-color="#808080" draw:fill="solid" draw:fill-color="#cccccc" draw:textarea-horizontal-align="center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808080" draw:marker-start-width="0.252cm" draw:marker-end="Arrow" draw:marker-end-width="0.352cm" draw:textarea-horizontal-align="center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6" style:family="graphic" style:parent-style-name="standard">
      <style:graphic-properties svg:stroke-width="0.035cm" svg:stroke-color="#666666" draw:marker-start-width="0.252cm" draw:marker-end="Arrow" draw:marker-end-width="0.352cm" draw:fill="solid" draw:fill-color="#4c4c4c" draw:textarea-horizontal-align="center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width="0.035cm" svg:stroke-color="#808080" draw:fill="none" draw:fill-color="#eb613d" fo:min-height="3.152cm" fo:padding-top="0.142cm" fo:padding-bottom="0.142cm" fo:padding-left="0.267cm" fo:padding-right="0.267cm"/>
    </style:style>
    <style:style style:name="gr18" style:family="graphic" style:parent-style-name="standard">
      <style:graphic-properties draw:stroke="none" draw:fill="none" fo:min-height="8.604cm"/>
    </style:style>
    <style:style style:name="gr19" style:family="graphic" style:parent-style-name="standard">
      <style:graphic-properties draw:stroke="none" draw:fill="solid" draw:fill-color="#ff6633" draw:textarea-horizontal-align="center" draw:textarea-vertical-align="middle"/>
    </style:style>
    <style:style style:name="gr20" style:family="graphic" style:parent-style-name="objectwithoutfill">
      <style:graphic-properties draw:fill="none" draw:textarea-horizontal-align="center" draw:textarea-vertical-align="middle"/>
    </style:style>
    <style:style style:name="gr21" style:family="graphic" style:parent-style-name="standard">
      <style:graphic-properties svg:stroke-width="0.03cm" svg:stroke-color="#666666" draw:marker-start-width="0.245cm" draw:marker-end="Arrow" draw:marker-end-width="0.345cm" draw:fill="solid" draw:fill-color="#4c4c4c" draw:textarea-horizontal-align="center" draw:textarea-vertical-align="middle" fo:padding-top="0.14cm" fo:padding-bottom="0.14cm" fo:padding-left="0.265cm" fo:padding-right="0.265cm"/>
    </style:style>
    <style:style style:name="gr22" style:family="graphic" style:parent-style-name="standard">
      <style:graphic-properties draw:stroke="solid" draw:stroke-dash="Dash_20_1" svg:stroke-width="0.035cm" svg:stroke-color="#ffff00" draw:marker-start-width="0.252cm" draw:marker-end-width="0.252cm" draw:stroke-linejoin="none" draw:fill="none" draw:fill-color="#000000" draw:textarea-horizontal-align="center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solid" svg:stroke-width="0.035cm" svg:stroke-color="#808080" draw:marker-start-width="0.199cm" draw:marker-end-width="0.199cm" draw:stroke-linejoin="miter" draw:fill="none" fo:padding-top="0.141cm" fo:padding-bottom="0.141cm" fo:padding-left="0.266cm" fo:padding-right="0.266cm"/>
    </style:style>
    <style:style style:name="gr24" style:family="graphic" style:parent-style-name="standard">
      <style:graphic-properties draw:stroke="solid" svg:stroke-width="0.035cm" svg:stroke-color="#000000" draw:marker-start-width="0.199cm" draw:marker-end-width="0.199cm" draw:stroke-linejoin="miter" draw:fill="none" fo:padding-top="0.141cm" fo:padding-bottom="0.141cm" fo:padding-left="0.266cm" fo:padding-right="0.266cm"/>
    </style:style>
    <style:style style:name="gr25" style:family="graphic" style:parent-style-name="standard">
      <style:graphic-properties svg:stroke-width="0.05cm" svg:stroke-color="#ff00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solid" draw:stroke-dash="Dash_20_1" svg:stroke-width="0.035cm" svg:stroke-color="#808080" draw:marker-start-width="0.252cm" draw:marker-end-width="0.252cm" draw:stroke-linejoin="none" draw:fill="none" draw:fill-color="#000000" draw:textarea-horizontal-align="center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solid" svg:stroke-width="0.07cm" svg:stroke-color="#ff0000" draw:marker-start-width="0.253cm" draw:marker-end-width="0.253cm" draw:stroke-linejoin="miter" draw:fill="none" fo:padding-top="0.16cm" fo:padding-bottom="0.16cm" fo:padding-left="0.285cm" fo:padding-right="0.285cm"/>
    </style:style>
    <style:style style:name="gr28" style:family="graphic" style:parent-style-name="standard">
      <style:graphic-properties draw:stroke="solid" draw:stroke-dash="Dash_20_1" svg:stroke-width="0cm" svg:stroke-color="#ffff00" draw:stroke-linejoin="none" draw:fill="none" draw:fill-color="#000000" draw:textarea-horizontal-align="center" draw:textarea-vertical-align="middle"/>
    </style:style>
    <style:style style:name="gr29" style:family="graphic" style:parent-style-name="standard">
      <style:graphic-properties draw:stroke="solid" svg:stroke-width="0.035cm" svg:stroke-color="#808080" draw:stroke-linejoin="miter" draw:fill="none" fo:padding-top="0.142cm" fo:padding-bottom="0.142cm" fo:padding-left="0.267cm" fo:padding-right="0.267cm"/>
    </style:style>
    <style:style style:name="gr30" style:family="graphic" style:parent-style-name="standard">
      <style:graphic-properties draw:stroke="solid" svg:stroke-width="0.035cm" svg:stroke-color="#ff0000" draw:stroke-linejoin="miter" draw:fill="none" fo:padding-top="0.142cm" fo:padding-bottom="0.142cm" fo:padding-left="0.267cm" fo:padding-right="0.267cm"/>
    </style:style>
    <style:style style:name="gr31" style:family="graphic" style:parent-style-name="standard">
      <style:graphic-properties svg:stroke-width="0.05cm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2" style:family="graphic" style:parent-style-name="standard">
      <style:graphic-properties draw:stroke="solid" svg:stroke-width="0.07cm" svg:stroke-color="#0000ff" draw:marker-start-width="0.253cm" draw:marker-end-width="0.253cm" draw:stroke-linejoin="miter" draw:fill="none" fo:padding-top="0.16cm" fo:padding-bottom="0.16cm" fo:padding-left="0.285cm" fo:padding-right="0.285cm"/>
    </style:style>
    <style:style style:name="gr33" style:family="graphic" style:parent-style-name="standard">
      <style:graphic-properties draw:stroke="solid" svg:stroke-width="0.035cm" svg:stroke-color="#808000" draw:stroke-linejoin="miter" draw:fill="none" fo:padding-top="0.142cm" fo:padding-bottom="0.142cm" fo:padding-left="0.267cm" fo:padding-right="0.267cm"/>
    </style:style>
    <style:style style:name="gr34" style:family="graphic" style:parent-style-name="standard">
      <style:graphic-properties draw:stroke="solid" svg:stroke-width="0.035cm" svg:stroke-color="#808080" draw:marker-start-width="0.2cm" draw:marker-end-width="0.2cm" draw:stroke-linejoin="miter" draw:fill="none" fo:padding-top="0.142cm" fo:padding-bottom="0.142cm" fo:padding-left="0.267cm" fo:padding-right="0.267cm"/>
    </style:style>
    <style:style style:name="gr35" style:family="graphic" style:parent-style-name="standard">
      <style:graphic-properties draw:stroke="solid" svg:stroke-width="0cm" svg:stroke-color="#000000" draw:marker-start-width="0.148cm" draw:marker-end-width="0.148cm" draw:stroke-linejoin="miter" draw:fill="none" fo:padding-top="0.125cm" fo:padding-bottom="0.125cm" fo:padding-left="0.25cm" fo:padding-right="0.25cm"/>
    </style:style>
    <style:style style:name="gr36" style:family="graphic" style:parent-style-name="standard">
      <style:graphic-properties draw:stroke="solid" svg:stroke-width="0.07cm" svg:stroke-color="#ffff00" draw:marker-start-width="0.253cm" draw:marker-end-width="0.253cm" draw:stroke-linejoin="miter" draw:fill="none" fo:padding-top="0.16cm" fo:padding-bottom="0.16cm" fo:padding-left="0.285cm" fo:padding-right="0.285cm"/>
    </style:style>
    <style:style style:name="gr37" style:family="graphic" style:parent-style-name="standard">
      <style:graphic-properties draw:stroke="solid" svg:stroke-width="0.07cm" svg:stroke-color="#00ff00" draw:marker-start-width="0.253cm" draw:marker-end-width="0.253cm" draw:stroke-linejoin="miter" draw:fill="none" fo:padding-top="0.16cm" fo:padding-bottom="0.16cm" fo:padding-left="0.285cm" fo:padding-right="0.285cm"/>
    </style:style>
    <style:style style:name="gr38" style:family="graphic" style:parent-style-name="standard">
      <style:graphic-properties draw:stroke="solid" svg:stroke-width="0.035cm" svg:stroke-color="#ff00ff" draw:stroke-linejoin="miter" draw:fill="none" fo:padding-top="0.142cm" fo:padding-bottom="0.142cm" fo:padding-left="0.267cm" fo:padding-right="0.267cm"/>
    </style:style>
    <style:style style:name="gr39" style:family="graphic" style:parent-style-name="standard">
      <style:graphic-properties svg:stroke-width="0.035cm" svg:stroke-color="#808080" draw:textarea-horizontal-align="center" draw:textarea-vertical-align="middle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svg:stroke-color="#808080" draw:fill="solid" draw:fill-color="#eb613d" draw:textarea-horizontal-align="center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02cm" fo:min-width="0.141cm"/>
    </style:style>
    <style:style style:name="P1" style:family="paragraph">
      <style:text-properties fo:font-family="'Liberation Sans'" style:font-family-generic="swiss" style:font-pitch="variable" fo:font-size="96pt" fo:font-weight="normal" style:font-size-asian="96pt" style:font-weight-asian="normal" style:font-size-complex="96pt" style:font-weight-complex="normal"/>
    </style:style>
    <style:style style:name="P2" style:family="paragraph">
      <style:paragraph-properties fo:text-align="center"/>
    </style:style>
    <style:style style:name="P3" style:family="paragraph">
      <style:text-properties fo:font-family="'Liberation Sans'" style:font-family-generic="swiss" style:font-pitch="variable" fo:font-weight="normal" style:font-weight-asian="normal" style:font-weight-complex="normal"/>
    </style:style>
    <style:style style:name="P4" style:family="paragraph">
      <style:text-properties fo:font-family="'Liberation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5" style:family="paragraph">
      <style:text-properties fo:font-family="'PakType Naqsh'" style:font-pitch="variable" fo:font-size="96pt" fo:font-weight="bold" style:font-size-asian="96pt" style:font-weight-asian="bold" style:font-size-complex="96pt" style:font-weight-complex="bold"/>
    </style:style>
    <style:style style:name="P6" style:family="paragraph">
      <style:paragraph-properties fo:text-align="center"/>
      <style:text-properties fo:font-family="OpenSymbol" style:font-pitch="variable" style:font-charset="x-symbol"/>
    </style:style>
    <style:style style:name="P7" style:family="paragraph">
      <style:text-properties fo:font-size="96pt" style:font-size-asian="96pt" style:font-size-complex="96pt"/>
    </style:style>
    <style:style style:name="P8" style:family="paragraph">
      <style:text-properties fo:font-family="'Liberation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family="'Liberation Sans'" style:font-family-generic="swiss" style:font-pitch="variable" fo:font-size="96pt" fo:font-weight="normal" style:font-size-asian="96pt" style:font-weight-asian="normal" style:font-size-complex="96pt" style:font-weight-complex="normal"/>
    </style:style>
    <style:style style:name="T2" style:family="text">
      <style:text-properties fo:font-family="'Liberation Sans'" style:font-family-generic="swiss" style:font-pitch="variable" fo:font-weight="normal" style:font-weight-asian="normal" style:font-weight-complex="normal"/>
    </style:style>
    <style:style style:name="T3" style:family="text">
      <style:text-properties fo:font-family="'Liberation Sans'" style:font-family-generic="swiss" style:font-pitch="variable" fo:font-size="18pt" fo:language="en" fo:country="US" fo:font-weight="normal" style:font-family-asian="'Bitstream Vera Sans', Arial" style:font-family-generic-asian="swiss" style:language-asian="en" style:country-asian="US" style:font-weight-asian="normal" style:font-family-complex="'Bitstream Vera Sans', Arial" style:font-family-generic-complex="swiss" style:font-size-complex="18pt" style:font-weight-complex="normal"/>
    </style:style>
    <style:style style:name="T4" style:family="text">
      <style:text-properties fo:font-family="'Liberation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font-family="'Standard Symbols L'" style:font-style-name="Regular" style:font-charset="x-symbol" fo:font-size="96pt" fo:font-weight="bold" style:font-family-asian="'Standard Symbols L'" style:font-style-name-asian="Regular" style:font-charset-asian="x-symbol" style:font-size-asian="96pt" style:font-weight-asian="bold" style:font-family-complex="'Standard Symbols L'" style:font-style-name-complex="Regular" style:font-charset-complex="x-symbol" style:font-size-complex="96pt" style:font-weight-complex="bold"/>
    </style:style>
    <style:style style:name="T6" style:family="text">
      <style:text-properties fo:font-family="'PakType Naqsh'" style:font-pitch="variable" fo:font-size="96pt" fo:font-weight="bold" style:font-size-asian="96pt" style:font-weight-asian="bold" style:font-size-complex="96pt" style:font-weight-complex="bold"/>
    </style:style>
    <style:style style:name="T7" style:family="text">
      <style:text-properties fo:font-family="'Liberation Sans'" style:font-family-generic="swiss" style:font-pitch="variable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2.623cm" svg:height="11.606cm" svg:x="4.097cm" svg:y="6.984cm">
          <draw:text-box>
            <text:p><text:span text:style-name="T1">Gerade Pyramide</text:span></text:p>
            <text:p><text:span text:style-name="T1">mit quadratischer Grundfläche</text:span></text:p>
          </draw:text-box>
        </draw:frame>
      </draw:page>
      <draw:page draw:name="page2" draw:style-name="dp1" draw:master-page-name="Default">
        <draw:polygon draw:style-name="gr2" draw:text-style-name="P2" draw:layer="layout" svg:width="26.364cm" svg:height="5.495cm" svg:x="0.817cm" svg:y="14.528cm" svg:viewBox="0 0 26365 5496" draw:points="12824,5496 0,0 19768,194 26365,3372">
          <text:p/>
        </draw:polygon>
        <draw:polyline draw:style-name="gr3" draw:layer="layout" svg:width="0cm" svg:height="0cm" svg:x="17.052cm" svg:y="16.999cm" svg:viewBox="0 0 0 0" draw:points="0,0">
          <text:p/>
        </draw:polyline>
        <draw:polyline draw:style-name="gr4" draw:layer="layout" svg:width="0cm" svg:height="0cm" svg:x="17.052cm" svg:y="23.249cm" svg:viewBox="0 0 0 0" draw:points="0,0">
          <text:p/>
        </draw:polyline>
        <draw:polyline draw:style-name="gr5" draw:layer="layout" svg:width="0cm" svg:height="0cm" svg:x="24.951cm" svg:y="14.717cm" svg:viewBox="0 0 0 0" draw:points="0,0">
          <text:p/>
        </draw:polyline>
        <draw:polygon draw:style-name="gr6" draw:layer="layout" svg:width="0cm" svg:height="0cm" svg:x="20.103cm" svg:y="14.499cm" svg:viewBox="0 0 0 0" draw:points="0,0">
          <text:p/>
        </draw:polygon>
        <draw:polygon draw:style-name="gr7" draw:text-style-name="P2" draw:layer="layout" svg:width="11.146cm" svg:height="11.641cm" svg:x="9.469cm" svg:y="4.349cm" svg:viewBox="0 0 11147 11642" draw:points="11147,10373 0,11642 8299,0">
          <text:p/>
        </draw:polygon>
        <draw:polygon draw:style-name="gr8" draw:text-style-name="P2" draw:layer="layout" svg:width="17.712cm" svg:height="5.301cm" svg:x="9.469cm" svg:y="14.722cm" svg:viewBox="0 0 17713 5302" draw:points="0,1269 4167,5302 17713,3164 11147,0">
          <text:p/>
        </draw:polygon>
        <draw:line draw:style-name="gr9" draw:text-style-name="P2" draw:layer="layout" svg:x1="9.469cm" svg:y1="15.991cm" svg:x2="27.182cm" svg:y2="17.9cm">
          <text:p/>
        </draw:line>
        <draw:polygon draw:style-name="gr10" draw:text-style-name="P2" draw:layer="layout" svg:width="8.298cm" svg:height="15.674cm" svg:x="9.469cm" svg:y="4.349cm" svg:viewBox="0 0 8299 15675" draw:points="4172,15675 0,11642 8299,0">
          <text:p/>
        </draw:polygon>
        <draw:polygon draw:style-name="gr11" draw:text-style-name="P2" draw:layer="layout" svg:width="9.413cm" svg:height="13.549cm" svg:x="17.768cm" svg:y="4.349cm" svg:viewBox="0 0 9414 13550" draw:points="9414,13550 2817,10373 0,0">
          <text:p/>
        </draw:polygon>
        <draw:polygon draw:style-name="gr12" draw:text-style-name="P2" draw:layer="layout" svg:width="13.54cm" svg:height="15.674cm" svg:x="13.641cm" svg:y="4.349cm" svg:viewBox="0 0 13541 15675" draw:points="13541,13550 0,15675 4127,0">
          <text:p/>
        </draw:polygon>
        <draw:line draw:style-name="gr9" draw:text-style-name="P2" draw:layer="layout" svg:x1="17.768cm" svg:y1="16.877cm" svg:x2="17.768cm" svg:y2="4.349cm">
          <text:p/>
        </draw:line>
        <draw:line draw:style-name="gr9" draw:text-style-name="P2" draw:layer="layout" svg:x1="13.641cm" svg:y1="20.024cm" svg:x2="20.585cm" svg:y2="14.722cm">
          <text:p/>
        </draw:line>
        <draw:frame draw:style-name="gr1" draw:text-style-name="P3" draw:layer="layout" svg:width="8.575cm" svg:height="3.095cm" svg:x="23.497cm" svg:y="20.457cm">
          <draw:text-box>
            <text:p><text:span text:style-name="T2">Gezeichnet mit:</text:span></text:p>
            <text:p><text:span text:style-name="T2">QCad 2.0.5.0</text:span></text:p>
            <text:p><text:span text:style-name="T2">Inkscape 0.48.0</text:span></text:p>
            <text:p><text:span text:style-name="T3">OpenOffice.org 3.3.0 Draw</text:span></text:p>
          </draw:text-box>
        </draw:frame>
      </draw:page>
      <draw:page draw:name="page3" draw:style-name="dp1" draw:master-page-name="Default">
        <draw:rect draw:style-name="gr13" draw:text-style-name="P2" xml:id="id1" draw:id="id1" draw:layer="layout" svg:width="4.948cm" svg:height="2.387cm" svg:x="16.72cm" svg:y="2.558cm">
          <text:p/>
        </draw:rect>
        <draw:frame draw:style-name="gr1" draw:text-style-name="P4" draw:layer="layout" svg:width="27.333cm" svg:height="3.401cm" svg:x="1.705cm" svg:y="2.927cm">
          <draw:text-box>
            <text:p><text:span text:style-name="T4">Gesucht wir der Winkel Omega an den Seiten der Pyramide! </text:span></text:p>
          </draw:text-box>
        </draw:frame>
        <draw:connector draw:style-name="gr14" draw:text-style-name="P2" draw:layer="layout" draw:type="curve" svg:x1="19.194cm" svg:y1="4.945cm" svg:x2="9.326cm" svg:y2="9.201cm" draw:start-shape="id1" draw:start-glue-point="2" draw:end-shape="id2" draw:end-glue-point="1" svg:d="m19194 4945c0 2838-3289 4256-9868 4256">
          <text:p/>
        </draw:connector>
        <draw:ellipse draw:style-name="gr15" draw:text-style-name="P2" xml:id="id2" draw:id="id2" draw:layer="layout" svg:width="1.378cm" svg:height="0.906cm" svg:x="7.948cm" svg:y="8.748cm">
          <text:p/>
        </draw:ellipse>
        <draw:frame draw:style-name="gr1" draw:text-style-name="P5" draw:layer="layout" svg:width="2.78cm" svg:height="4.667cm" svg:x="5.829cm" svg:y="6.466cm">
          <draw:text-box>
            <text:p><text:span text:style-name="T5">w</text:span></text:p>
          </draw:text-box>
        </draw:frame>
      </draw:page>
      <draw:page draw:name="page4" draw:style-name="dp1" draw:master-page-name="Default">
        <draw:rect draw:style-name="gr13" draw:text-style-name="P2" xml:id="id3" draw:id="id3" draw:layer="layout" svg:width="4.948cm" svg:height="2.387cm" svg:x="16.72cm" svg:y="2.558cm">
          <text:p/>
        </draw:rect>
        <draw:connector draw:style-name="gr14" draw:text-style-name="P2" draw:layer="layout" draw:type="curve" svg:x1="19.194cm" svg:y1="4.945cm" svg:x2="9.326cm" svg:y2="9.201cm" draw:start-shape="id3" draw:start-glue-point="2" draw:end-shape="id4" draw:end-glue-point="1" svg:d="m19194 4945c0 2838-3289 4256-9868 4256">
          <text:p/>
        </draw:connector>
        <draw:ellipse draw:style-name="gr15" draw:text-style-name="P2" xml:id="id4" draw:id="id4" draw:layer="layout" svg:width="1.378cm" svg:height="0.906cm" svg:x="7.948cm" svg:y="8.748cm">
          <text:p/>
        </draw:ellipse>
        <draw:rect draw:style-name="gr13" draw:text-style-name="P2" draw:layer="layout" svg:width="3.832cm" svg:height="2.387cm" svg:x="28.115cm" svg:y="11.581cm">
          <text:p/>
        </draw:rect>
        <draw:rect draw:style-name="gr13" draw:text-style-name="P2" draw:layer="layout" svg:width="8.483cm" svg:height="2.387cm" svg:x="13.084cm" svg:y="13.602cm">
          <text:p/>
        </draw:rect>
        <draw:frame draw:style-name="gr1" draw:text-style-name="P4" draw:layer="layout" svg:width="27.333cm" svg:height="3.401cm" svg:x="1.705cm" svg:y="2.927cm">
          <draw:text-box>
            <text:p><text:span text:style-name="T4">Gesucht wir der Winkel Omega an den Seiten der Pyramide! </text:span></text:p>
          </draw:text-box>
        </draw:frame>
        <draw:line draw:style-name="gr16" draw:text-style-name="P6" draw:layer="layout" svg:x1="30.03cm" svg:y1="11.377cm" svg:x2="29.386cm" svg:y2="9.851cm">
          <text:p/>
        </draw:line>
        <draw:line draw:style-name="gr16" draw:text-style-name="P6" draw:layer="layout" svg:x1="20.88cm" svg:y1="16.14cm" svg:x2="25.973cm" svg:y2="20.505cm">
          <text:p/>
        </draw:line>
        <draw:frame draw:style-name="gr17" draw:text-style-name="P4" draw:layer="layout" svg:width="35.628cm" svg:height="5.01cm" svg:x="1.727cm" svg:y="12.013cm">
          <draw:text-box>
            <text:p><text:span text:style-name="T4">Zur zeichnerischen Ermittlung werden die Höhe der Pyramide und die Kantenlänge der Grundfläche benötigt.</text:span></text:p>
          </draw:text-box>
        </draw:frame>
        <draw:frame draw:style-name="gr18" draw:text-style-name="P7" draw:layer="layout" svg:width="2.373cm" svg:height="8.854cm" svg:x="25.973cm" svg:y="16.708cm">
          <draw:text-box>
            <text:p><text:span text:style-name="T6">a</text:span></text:p>
          </draw:text-box>
        </draw:frame>
        <draw:frame draw:style-name="gr1" draw:text-style-name="P5" draw:layer="layout" svg:width="2.78cm" svg:height="8.853cm" svg:x="27.587cm" svg:y="3.884cm">
          <draw:text-box>
            <text:p><text:span text:style-name="T6">h</text:span></text:p>
          </draw:text-box>
        </draw:frame>
        <draw:frame draw:style-name="gr1" draw:text-style-name="P5" draw:layer="layout" svg:width="2.78cm" svg:height="4.667cm" svg:x="5.829cm" svg:y="6.466cm">
          <draw:text-box>
            <text:p><text:span text:style-name="T5">w</text:span></text:p>
          </draw:text-box>
        </draw:frame>
      </draw:page>
      <draw:page draw:name="page5" draw:style-name="dp1" draw:master-page-name="Default">
        <draw:polygon draw:style-name="gr2" draw:text-style-name="P2" draw:layer="layout" svg:width="26.364cm" svg:height="5.495cm" svg:x="0.817cm" svg:y="14.528cm" svg:viewBox="0 0 26365 5496" draw:points="12824,5496 0,0 19768,194 26365,3372">
          <text:p/>
        </draw:polygon>
        <draw:polyline draw:style-name="gr3" draw:layer="layout" svg:width="0cm" svg:height="0cm" svg:x="17.052cm" svg:y="16.999cm" svg:viewBox="0 0 0 0" draw:points="0,0">
          <text:p/>
        </draw:polyline>
        <draw:polyline draw:style-name="gr4" draw:layer="layout" svg:width="0cm" svg:height="0cm" svg:x="17.052cm" svg:y="23.249cm" svg:viewBox="0 0 0 0" draw:points="0,0">
          <text:p/>
        </draw:polyline>
        <draw:polyline draw:style-name="gr5" draw:layer="layout" svg:width="0cm" svg:height="0cm" svg:x="24.951cm" svg:y="14.717cm" svg:viewBox="0 0 0 0" draw:points="0,0">
          <text:p/>
        </draw:polyline>
        <draw:frame draw:style-name="gr18" draw:text-style-name="P7" draw:layer="layout" svg:width="2.373cm" svg:height="8.854cm" svg:x="25.972cm" svg:y="16.708cm">
          <draw:text-box>
            <text:p><text:span text:style-name="T6">a</text:span></text:p>
          </draw:text-box>
        </draw:frame>
        <draw:frame draw:style-name="gr1" draw:text-style-name="P5" draw:layer="layout" svg:width="2.78cm" svg:height="4.667cm" svg:x="5.829cm" svg:y="6.465cm">
          <draw:text-box>
            <text:p><text:span text:style-name="T5">w</text:span></text:p>
          </draw:text-box>
        </draw:frame>
        <draw:polygon draw:style-name="gr6" draw:layer="layout" svg:width="0cm" svg:height="0cm" svg:x="20.103cm" svg:y="14.499cm" svg:viewBox="0 0 0 0" draw:points="0,0">
          <text:p/>
        </draw:polygon>
        <draw:frame draw:style-name="gr1" draw:text-style-name="P5" draw:layer="layout" svg:width="2.78cm" svg:height="8.853cm" svg:x="27.586cm" svg:y="3.884cm">
          <draw:text-box>
            <text:p><text:span text:style-name="T6">h</text:span></text:p>
          </draw:text-box>
        </draw:frame>
        <draw:polygon draw:style-name="gr7" draw:text-style-name="P2" draw:layer="layout" svg:width="11.146cm" svg:height="11.641cm" svg:x="9.469cm" svg:y="4.349cm" svg:viewBox="0 0 11147 11642" draw:points="11147,10373 0,11642 8299,0">
          <text:p/>
        </draw:polygon>
        <draw:polygon draw:style-name="gr8" draw:text-style-name="P2" draw:layer="layout" svg:width="17.712cm" svg:height="5.301cm" svg:x="9.469cm" svg:y="14.722cm" svg:viewBox="0 0 17713 5302" draw:points="0,1269 4167,5302 17713,3164 11147,0">
          <text:p/>
        </draw:polygon>
        <draw:line draw:style-name="gr9" draw:text-style-name="P2" draw:layer="layout" svg:x1="9.469cm" svg:y1="15.991cm" svg:x2="27.182cm" svg:y2="17.9cm">
          <text:p/>
        </draw:line>
        <draw:polygon draw:style-name="gr19" draw:text-style-name="P2" draw:layer="layout" svg:width="5.808cm" svg:height="7.527cm" svg:x="11.959cm" svg:y="12.496cm" svg:viewBox="0 0 5809 7528" draw:points="1682,7528 0,0 5809,4386">
          <text:p/>
        </draw:polygon>
        <draw:polygon draw:style-name="gr20" draw:text-style-name="P2" draw:layer="layout" svg:width="7.713cm" svg:height="7.968cm" draw:transform="skewX (0.000349065850398773) rotate (1.79227860887264) translate (13.6407588241215cm 20.0240312006326cm)" svg:viewBox="0 0 7714 7969" draw:points="7714,13 3643,7969 0,0">
          <text:p/>
        </draw:polygon>
        <draw:polygon draw:style-name="gr10" draw:text-style-name="P2" draw:layer="layout" svg:width="8.298cm" svg:height="15.674cm" svg:x="9.469cm" svg:y="4.349cm" svg:viewBox="0 0 8299 15675" draw:points="4172,15675 0,11642 8299,0">
          <text:p/>
        </draw:polygon>
        <draw:polygon draw:style-name="gr11" draw:text-style-name="P2" draw:layer="layout" svg:width="9.413cm" svg:height="13.549cm" svg:x="17.768cm" svg:y="4.349cm" svg:viewBox="0 0 9414 13550" draw:points="9414,13550 2817,10373 0,0">
          <text:p/>
        </draw:polygon>
        <draw:polygon draw:style-name="gr12" draw:text-style-name="P2" draw:layer="layout" svg:width="13.54cm" svg:height="15.674cm" svg:x="13.641cm" svg:y="4.349cm" svg:viewBox="0 0 13541 15675" draw:points="13541,13550 0,15675 4127,0">
          <text:p/>
        </draw:polygon>
        <draw:line draw:style-name="gr9" draw:text-style-name="P2" draw:layer="layout" svg:x1="17.768cm" svg:y1="16.877cm" svg:x2="17.768cm" svg:y2="4.349cm">
          <text:p/>
        </draw:line>
        <draw:path draw:style-name="gr20" draw:text-style-name="P2" draw:layer="layout" svg:width="1.011cm" svg:height="0.365cm" draw:transform="rotate (0.234397718542794) translate (12.22282869431cm 13.6730073027425cm)" svg:viewBox="0 0 1012 366" svg:d="m0 328c748 179 1012-328 1012-328">
          <text:p/>
        </draw:path>
        <draw:line draw:style-name="gr21" draw:text-style-name="P6" draw:layer="layout" svg:x1="25.972cm" svg:y1="20.968cm" svg:x2="22.469cm" svg:y2="18.639cm">
          <text:p/>
        </draw:line>
        <draw:line draw:style-name="gr21" draw:text-style-name="P6" draw:layer="layout" svg:x1="27.182cm" svg:y1="8.918cm" svg:x2="17.768cm" svg:y2="11.838cm">
          <text:p/>
        </draw:line>
        <draw:line draw:style-name="gr21" draw:text-style-name="P6" draw:layer="layout" svg:x1="8.609cm" svg:y1="10.187cm" svg:x2="12.641cm" svg:y2="13.438cm">
          <text:p/>
        </draw:line>
      </draw:page>
      <draw:page draw:name="page6" draw:style-name="dp1" draw:master-page-name="Default">
        <draw:polygon draw:style-name="gr22" draw:text-style-name="P2" draw:layer="layout" svg:width="0cm" svg:height="0cm" svg:x="0cm" svg:y="26.25cm" svg:viewBox="0 0 0 0" draw:points="0,0">
          <text:p/>
        </draw:polygon>
        <draw:polygon draw:style-name="gr22" draw:text-style-name="P2" draw:layer="layout" svg:width="0cm" svg:height="0cm" svg:x="0cm" svg:y="26.25cm" svg:viewBox="0 0 0 0" draw:points="0,0">
          <text:p/>
        </draw:polygon>
        <draw:line draw:style-name="gr23" draw:layer="layout" svg:x1="2.383cm" svg:y1="16.916cm" svg:x2="35.741cm" svg:y2="16.916cm">
          <text:p/>
        </draw:line>
        <draw:frame draw:style-name="gr1" draw:text-style-name="P4" draw:layer="layout" svg:width="27.333cm" svg:height="1.826cm" svg:x="1.706cm" svg:y="2.928cm">
          <draw:text-box>
            <text:p><text:span text:style-name="T4">Zeichnen der Draufsicht</text:span></text:p>
          </draw:text-box>
        </draw:frame>
      </draw:page>
      <draw:page draw:name="page7" draw:style-name="dp1" draw:master-page-name="Default">
        <draw:line draw:style-name="gr23" draw:layer="layout" svg:x1="2.383cm" svg:y1="16.916cm" svg:x2="35.741cm" svg:y2="16.916cm">
          <text:p/>
        </draw:line>
        <draw:polygon draw:style-name="gr24" draw:layer="layout" svg:width="0cm" svg:height="0cm" svg:x="16.774cm" svg:y="14.038cm" svg:viewBox="0 0 0 0" draw:points="0,0">
          <text:p/>
        </draw:polygon>
        <draw:line draw:style-name="gr25" draw:text-style-name="P2" draw:layer="layout" svg:x1="11.032cm" svg:y1="16.914cm" svg:x2="11.483cm" svg:y2="16.424cm">
          <text:p/>
        </draw:line>
        <draw:line draw:style-name="gr25" draw:text-style-name="P2" draw:layer="layout" svg:x1="10.581cm" svg:y1="16.425cm" svg:x2="11.032cm" svg:y2="16.915cm">
          <text:p/>
        </draw:line>
        <draw:line draw:style-name="gr25" draw:text-style-name="P2" draw:layer="layout" svg:x1="11.032cm" svg:y1="16.913cm" svg:x2="11.483cm" svg:y2="17.403cm">
          <text:p/>
        </draw:line>
        <draw:line draw:style-name="gr25" draw:text-style-name="P2" draw:layer="layout" svg:x1="10.581cm" svg:y1="17.403cm" svg:x2="11.032cm" svg:y2="16.913cm">
          <text:p/>
        </draw:line>
      </draw:page>
      <draw:page draw:name="page8" draw:style-name="dp1" draw:master-page-name="Default">
        <draw:polygon draw:style-name="gr22" draw:text-style-name="P2" draw:layer="layout" svg:width="0cm" svg:height="0cm" svg:x="0cm" svg:y="26.25cm" svg:viewBox="0 0 0 0" draw:points="0,0">
          <text:p/>
        </draw:polygon>
        <draw:polygon draw:style-name="gr22" draw:text-style-name="P2" draw:layer="layout" svg:width="0cm" svg:height="0cm" svg:x="0cm" svg:y="26.25cm" svg:viewBox="0 0 0 0" draw:points="0,0">
          <text:p/>
        </draw:polygon>
        <draw:line draw:style-name="gr23" draw:layer="layout" svg:x1="2.383cm" svg:y1="16.916cm" svg:x2="35.741cm" svg:y2="16.916cm">
          <text:p/>
        </draw:line>
        <draw:line draw:style-name="gr23" draw:layer="layout" svg:x1="11.018cm" svg:y1="1.086cm" svg:x2="11.018cm" svg:y2="25.55cm">
          <text:p/>
        </draw:line>
        <draw:line draw:style-name="gr25" draw:text-style-name="P2" draw:layer="layout" svg:x1="11.032cm" svg:y1="16.914cm" svg:x2="11.483cm" svg:y2="16.424cm">
          <text:p/>
        </draw:line>
        <draw:line draw:style-name="gr25" draw:text-style-name="P2" draw:layer="layout" svg:x1="10.581cm" svg:y1="16.425cm" svg:x2="11.032cm" svg:y2="16.915cm">
          <text:p/>
        </draw:line>
        <draw:line draw:style-name="gr25" draw:text-style-name="P2" draw:layer="layout" svg:x1="11.032cm" svg:y1="16.913cm" svg:x2="11.483cm" svg:y2="17.403cm">
          <text:p/>
        </draw:line>
        <draw:line draw:style-name="gr25" draw:text-style-name="P2" draw:layer="layout" svg:x1="10.581cm" svg:y1="17.403cm" svg:x2="11.032cm" svg:y2="16.913cm">
          <text:p/>
        </draw:line>
      </draw:page>
      <draw:page draw:name="page9" draw:style-name="dp1" draw:master-page-name="Default">
        <draw:polygon draw:style-name="gr22" draw:text-style-name="P2" draw:layer="layout" svg:width="0cm" svg:height="0cm" svg:x="0cm" svg:y="26.25cm" svg:viewBox="0 0 0 0" draw:points="0,0">
          <text:p/>
        </draw:polygon>
        <draw:polygon draw:style-name="gr22" draw:text-style-name="P2" draw:layer="layout" svg:width="0cm" svg:height="0cm" svg:x="0cm" svg:y="26.25cm" svg:viewBox="0 0 0 0" draw:points="0,0">
          <text:p/>
        </draw:polygon>
        <draw:line draw:style-name="gr23" draw:layer="layout" svg:x1="2.383cm" svg:y1="16.916cm" svg:x2="35.741cm" svg:y2="16.916cm">
          <text:p/>
        </draw:line>
        <draw:line draw:style-name="gr23" draw:layer="layout" svg:x1="11.018cm" svg:y1="1.086cm" svg:x2="11.018cm" svg:y2="25.55cm">
          <text:p/>
        </draw:line>
        <draw:path draw:style-name="gr23" draw:layer="layout" svg:width="14.391cm" svg:height="7.196cm" svg:x="3.822cm" svg:y="16.916cm" svg:viewBox="0 0 14392 7197" svg:d="m14392 0c0 1325-303 2451-965 3598s-1487 1971-2634 2634-2272 965-3598 965-2451-303-3597-965-1971-1488-2634-2634-964-2273-964-3598c0 1325 302 2451 964 3598s1487 1971 2634 2634 2272 965 3597 965 2451-303 3598-965 1971-1488 2634-2634 965-2273 965-3598z">
          <text:p/>
        </draw:path>
        <draw:polygon draw:style-name="gr24" draw:layer="layout" svg:width="0cm" svg:height="0cm" svg:x="16.774cm" svg:y="14.038cm" svg:viewBox="0 0 0 0" draw:points="0,0">
          <text:p/>
        </draw:polygon>
        <draw:path draw:style-name="gr23" draw:layer="layout" svg:width="14.391cm" svg:height="7.196cm" draw:transform="rotate (3.1415926535892) translate (18.2140908714409cm 16.9178737532355cm)" svg:viewBox="0 0 14392 7197" svg:d="m0 0c0 1325 303 2451 965 3598s1487 1971 2634 2634 2272 965 3598 965 2451-303 3597-965 1971-1488 2634-2634 964-2273 964-3598c0 1325-302 2451-964 3598s-1487 1971-2634 2634-2272 965-3597 965-2451-303-3598-965-1971-1488-2634-2634-965-2273-965-3598z">
          <text:p/>
        </draw:path>
        <draw:line draw:style-name="gr25" draw:text-style-name="P2" draw:layer="layout" svg:x1="11.032cm" svg:y1="16.914cm" svg:x2="11.483cm" svg:y2="16.424cm">
          <text:p/>
        </draw:line>
        <draw:line draw:style-name="gr25" draw:text-style-name="P2" draw:layer="layout" svg:x1="10.581cm" svg:y1="16.425cm" svg:x2="11.032cm" svg:y2="16.915cm">
          <text:p/>
        </draw:line>
        <draw:line draw:style-name="gr25" draw:text-style-name="P2" draw:layer="layout" svg:x1="11.032cm" svg:y1="16.913cm" svg:x2="11.483cm" svg:y2="17.403cm">
          <text:p/>
        </draw:line>
        <draw:line draw:style-name="gr25" draw:text-style-name="P2" draw:layer="layout" svg:x1="10.581cm" svg:y1="17.403cm" svg:x2="11.032cm" svg:y2="16.913cm">
          <text:p/>
        </draw:line>
        <draw:frame draw:style-name="gr18" draw:text-style-name="P7" draw:layer="layout" svg:width="14.385cm" svg:height="8.854cm" svg:x="16.256cm" svg:y="3.4cm">
          <draw:text-box>
            <text:p><text:span text:style-name="T6">r = a/2</text:span></text:p>
          </draw:text-box>
        </draw:frame>
      </draw:page>
      <draw:page draw:name="page10" draw:style-name="dp1" draw:master-page-name="Default">
        <draw:polygon draw:style-name="gr22" draw:text-style-name="P2" draw:layer="layout" svg:width="0cm" svg:height="0cm" svg:x="0cm" svg:y="26.25cm" svg:viewBox="0 0 0 0" draw:points="0,0">
          <text:p/>
        </draw:polygon>
        <draw:polygon draw:style-name="gr22" draw:text-style-name="P2" draw:layer="layout" svg:width="0cm" svg:height="0cm" svg:x="0cm" svg:y="26.25cm" svg:viewBox="0 0 0 0" draw:points="0,0">
          <text:p/>
        </draw:polygon>
        <draw:line draw:style-name="gr23" draw:layer="layout" svg:x1="2.383cm" svg:y1="16.916cm" svg:x2="35.741cm" svg:y2="16.916cm">
          <text:p/>
        </draw:line>
        <draw:line draw:style-name="gr23" draw:layer="layout" svg:x1="11.018cm" svg:y1="1.086cm" svg:x2="11.018cm" svg:y2="25.55cm">
          <text:p/>
        </draw:line>
        <draw:path draw:style-name="gr23" draw:layer="layout" svg:width="14.391cm" svg:height="7.196cm" svg:x="3.822cm" svg:y="16.916cm" svg:viewBox="0 0 14392 7197" svg:d="m14392 0c0 1325-303 2451-965 3598s-1487 1971-2634 2634-2272 965-3598 965-2451-303-3597-965-1971-1488-2634-2634-964-2273-964-3598c0 1325 302 2451 964 3598s1487 1971 2634 2634 2272 965 3597 965 2451-303 3598-965 1971-1488 2634-2634 965-2273 965-3598z">
          <text:p/>
        </draw:path>
        <draw:polygon draw:style-name="gr24" draw:layer="layout" svg:width="0cm" svg:height="0cm" svg:x="16.774cm" svg:y="14.038cm" svg:viewBox="0 0 0 0" draw:points="0,0">
          <text:p/>
        </draw:polygon>
        <draw:path draw:style-name="gr23" draw:layer="layout" svg:width="14.391cm" svg:height="7.196cm" draw:transform="rotate (3.1415926535892) translate (18.2140908714409cm 16.9178737532355cm)" svg:viewBox="0 0 14392 7197" svg:d="m0 0c0 1325 303 2451 965 3598s1487 1971 2634 2634 2272 965 3598 965 2451-303 3597-965 1971-1488 2634-2634 964-2273 964-3598c0 1325-302 2451-964 3598s-1487 1971-2634 2634-2272 965-3597 965-2451-303-3598-965-1971-1488-2634-2634-965-2273-965-3598z">
          <text:p/>
        </draw:path>
        <draw:line draw:style-name="gr25" draw:text-style-name="P2" draw:layer="layout" svg:x1="11.026cm" svg:y1="9.739cm" svg:x2="11.477cm" svg:y2="9.249cm">
          <text:p/>
        </draw:line>
        <draw:line draw:style-name="gr25" draw:text-style-name="P2" draw:layer="layout" svg:x1="10.575cm" svg:y1="9.25cm" svg:x2="11.026cm" svg:y2="9.74cm">
          <text:p/>
        </draw:line>
        <draw:line draw:style-name="gr25" draw:text-style-name="P2" draw:layer="layout" svg:x1="11.026cm" svg:y1="9.738cm" svg:x2="11.477cm" svg:y2="10.228cm">
          <text:p/>
        </draw:line>
        <draw:line draw:style-name="gr25" draw:text-style-name="P2" draw:layer="layout" svg:x1="10.575cm" svg:y1="10.228cm" svg:x2="11.026cm" svg:y2="9.738cm">
          <text:p/>
        </draw:line>
        <draw:line draw:style-name="gr25" draw:text-style-name="P2" draw:layer="layout" svg:x1="18.214cm" svg:y1="16.926cm" svg:x2="18.665cm" svg:y2="16.436cm">
          <text:p/>
        </draw:line>
        <draw:line draw:style-name="gr25" draw:text-style-name="P2" draw:layer="layout" svg:x1="17.763cm" svg:y1="16.437cm" svg:x2="18.214cm" svg:y2="16.927cm">
          <text:p/>
        </draw:line>
        <draw:line draw:style-name="gr25" draw:text-style-name="P2" draw:layer="layout" svg:x1="18.214cm" svg:y1="16.925cm" svg:x2="18.665cm" svg:y2="17.415cm">
          <text:p/>
        </draw:line>
        <draw:line draw:style-name="gr25" draw:text-style-name="P2" draw:layer="layout" svg:x1="17.763cm" svg:y1="17.415cm" svg:x2="18.214cm" svg:y2="16.925cm">
          <text:p/>
        </draw:line>
        <draw:line draw:style-name="gr25" draw:text-style-name="P2" draw:layer="layout" svg:x1="11.008cm" svg:y1="24.091cm" svg:x2="11.459cm" svg:y2="23.601cm">
          <text:p/>
        </draw:line>
        <draw:line draw:style-name="gr25" draw:text-style-name="P2" draw:layer="layout" svg:x1="10.557cm" svg:y1="23.602cm" svg:x2="11.008cm" svg:y2="24.092cm">
          <text:p/>
        </draw:line>
        <draw:line draw:style-name="gr25" draw:text-style-name="P2" draw:layer="layout" svg:x1="11.008cm" svg:y1="24.09cm" svg:x2="11.459cm" svg:y2="24.58cm">
          <text:p/>
        </draw:line>
        <draw:line draw:style-name="gr25" draw:text-style-name="P2" draw:layer="layout" svg:x1="10.557cm" svg:y1="24.58cm" svg:x2="11.008cm" svg:y2="24.09cm">
          <text:p/>
        </draw:line>
        <draw:line draw:style-name="gr25" draw:text-style-name="P2" draw:layer="layout" svg:x1="3.82cm" svg:y1="16.92cm" svg:x2="4.271cm" svg:y2="16.43cm">
          <text:p/>
        </draw:line>
        <draw:line draw:style-name="gr25" draw:text-style-name="P2" draw:layer="layout" svg:x1="3.369cm" svg:y1="16.431cm" svg:x2="3.82cm" svg:y2="16.921cm">
          <text:p/>
        </draw:line>
        <draw:line draw:style-name="gr25" draw:text-style-name="P2" draw:layer="layout" svg:x1="3.82cm" svg:y1="16.919cm" svg:x2="4.271cm" svg:y2="17.409cm">
          <text:p/>
        </draw:line>
        <draw:line draw:style-name="gr25" draw:text-style-name="P2" draw:layer="layout" svg:x1="3.369cm" svg:y1="17.409cm" svg:x2="3.82cm" svg:y2="16.919cm">
          <text:p/>
        </draw:line>
      </draw:page>
      <draw:page draw:name="page11" draw:style-name="dp1" draw:master-page-name="Default">
        <draw:polygon draw:style-name="gr22" draw:text-style-name="P2" draw:layer="layout" svg:width="0cm" svg:height="0cm" svg:x="0cm" svg:y="26.25cm" svg:viewBox="0 0 0 0" draw:points="0,0">
          <text:p/>
        </draw:polygon>
        <draw:polygon draw:style-name="gr22" draw:text-style-name="P2" draw:layer="layout" svg:width="0cm" svg:height="0cm" svg:x="0cm" svg:y="26.25cm" svg:viewBox="0 0 0 0" draw:points="0,0">
          <text:p/>
        </draw:polygon>
        <draw:line draw:style-name="gr23" draw:layer="layout" svg:x1="2.383cm" svg:y1="16.916cm" svg:x2="35.741cm" svg:y2="16.916cm">
          <text:p/>
        </draw:line>
        <draw:line draw:style-name="gr23" draw:layer="layout" svg:x1="11.018cm" svg:y1="1.086cm" svg:x2="11.018cm" svg:y2="25.55cm">
          <text:p/>
        </draw:line>
        <draw:path draw:style-name="gr23" draw:layer="layout" svg:width="14.391cm" svg:height="7.196cm" svg:x="3.822cm" svg:y="16.916cm" svg:viewBox="0 0 14392 7197" svg:d="m14392 0c0 1325-303 2451-965 3598s-1487 1971-2634 2634-2272 965-3598 965-2451-303-3597-965-1971-1488-2634-2634-964-2273-964-3598c0 1325 302 2451 964 3598s1487 1971 2634 2634 2272 965 3597 965 2451-303 3598-965 1971-1488 2634-2634 965-2273 965-3598z">
          <text:p/>
        </draw:path>
        <draw:line draw:style-name="gr23" draw:layer="layout" svg:x1="3.103cm" svg:y1="9.721cm" svg:x2="19.652cm" svg:y2="9.721cm">
          <text:p/>
        </draw:line>
        <draw:polygon draw:style-name="gr24" draw:layer="layout" svg:width="0cm" svg:height="0cm" svg:x="16.774cm" svg:y="14.038cm" svg:viewBox="0 0 0 0" draw:points="0,0">
          <text:p/>
        </draw:polygon>
        <draw:path draw:style-name="gr23" draw:layer="layout" svg:width="14.391cm" svg:height="7.196cm" draw:transform="rotate (3.1415926535892) translate (18.2140908714409cm 16.9178737532355cm)" svg:viewBox="0 0 14392 7197" svg:d="m0 0c0 1325 303 2451 965 3598s1487 1971 2634 2634 2272 965 3598 965 2451-303 3597-965 1971-1488 2634-2634 964-2273 964-3598c0 1325-302 2451-964 3598s-1487 1971-2634 2634-2272 965-3597 965-2451-303-3598-965-1971-1488-2634-2634-965-2273-965-3598z">
          <text:p/>
        </draw:path>
        <draw:line draw:style-name="gr25" draw:text-style-name="P2" draw:layer="layout" svg:x1="11.026cm" svg:y1="9.739cm" svg:x2="11.477cm" svg:y2="9.249cm">
          <text:p/>
        </draw:line>
        <draw:line draw:style-name="gr25" draw:text-style-name="P2" draw:layer="layout" svg:x1="10.575cm" svg:y1="9.25cm" svg:x2="11.026cm" svg:y2="9.74cm">
          <text:p/>
        </draw:line>
        <draw:line draw:style-name="gr25" draw:text-style-name="P2" draw:layer="layout" svg:x1="11.026cm" svg:y1="9.738cm" svg:x2="11.477cm" svg:y2="10.228cm">
          <text:p/>
        </draw:line>
        <draw:line draw:style-name="gr25" draw:text-style-name="P2" draw:layer="layout" svg:x1="10.575cm" svg:y1="10.228cm" svg:x2="11.026cm" svg:y2="9.738cm">
          <text:p/>
        </draw:line>
        <draw:line draw:style-name="gr25" draw:text-style-name="P2" draw:layer="layout" svg:x1="18.214cm" svg:y1="16.926cm" svg:x2="18.665cm" svg:y2="16.436cm">
          <text:p/>
        </draw:line>
        <draw:line draw:style-name="gr25" draw:text-style-name="P2" draw:layer="layout" svg:x1="17.763cm" svg:y1="16.437cm" svg:x2="18.214cm" svg:y2="16.927cm">
          <text:p/>
        </draw:line>
        <draw:line draw:style-name="gr25" draw:text-style-name="P2" draw:layer="layout" svg:x1="18.214cm" svg:y1="16.925cm" svg:x2="18.665cm" svg:y2="17.415cm">
          <text:p/>
        </draw:line>
        <draw:line draw:style-name="gr25" draw:text-style-name="P2" draw:layer="layout" svg:x1="17.763cm" svg:y1="17.415cm" svg:x2="18.214cm" svg:y2="16.925cm">
          <text:p/>
        </draw:line>
        <draw:line draw:style-name="gr25" draw:text-style-name="P2" draw:layer="layout" svg:x1="11.008cm" svg:y1="24.091cm" svg:x2="11.459cm" svg:y2="23.601cm">
          <text:p/>
        </draw:line>
        <draw:line draw:style-name="gr25" draw:text-style-name="P2" draw:layer="layout" svg:x1="10.557cm" svg:y1="23.602cm" svg:x2="11.008cm" svg:y2="24.092cm">
          <text:p/>
        </draw:line>
        <draw:line draw:style-name="gr25" draw:text-style-name="P2" draw:layer="layout" svg:x1="11.008cm" svg:y1="24.09cm" svg:x2="11.459cm" svg:y2="24.58cm">
          <text:p/>
        </draw:line>
        <draw:line draw:style-name="gr25" draw:text-style-name="P2" draw:layer="layout" svg:x1="10.557cm" svg:y1="24.58cm" svg:x2="11.008cm" svg:y2="24.09cm">
          <text:p/>
        </draw:line>
        <draw:line draw:style-name="gr25" draw:text-style-name="P2" draw:layer="layout" svg:x1="3.82cm" svg:y1="16.92cm" svg:x2="4.271cm" svg:y2="16.43cm">
          <text:p/>
        </draw:line>
        <draw:line draw:style-name="gr25" draw:text-style-name="P2" draw:layer="layout" svg:x1="3.369cm" svg:y1="16.431cm" svg:x2="3.82cm" svg:y2="16.921cm">
          <text:p/>
        </draw:line>
        <draw:line draw:style-name="gr25" draw:text-style-name="P2" draw:layer="layout" svg:x1="3.82cm" svg:y1="16.919cm" svg:x2="4.271cm" svg:y2="17.409cm">
          <text:p/>
        </draw:line>
        <draw:line draw:style-name="gr25" draw:text-style-name="P2" draw:layer="layout" svg:x1="3.369cm" svg:y1="17.409cm" svg:x2="3.82cm" svg:y2="16.919cm">
          <text:p/>
        </draw:line>
      </draw:page>
      <draw:page draw:name="page12" draw:style-name="dp1" draw:master-page-name="Default">
        <draw:polygon draw:style-name="gr22" draw:text-style-name="P2" draw:layer="layout" svg:width="0cm" svg:height="0cm" svg:x="0cm" svg:y="26.25cm" svg:viewBox="0 0 0 0" draw:points="0,0">
          <text:p/>
        </draw:polygon>
        <draw:polygon draw:style-name="gr22" draw:text-style-name="P2" draw:layer="layout" svg:width="0cm" svg:height="0cm" svg:x="0cm" svg:y="26.25cm" svg:viewBox="0 0 0 0" draw:points="0,0">
          <text:p/>
        </draw:polygon>
        <draw:line draw:style-name="gr23" draw:layer="layout" svg:x1="2.383cm" svg:y1="16.916cm" svg:x2="35.741cm" svg:y2="16.916cm">
          <text:p/>
        </draw:line>
        <draw:line draw:style-name="gr23" draw:layer="layout" svg:x1="11.018cm" svg:y1="1.086cm" svg:x2="11.018cm" svg:y2="25.55cm">
          <text:p/>
        </draw:line>
        <draw:path draw:style-name="gr23" draw:layer="layout" svg:width="14.391cm" svg:height="7.196cm" svg:x="3.822cm" svg:y="16.916cm" svg:viewBox="0 0 14392 7197" svg:d="m14392 0c0 1325-303 2451-965 3598s-1487 1971-2634 2634-2272 965-3598 965-2451-303-3597-965-1971-1488-2634-2634-964-2273-964-3598c0 1325 302 2451 964 3598s1487 1971 2634 2634 2272 965 3597 965 2451-303 3598-965 1971-1488 2634-2634 965-2273 965-3598z">
          <text:p/>
        </draw:path>
        <draw:line draw:style-name="gr23" draw:layer="layout" svg:x1="3.103cm" svg:y1="9.721cm" svg:x2="19.652cm" svg:y2="9.721cm">
          <text:p/>
        </draw:line>
        <draw:line draw:style-name="gr23" draw:layer="layout" svg:x1="18.932cm" svg:y1="24.112cm" svg:x2="2.383cm" svg:y2="24.112cm">
          <text:p/>
        </draw:line>
        <draw:polygon draw:style-name="gr24" draw:layer="layout" svg:width="0cm" svg:height="0cm" svg:x="16.774cm" svg:y="14.038cm" svg:viewBox="0 0 0 0" draw:points="0,0">
          <text:p/>
        </draw:polygon>
        <draw:path draw:style-name="gr23" draw:layer="layout" svg:width="14.391cm" svg:height="7.196cm" draw:transform="rotate (3.1415926535892) translate (18.2140908714409cm 16.9178737532355cm)" svg:viewBox="0 0 14392 7197" svg:d="m0 0c0 1325 303 2451 965 3598s1487 1971 2634 2634 2272 965 3598 965 2451-303 3597-965 1971-1488 2634-2634 964-2273 964-3598c0 1325-302 2451-964 3598s-1487 1971-2634 2634-2272 965-3597 965-2451-303-3598-965-1971-1488-2634-2634-965-2273-965-3598z">
          <text:p/>
        </draw:path>
        <draw:line draw:style-name="gr25" draw:text-style-name="P2" draw:layer="layout" svg:x1="18.214cm" svg:y1="16.926cm" svg:x2="18.665cm" svg:y2="16.436cm">
          <text:p/>
        </draw:line>
        <draw:line draw:style-name="gr25" draw:text-style-name="P2" draw:layer="layout" svg:x1="17.763cm" svg:y1="16.437cm" svg:x2="18.214cm" svg:y2="16.927cm">
          <text:p/>
        </draw:line>
        <draw:line draw:style-name="gr25" draw:text-style-name="P2" draw:layer="layout" svg:x1="18.214cm" svg:y1="16.925cm" svg:x2="18.665cm" svg:y2="17.415cm">
          <text:p/>
        </draw:line>
        <draw:line draw:style-name="gr25" draw:text-style-name="P2" draw:layer="layout" svg:x1="17.763cm" svg:y1="17.415cm" svg:x2="18.214cm" svg:y2="16.925cm">
          <text:p/>
        </draw:line>
        <draw:line draw:style-name="gr25" draw:text-style-name="P2" draw:layer="layout" svg:x1="11.008cm" svg:y1="24.091cm" svg:x2="11.459cm" svg:y2="23.601cm">
          <text:p/>
        </draw:line>
        <draw:line draw:style-name="gr25" draw:text-style-name="P2" draw:layer="layout" svg:x1="10.557cm" svg:y1="23.602cm" svg:x2="11.008cm" svg:y2="24.092cm">
          <text:p/>
        </draw:line>
        <draw:line draw:style-name="gr25" draw:text-style-name="P2" draw:layer="layout" svg:x1="11.008cm" svg:y1="24.09cm" svg:x2="11.459cm" svg:y2="24.58cm">
          <text:p/>
        </draw:line>
        <draw:line draw:style-name="gr25" draw:text-style-name="P2" draw:layer="layout" svg:x1="10.557cm" svg:y1="24.58cm" svg:x2="11.008cm" svg:y2="24.09cm">
          <text:p/>
        </draw:line>
        <draw:line draw:style-name="gr25" draw:text-style-name="P2" draw:layer="layout" svg:x1="3.82cm" svg:y1="16.92cm" svg:x2="4.271cm" svg:y2="16.43cm">
          <text:p/>
        </draw:line>
        <draw:line draw:style-name="gr25" draw:text-style-name="P2" draw:layer="layout" svg:x1="3.369cm" svg:y1="16.431cm" svg:x2="3.82cm" svg:y2="16.921cm">
          <text:p/>
        </draw:line>
        <draw:line draw:style-name="gr25" draw:text-style-name="P2" draw:layer="layout" svg:x1="3.82cm" svg:y1="16.919cm" svg:x2="4.271cm" svg:y2="17.409cm">
          <text:p/>
        </draw:line>
        <draw:line draw:style-name="gr25" draw:text-style-name="P2" draw:layer="layout" svg:x1="3.369cm" svg:y1="17.409cm" svg:x2="3.82cm" svg:y2="16.919cm">
          <text:p/>
        </draw:line>
      </draw:page>
      <draw:page draw:name="page13" draw:style-name="dp1" draw:master-page-name="Default">
        <draw:polygon draw:style-name="gr22" draw:text-style-name="P2" draw:layer="layout" svg:width="0cm" svg:height="0cm" svg:x="0cm" svg:y="26.25cm" svg:viewBox="0 0 0 0" draw:points="0,0">
          <text:p/>
        </draw:polygon>
        <draw:polygon draw:style-name="gr22" draw:text-style-name="P2" draw:layer="layout" svg:width="0cm" svg:height="0cm" svg:x="0cm" svg:y="26.25cm" svg:viewBox="0 0 0 0" draw:points="0,0">
          <text:p/>
        </draw:polygon>
        <draw:line draw:style-name="gr23" draw:layer="layout" svg:x1="2.383cm" svg:y1="16.916cm" svg:x2="35.741cm" svg:y2="16.916cm">
          <text:p/>
        </draw:line>
        <draw:line draw:style-name="gr23" draw:layer="layout" svg:x1="11.018cm" svg:y1="1.086cm" svg:x2="11.018cm" svg:y2="25.55cm">
          <text:p/>
        </draw:line>
        <draw:path draw:style-name="gr23" draw:layer="layout" svg:width="14.391cm" svg:height="7.196cm" svg:x="3.822cm" svg:y="16.916cm" svg:viewBox="0 0 14392 7197" svg:d="m14392 0c0 1325-303 2451-965 3598s-1487 1971-2634 2634-2272 965-3598 965-2451-303-3597-965-1971-1488-2634-2634-964-2273-964-3598c0 1325 302 2451 964 3598s1487 1971 2634 2634 2272 965 3597 965 2451-303 3598-965 1971-1488 2634-2634 965-2273 965-3598z">
          <text:p/>
        </draw:path>
        <draw:line draw:style-name="gr23" draw:layer="layout" svg:x1="3.103cm" svg:y1="9.721cm" svg:x2="19.652cm" svg:y2="9.721cm">
          <text:p/>
        </draw:line>
        <draw:line draw:style-name="gr23" draw:layer="layout" svg:x1="18.932cm" svg:y1="24.112cm" svg:x2="2.383cm" svg:y2="24.112cm">
          <text:p/>
        </draw:line>
        <draw:line draw:style-name="gr23" draw:layer="layout" svg:x1="3.822cm" svg:y1="8.282cm" svg:x2="3.822cm" svg:y2="24.831cm">
          <text:p/>
        </draw:line>
        <draw:polygon draw:style-name="gr24" draw:layer="layout" svg:width="0cm" svg:height="0cm" svg:x="16.774cm" svg:y="14.038cm" svg:viewBox="0 0 0 0" draw:points="0,0">
          <text:p/>
        </draw:polygon>
        <draw:path draw:style-name="gr23" draw:layer="layout" svg:width="14.391cm" svg:height="7.196cm" draw:transform="rotate (3.1415926535892) translate (18.2140908714409cm 16.9178737532355cm)" svg:viewBox="0 0 14392 7197" svg:d="m0 0c0 1325 303 2451 965 3598s1487 1971 2634 2634 2272 965 3598 965 2451-303 3597-965 1971-1488 2634-2634 964-2273 964-3598c0 1325-302 2451-964 3598s-1487 1971-2634 2634-2272 965-3597 965-2451-303-3598-965-1971-1488-2634-2634-965-2273-965-3598z">
          <text:p/>
        </draw:path>
        <draw:line draw:style-name="gr25" draw:text-style-name="P2" draw:layer="layout" svg:x1="18.214cm" svg:y1="16.926cm" svg:x2="18.665cm" svg:y2="16.436cm">
          <text:p/>
        </draw:line>
        <draw:line draw:style-name="gr25" draw:text-style-name="P2" draw:layer="layout" svg:x1="17.763cm" svg:y1="16.437cm" svg:x2="18.214cm" svg:y2="16.927cm">
          <text:p/>
        </draw:line>
        <draw:line draw:style-name="gr25" draw:text-style-name="P2" draw:layer="layout" svg:x1="18.214cm" svg:y1="16.925cm" svg:x2="18.665cm" svg:y2="17.415cm">
          <text:p/>
        </draw:line>
        <draw:line draw:style-name="gr25" draw:text-style-name="P2" draw:layer="layout" svg:x1="17.763cm" svg:y1="17.415cm" svg:x2="18.214cm" svg:y2="16.925cm">
          <text:p/>
        </draw:line>
        <draw:line draw:style-name="gr25" draw:text-style-name="P2" draw:layer="layout" svg:x1="3.82cm" svg:y1="16.92cm" svg:x2="4.271cm" svg:y2="16.43cm">
          <text:p/>
        </draw:line>
        <draw:line draw:style-name="gr25" draw:text-style-name="P2" draw:layer="layout" svg:x1="3.369cm" svg:y1="16.431cm" svg:x2="3.82cm" svg:y2="16.921cm">
          <text:p/>
        </draw:line>
        <draw:line draw:style-name="gr25" draw:text-style-name="P2" draw:layer="layout" svg:x1="3.82cm" svg:y1="16.919cm" svg:x2="4.271cm" svg:y2="17.409cm">
          <text:p/>
        </draw:line>
        <draw:line draw:style-name="gr25" draw:text-style-name="P2" draw:layer="layout" svg:x1="3.369cm" svg:y1="17.409cm" svg:x2="3.82cm" svg:y2="16.919cm">
          <text:p/>
        </draw:line>
      </draw:page>
      <draw:page draw:name="page14" draw:style-name="dp1" draw:master-page-name="Default">
        <draw:polygon draw:style-name="gr22" draw:text-style-name="P2" draw:layer="layout" svg:width="0cm" svg:height="0cm" svg:x="0cm" svg:y="26.25cm" svg:viewBox="0 0 0 0" draw:points="0,0">
          <text:p/>
        </draw:polygon>
        <draw:polygon draw:style-name="gr22" draw:text-style-name="P2" draw:layer="layout" svg:width="0cm" svg:height="0cm" svg:x="0cm" svg:y="26.25cm" svg:viewBox="0 0 0 0" draw:points="0,0">
          <text:p/>
        </draw:polygon>
        <draw:line draw:style-name="gr23" draw:layer="layout" svg:x1="2.383cm" svg:y1="16.916cm" svg:x2="35.741cm" svg:y2="16.916cm">
          <text:p/>
        </draw:line>
        <draw:line draw:style-name="gr23" draw:layer="layout" svg:x1="11.018cm" svg:y1="1.086cm" svg:x2="11.018cm" svg:y2="25.55cm">
          <text:p/>
        </draw:line>
        <draw:path draw:style-name="gr23" draw:layer="layout" svg:width="14.391cm" svg:height="7.196cm" svg:x="3.822cm" svg:y="16.916cm" svg:viewBox="0 0 14392 7197" svg:d="m14392 0c0 1325-303 2451-965 3598s-1487 1971-2634 2634-2272 965-3598 965-2451-303-3597-965-1971-1488-2634-2634-964-2273-964-3598c0 1325 302 2451 964 3598s1487 1971 2634 2634 2272 965 3597 965 2451-303 3598-965 1971-1488 2634-2634 965-2273 965-3598z">
          <text:p/>
        </draw:path>
        <draw:line draw:style-name="gr23" draw:layer="layout" svg:x1="3.103cm" svg:y1="9.721cm" svg:x2="19.652cm" svg:y2="9.721cm">
          <text:p/>
        </draw:line>
        <draw:line draw:style-name="gr23" draw:layer="layout" svg:x1="18.213cm" svg:y1="9.001cm" svg:x2="18.213cm" svg:y2="25.55cm">
          <text:p/>
        </draw:line>
        <draw:line draw:style-name="gr23" draw:layer="layout" svg:x1="18.932cm" svg:y1="24.112cm" svg:x2="2.383cm" svg:y2="24.112cm">
          <text:p/>
        </draw:line>
        <draw:line draw:style-name="gr23" draw:layer="layout" svg:x1="3.822cm" svg:y1="8.282cm" svg:x2="3.822cm" svg:y2="24.831cm">
          <text:p/>
        </draw:line>
        <draw:polygon draw:style-name="gr24" draw:layer="layout" svg:width="0cm" svg:height="0cm" svg:x="16.774cm" svg:y="14.038cm" svg:viewBox="0 0 0 0" draw:points="0,0">
          <text:p/>
        </draw:polygon>
        <draw:path draw:style-name="gr23" draw:layer="layout" svg:width="14.391cm" svg:height="7.196cm" draw:transform="rotate (3.1415926535892) translate (18.2140908714409cm 16.9178737532355cm)" svg:viewBox="0 0 14392 7197" svg:d="m0 0c0 1325 303 2451 965 3598s1487 1971 2634 2634 2272 965 3598 965 2451-303 3597-965 1971-1488 2634-2634 964-2273 964-3598c0 1325-302 2451-964 3598s-1487 1971-2634 2634-2272 965-3597 965-2451-303-3598-965-1971-1488-2634-2634-965-2273-965-3598z">
          <text:p/>
        </draw:path>
        <draw:line draw:style-name="gr25" draw:text-style-name="P2" draw:layer="layout" svg:x1="18.214cm" svg:y1="16.926cm" svg:x2="18.665cm" svg:y2="16.436cm">
          <text:p/>
        </draw:line>
        <draw:line draw:style-name="gr25" draw:text-style-name="P2" draw:layer="layout" svg:x1="17.763cm" svg:y1="16.437cm" svg:x2="18.214cm" svg:y2="16.927cm">
          <text:p/>
        </draw:line>
        <draw:line draw:style-name="gr25" draw:text-style-name="P2" draw:layer="layout" svg:x1="18.214cm" svg:y1="16.925cm" svg:x2="18.665cm" svg:y2="17.415cm">
          <text:p/>
        </draw:line>
        <draw:line draw:style-name="gr25" draw:text-style-name="P2" draw:layer="layout" svg:x1="17.763cm" svg:y1="17.415cm" svg:x2="18.214cm" svg:y2="16.925cm">
          <text:p/>
        </draw:line>
      </draw:page>
      <draw:page draw:name="page15" draw:style-name="dp1" draw:master-page-name="Default">
        <draw:polygon draw:style-name="gr26" draw:text-style-name="P2" draw:layer="layout" svg:width="0cm" svg:height="0cm" svg:x="0cm" svg:y="26.25cm" svg:viewBox="0 0 0 0" draw:points="0,0">
          <text:p/>
        </draw:polygon>
        <draw:polygon draw:style-name="gr26" draw:text-style-name="P2" draw:layer="layout" svg:width="0cm" svg:height="0cm" svg:x="0cm" svg:y="26.25cm" svg:viewBox="0 0 0 0" draw:points="0,0">
          <text:p/>
        </draw:polygon>
        <draw:line draw:style-name="gr23" draw:layer="layout" svg:x1="2.383cm" svg:y1="16.916cm" svg:x2="35.741cm" svg:y2="16.916cm">
          <text:p/>
        </draw:line>
        <draw:line draw:style-name="gr23" draw:layer="layout" svg:x1="11.018cm" svg:y1="1.086cm" svg:x2="11.018cm" svg:y2="25.55cm">
          <text:p/>
        </draw:line>
        <draw:line draw:style-name="gr23" draw:layer="layout" svg:x1="3.103cm" svg:y1="9.721cm" svg:x2="19.652cm" svg:y2="9.721cm">
          <text:p/>
        </draw:line>
        <draw:line draw:style-name="gr23" draw:layer="layout" svg:x1="18.213cm" svg:y1="9.001cm" svg:x2="18.213cm" svg:y2="25.55cm">
          <text:p/>
        </draw:line>
        <draw:line draw:style-name="gr23" draw:layer="layout" svg:x1="18.932cm" svg:y1="24.112cm" svg:x2="2.383cm" svg:y2="24.112cm">
          <text:p/>
        </draw:line>
        <draw:line draw:style-name="gr23" draw:layer="layout" svg:x1="3.822cm" svg:y1="8.282cm" svg:x2="3.822cm" svg:y2="24.831cm">
          <text:p/>
        </draw:line>
        <draw:polygon draw:style-name="gr23" draw:layer="layout" svg:width="0cm" svg:height="0cm" svg:x="16.774cm" svg:y="14.038cm" svg:viewBox="0 0 0 0" draw:points="0,0">
          <text:p/>
        </draw:polygon>
      </draw:page>
      <draw:page draw:name="page16" draw:style-name="dp1" draw:master-page-name="Default">
        <draw:polygon draw:style-name="gr22" draw:text-style-name="P2" draw:layer="layout" svg:width="0cm" svg:height="0cm" svg:x="0cm" svg:y="26.25cm" svg:viewBox="0 0 0 0" draw:points="0,0">
          <text:p/>
        </draw:polygon>
        <draw:polygon draw:style-name="gr22" draw:text-style-name="P2" draw:layer="layout" svg:width="0cm" svg:height="0cm" svg:x="0cm" svg:y="26.25cm" svg:viewBox="0 0 0 0" draw:points="0,0">
          <text:p/>
        </draw:polygon>
        <draw:line draw:style-name="gr23" draw:layer="layout" svg:x1="2.383cm" svg:y1="16.916cm" svg:x2="35.741cm" svg:y2="16.916cm">
          <text:p/>
        </draw:line>
        <draw:line draw:style-name="gr23" draw:layer="layout" svg:x1="11.018cm" svg:y1="1.086cm" svg:x2="11.018cm" svg:y2="25.55cm">
          <text:p/>
        </draw:line>
        <draw:line draw:style-name="gr23" draw:layer="layout" svg:x1="3.103cm" svg:y1="9.721cm" svg:x2="19.652cm" svg:y2="9.721cm">
          <text:p/>
        </draw:line>
        <draw:line draw:style-name="gr23" draw:layer="layout" svg:x1="18.213cm" svg:y1="9.001cm" svg:x2="18.213cm" svg:y2="25.55cm">
          <text:p/>
        </draw:line>
        <draw:line draw:style-name="gr23" draw:layer="layout" svg:x1="18.932cm" svg:y1="24.112cm" svg:x2="2.383cm" svg:y2="24.112cm">
          <text:p/>
        </draw:line>
        <draw:line draw:style-name="gr23" draw:layer="layout" svg:x1="3.822cm" svg:y1="8.282cm" svg:x2="3.822cm" svg:y2="24.831cm">
          <text:p/>
        </draw:line>
        <draw:polygon draw:style-name="gr24" draw:layer="layout" svg:width="0cm" svg:height="0cm" svg:x="16.774cm" svg:y="14.038cm" svg:viewBox="0 0 0 0" draw:points="0,0">
          <text:p/>
        </draw:polygon>
        <draw:line draw:style-name="gr25" draw:text-style-name="P2" draw:layer="layout" svg:x1="3.82cm" svg:y1="24.12cm" svg:x2="3.33cm" svg:y2="23.669cm">
          <text:p/>
        </draw:line>
        <draw:line draw:style-name="gr25" draw:text-style-name="P2" draw:layer="layout" svg:x1="3.331cm" svg:y1="24.571cm" svg:x2="3.821cm" svg:y2="24.12cm">
          <text:p/>
        </draw:line>
        <draw:line draw:style-name="gr25" draw:text-style-name="P2" draw:layer="layout" svg:x1="3.819cm" svg:y1="24.12cm" svg:x2="4.309cm" svg:y2="23.669cm">
          <text:p/>
        </draw:line>
        <draw:line draw:style-name="gr25" draw:text-style-name="P2" draw:layer="layout" svg:x1="4.309cm" svg:y1="24.571cm" svg:x2="3.819cm" svg:y2="24.12cm">
          <text:p/>
        </draw:line>
        <draw:line draw:style-name="gr25" draw:text-style-name="P2" draw:layer="layout" svg:x1="3.824cm" svg:y1="9.716cm" svg:x2="3.334cm" svg:y2="9.265cm">
          <text:p/>
        </draw:line>
        <draw:line draw:style-name="gr25" draw:text-style-name="P2" draw:layer="layout" svg:x1="3.335cm" svg:y1="10.167cm" svg:x2="3.825cm" svg:y2="9.716cm">
          <text:p/>
        </draw:line>
        <draw:line draw:style-name="gr25" draw:text-style-name="P2" draw:layer="layout" svg:x1="3.823cm" svg:y1="9.716cm" svg:x2="4.313cm" svg:y2="9.265cm">
          <text:p/>
        </draw:line>
        <draw:line draw:style-name="gr25" draw:text-style-name="P2" draw:layer="layout" svg:x1="4.313cm" svg:y1="10.167cm" svg:x2="3.825cm" svg:y2="9.716cm">
          <text:p/>
        </draw:line>
        <draw:line draw:style-name="gr25" draw:text-style-name="P2" draw:layer="layout" svg:x1="18.23cm" svg:y1="9.74cm" svg:x2="17.74cm" svg:y2="9.289cm">
          <text:p/>
        </draw:line>
        <draw:line draw:style-name="gr25" draw:text-style-name="P2" draw:layer="layout" svg:x1="17.741cm" svg:y1="10.191cm" svg:x2="18.231cm" svg:y2="9.74cm">
          <text:p/>
        </draw:line>
        <draw:line draw:style-name="gr25" draw:text-style-name="P2" draw:layer="layout" svg:x1="18.229cm" svg:y1="9.74cm" svg:x2="18.719cm" svg:y2="9.289cm">
          <text:p/>
        </draw:line>
        <draw:line draw:style-name="gr25" draw:text-style-name="P2" draw:layer="layout" svg:x1="18.719cm" svg:y1="10.191cm" svg:x2="18.229cm" svg:y2="9.74cm">
          <text:p/>
        </draw:line>
        <draw:line draw:style-name="gr25" draw:text-style-name="P2" draw:layer="layout" svg:x1="18.208cm" svg:y1="24.119cm" svg:x2="17.718cm" svg:y2="23.668cm">
          <text:p/>
        </draw:line>
        <draw:line draw:style-name="gr25" draw:text-style-name="P2" draw:layer="layout" svg:x1="17.719cm" svg:y1="24.57cm" svg:x2="18.209cm" svg:y2="24.119cm">
          <text:p/>
        </draw:line>
        <draw:line draw:style-name="gr25" draw:text-style-name="P2" draw:layer="layout" svg:x1="18.207cm" svg:y1="24.119cm" svg:x2="18.697cm" svg:y2="23.668cm">
          <text:p/>
        </draw:line>
        <draw:line draw:style-name="gr25" draw:text-style-name="P2" draw:layer="layout" svg:x1="18.697cm" svg:y1="24.57cm" svg:x2="18.207cm" svg:y2="24.119cm">
          <text:p/>
        </draw:line>
      </draw:page>
      <draw:page draw:name="page17" draw:style-name="dp1" draw:master-page-name="Default">
        <draw:polygon draw:style-name="gr22" draw:text-style-name="P2" draw:layer="layout" svg:width="0cm" svg:height="0cm" svg:x="0cm" svg:y="26.25cm" svg:viewBox="0 0 0 0" draw:points="0,0">
          <text:p/>
        </draw:polygon>
        <draw:polygon draw:style-name="gr22" draw:text-style-name="P2" draw:layer="layout" svg:width="0cm" svg:height="0cm" svg:x="0cm" svg:y="26.25cm" svg:viewBox="0 0 0 0" draw:points="0,0">
          <text:p/>
        </draw:polygon>
        <draw:line draw:style-name="gr23" draw:layer="layout" svg:x1="2.383cm" svg:y1="16.916cm" svg:x2="35.741cm" svg:y2="16.916cm">
          <text:p/>
        </draw:line>
        <draw:line draw:style-name="gr23" draw:layer="layout" svg:x1="11.018cm" svg:y1="1.086cm" svg:x2="11.018cm" svg:y2="25.55cm">
          <text:p/>
        </draw:line>
        <draw:line draw:style-name="gr23" draw:layer="layout" svg:x1="3.103cm" svg:y1="9.721cm" svg:x2="19.652cm" svg:y2="9.721cm">
          <text:p/>
        </draw:line>
        <draw:line draw:style-name="gr23" draw:layer="layout" svg:x1="18.213cm" svg:y1="9.001cm" svg:x2="18.213cm" svg:y2="25.55cm">
          <text:p/>
        </draw:line>
        <draw:line draw:style-name="gr23" draw:layer="layout" svg:x1="18.932cm" svg:y1="24.112cm" svg:x2="2.383cm" svg:y2="24.112cm">
          <text:p/>
        </draw:line>
        <draw:line draw:style-name="gr23" draw:layer="layout" svg:x1="3.822cm" svg:y1="8.282cm" svg:x2="3.822cm" svg:y2="24.831cm">
          <text:p/>
        </draw:line>
        <draw:polygon draw:style-name="gr24" draw:layer="layout" svg:width="0cm" svg:height="0cm" svg:x="16.774cm" svg:y="14.038cm" svg:viewBox="0 0 0 0" draw:points="0,0">
          <text:p/>
        </draw:polygon>
        <draw:line draw:style-name="gr25" draw:text-style-name="P2" draw:layer="layout" svg:x1="3.82cm" svg:y1="24.12cm" svg:x2="3.33cm" svg:y2="23.669cm">
          <text:p/>
        </draw:line>
        <draw:line draw:style-name="gr25" draw:text-style-name="P2" draw:layer="layout" svg:x1="3.331cm" svg:y1="24.571cm" svg:x2="3.821cm" svg:y2="24.12cm">
          <text:p/>
        </draw:line>
        <draw:line draw:style-name="gr25" draw:text-style-name="P2" draw:layer="layout" svg:x1="3.819cm" svg:y1="24.12cm" svg:x2="4.309cm" svg:y2="23.669cm">
          <text:p/>
        </draw:line>
        <draw:line draw:style-name="gr25" draw:text-style-name="P2" draw:layer="layout" svg:x1="4.309cm" svg:y1="24.571cm" svg:x2="3.819cm" svg:y2="24.12cm">
          <text:p/>
        </draw:line>
        <draw:line draw:style-name="gr25" draw:text-style-name="P2" draw:layer="layout" svg:x1="3.824cm" svg:y1="9.716cm" svg:x2="3.334cm" svg:y2="9.265cm">
          <text:p/>
        </draw:line>
        <draw:line draw:style-name="gr25" draw:text-style-name="P2" draw:layer="layout" svg:x1="3.335cm" svg:y1="10.167cm" svg:x2="3.825cm" svg:y2="9.716cm">
          <text:p/>
        </draw:line>
        <draw:line draw:style-name="gr25" draw:text-style-name="P2" draw:layer="layout" svg:x1="3.823cm" svg:y1="9.716cm" svg:x2="4.313cm" svg:y2="9.265cm">
          <text:p/>
        </draw:line>
        <draw:line draw:style-name="gr25" draw:text-style-name="P2" draw:layer="layout" svg:x1="4.313cm" svg:y1="10.167cm" svg:x2="3.825cm" svg:y2="9.716cm">
          <text:p/>
        </draw:line>
        <draw:line draw:style-name="gr25" draw:text-style-name="P2" draw:layer="layout" svg:x1="18.23cm" svg:y1="9.74cm" svg:x2="17.74cm" svg:y2="9.289cm">
          <text:p/>
        </draw:line>
        <draw:line draw:style-name="gr25" draw:text-style-name="P2" draw:layer="layout" svg:x1="17.741cm" svg:y1="10.191cm" svg:x2="18.231cm" svg:y2="9.74cm">
          <text:p/>
        </draw:line>
        <draw:line draw:style-name="gr25" draw:text-style-name="P2" draw:layer="layout" svg:x1="18.229cm" svg:y1="9.74cm" svg:x2="18.719cm" svg:y2="9.289cm">
          <text:p/>
        </draw:line>
        <draw:line draw:style-name="gr25" draw:text-style-name="P2" draw:layer="layout" svg:x1="18.719cm" svg:y1="10.191cm" svg:x2="18.229cm" svg:y2="9.74cm">
          <text:p/>
        </draw:line>
        <draw:line draw:style-name="gr25" draw:text-style-name="P2" draw:layer="layout" svg:x1="18.208cm" svg:y1="24.119cm" svg:x2="17.718cm" svg:y2="23.668cm">
          <text:p/>
        </draw:line>
        <draw:line draw:style-name="gr25" draw:text-style-name="P2" draw:layer="layout" svg:x1="17.719cm" svg:y1="24.57cm" svg:x2="18.209cm" svg:y2="24.119cm">
          <text:p/>
        </draw:line>
        <draw:line draw:style-name="gr25" draw:text-style-name="P2" draw:layer="layout" svg:x1="18.207cm" svg:y1="24.119cm" svg:x2="18.697cm" svg:y2="23.668cm">
          <text:p/>
        </draw:line>
        <draw:line draw:style-name="gr25" draw:text-style-name="P2" draw:layer="layout" svg:x1="18.697cm" svg:y1="24.57cm" svg:x2="18.207cm" svg:y2="24.119cm">
          <text:p/>
        </draw:line>
        <draw:line draw:style-name="gr27" draw:layer="layout" svg:x1="3.823cm" svg:y1="9.721cm" svg:x2="18.214cm" svg:y2="9.721cm">
          <text:p/>
        </draw:line>
      </draw:page>
      <draw:page draw:name="page18" draw:style-name="dp1" draw:master-page-name="Default">
        <draw:polygon draw:style-name="gr22" draw:text-style-name="P2" draw:layer="layout" svg:width="0cm" svg:height="0cm" svg:x="0cm" svg:y="26.25cm" svg:viewBox="0 0 0 0" draw:points="0,0">
          <text:p/>
        </draw:polygon>
        <draw:polygon draw:style-name="gr22" draw:text-style-name="P2" draw:layer="layout" svg:width="0cm" svg:height="0cm" svg:x="0cm" svg:y="26.25cm" svg:viewBox="0 0 0 0" draw:points="0,0">
          <text:p/>
        </draw:polygon>
        <draw:line draw:style-name="gr23" draw:layer="layout" svg:x1="2.383cm" svg:y1="16.916cm" svg:x2="35.741cm" svg:y2="16.916cm">
          <text:p/>
        </draw:line>
        <draw:line draw:style-name="gr23" draw:layer="layout" svg:x1="11.018cm" svg:y1="1.086cm" svg:x2="11.018cm" svg:y2="25.55cm">
          <text:p/>
        </draw:line>
        <draw:line draw:style-name="gr23" draw:layer="layout" svg:x1="3.103cm" svg:y1="9.721cm" svg:x2="19.652cm" svg:y2="9.721cm">
          <text:p/>
        </draw:line>
        <draw:line draw:style-name="gr23" draw:layer="layout" svg:x1="18.213cm" svg:y1="9.001cm" svg:x2="18.213cm" svg:y2="25.55cm">
          <text:p/>
        </draw:line>
        <draw:line draw:style-name="gr23" draw:layer="layout" svg:x1="18.932cm" svg:y1="24.112cm" svg:x2="2.383cm" svg:y2="24.112cm">
          <text:p/>
        </draw:line>
        <draw:line draw:style-name="gr23" draw:layer="layout" svg:x1="3.822cm" svg:y1="8.282cm" svg:x2="3.822cm" svg:y2="24.831cm">
          <text:p/>
        </draw:line>
        <draw:polygon draw:style-name="gr24" draw:layer="layout" svg:width="0cm" svg:height="0cm" svg:x="16.774cm" svg:y="14.038cm" svg:viewBox="0 0 0 0" draw:points="0,0">
          <text:p/>
        </draw:polygon>
        <draw:line draw:style-name="gr25" draw:text-style-name="P2" draw:layer="layout" svg:x1="3.82cm" svg:y1="24.12cm" svg:x2="3.33cm" svg:y2="23.669cm">
          <text:p/>
        </draw:line>
        <draw:line draw:style-name="gr25" draw:text-style-name="P2" draw:layer="layout" svg:x1="3.331cm" svg:y1="24.571cm" svg:x2="3.821cm" svg:y2="24.12cm">
          <text:p/>
        </draw:line>
        <draw:line draw:style-name="gr25" draw:text-style-name="P2" draw:layer="layout" svg:x1="3.819cm" svg:y1="24.12cm" svg:x2="4.309cm" svg:y2="23.669cm">
          <text:p/>
        </draw:line>
        <draw:line draw:style-name="gr25" draw:text-style-name="P2" draw:layer="layout" svg:x1="4.309cm" svg:y1="24.571cm" svg:x2="3.819cm" svg:y2="24.12cm">
          <text:p/>
        </draw:line>
        <draw:line draw:style-name="gr25" draw:text-style-name="P2" draw:layer="layout" svg:x1="3.824cm" svg:y1="9.716cm" svg:x2="3.334cm" svg:y2="9.265cm">
          <text:p/>
        </draw:line>
        <draw:line draw:style-name="gr25" draw:text-style-name="P2" draw:layer="layout" svg:x1="3.335cm" svg:y1="10.167cm" svg:x2="3.825cm" svg:y2="9.716cm">
          <text:p/>
        </draw:line>
        <draw:line draw:style-name="gr25" draw:text-style-name="P2" draw:layer="layout" svg:x1="3.823cm" svg:y1="9.716cm" svg:x2="4.313cm" svg:y2="9.265cm">
          <text:p/>
        </draw:line>
        <draw:line draw:style-name="gr25" draw:text-style-name="P2" draw:layer="layout" svg:x1="4.313cm" svg:y1="10.167cm" svg:x2="3.825cm" svg:y2="9.716cm">
          <text:p/>
        </draw:line>
        <draw:line draw:style-name="gr25" draw:text-style-name="P2" draw:layer="layout" svg:x1="18.23cm" svg:y1="9.74cm" svg:x2="17.74cm" svg:y2="9.289cm">
          <text:p/>
        </draw:line>
        <draw:line draw:style-name="gr25" draw:text-style-name="P2" draw:layer="layout" svg:x1="17.741cm" svg:y1="10.191cm" svg:x2="18.231cm" svg:y2="9.74cm">
          <text:p/>
        </draw:line>
        <draw:line draw:style-name="gr25" draw:text-style-name="P2" draw:layer="layout" svg:x1="18.229cm" svg:y1="9.74cm" svg:x2="18.719cm" svg:y2="9.289cm">
          <text:p/>
        </draw:line>
        <draw:line draw:style-name="gr25" draw:text-style-name="P2" draw:layer="layout" svg:x1="18.719cm" svg:y1="10.191cm" svg:x2="18.229cm" svg:y2="9.74cm">
          <text:p/>
        </draw:line>
        <draw:line draw:style-name="gr25" draw:text-style-name="P2" draw:layer="layout" svg:x1="18.208cm" svg:y1="24.119cm" svg:x2="17.718cm" svg:y2="23.668cm">
          <text:p/>
        </draw:line>
        <draw:line draw:style-name="gr25" draw:text-style-name="P2" draw:layer="layout" svg:x1="17.719cm" svg:y1="24.57cm" svg:x2="18.209cm" svg:y2="24.119cm">
          <text:p/>
        </draw:line>
        <draw:line draw:style-name="gr25" draw:text-style-name="P2" draw:layer="layout" svg:x1="18.207cm" svg:y1="24.119cm" svg:x2="18.697cm" svg:y2="23.668cm">
          <text:p/>
        </draw:line>
        <draw:line draw:style-name="gr25" draw:text-style-name="P2" draw:layer="layout" svg:x1="18.697cm" svg:y1="24.57cm" svg:x2="18.207cm" svg:y2="24.119cm">
          <text:p/>
        </draw:line>
        <draw:line draw:style-name="gr27" draw:layer="layout" svg:x1="3.823cm" svg:y1="9.721cm" svg:x2="18.214cm" svg:y2="9.721cm">
          <text:p/>
        </draw:line>
        <draw:line draw:style-name="gr27" draw:layer="layout" svg:x1="18.214cm" svg:y1="24.112cm" svg:x2="3.823cm" svg:y2="24.112cm">
          <text:p/>
        </draw:line>
      </draw:page>
      <draw:page draw:name="page19" draw:style-name="dp1" draw:master-page-name="Default">
        <draw:polygon draw:style-name="gr22" draw:text-style-name="P2" draw:layer="layout" svg:width="0cm" svg:height="0cm" svg:x="0cm" svg:y="26.25cm" svg:viewBox="0 0 0 0" draw:points="0,0">
          <text:p/>
        </draw:polygon>
        <draw:polygon draw:style-name="gr22" draw:text-style-name="P2" draw:layer="layout" svg:width="0cm" svg:height="0cm" svg:x="0cm" svg:y="26.25cm" svg:viewBox="0 0 0 0" draw:points="0,0">
          <text:p/>
        </draw:polygon>
        <draw:line draw:style-name="gr23" draw:layer="layout" svg:x1="2.383cm" svg:y1="16.916cm" svg:x2="35.741cm" svg:y2="16.916cm">
          <text:p/>
        </draw:line>
        <draw:line draw:style-name="gr23" draw:layer="layout" svg:x1="11.018cm" svg:y1="1.086cm" svg:x2="11.018cm" svg:y2="25.55cm">
          <text:p/>
        </draw:line>
        <draw:line draw:style-name="gr23" draw:layer="layout" svg:x1="3.103cm" svg:y1="9.721cm" svg:x2="19.652cm" svg:y2="9.721cm">
          <text:p/>
        </draw:line>
        <draw:line draw:style-name="gr23" draw:layer="layout" svg:x1="18.213cm" svg:y1="9.001cm" svg:x2="18.213cm" svg:y2="25.55cm">
          <text:p/>
        </draw:line>
        <draw:line draw:style-name="gr23" draw:layer="layout" svg:x1="18.932cm" svg:y1="24.112cm" svg:x2="2.383cm" svg:y2="24.112cm">
          <text:p/>
        </draw:line>
        <draw:line draw:style-name="gr23" draw:layer="layout" svg:x1="3.822cm" svg:y1="8.282cm" svg:x2="3.822cm" svg:y2="24.831cm">
          <text:p/>
        </draw:line>
        <draw:polygon draw:style-name="gr24" draw:layer="layout" svg:width="0cm" svg:height="0cm" svg:x="16.774cm" svg:y="14.038cm" svg:viewBox="0 0 0 0" draw:points="0,0">
          <text:p/>
        </draw:polygon>
        <draw:line draw:style-name="gr25" draw:text-style-name="P2" draw:layer="layout" svg:x1="3.82cm" svg:y1="24.12cm" svg:x2="3.33cm" svg:y2="23.669cm">
          <text:p/>
        </draw:line>
        <draw:line draw:style-name="gr25" draw:text-style-name="P2" draw:layer="layout" svg:x1="3.331cm" svg:y1="24.571cm" svg:x2="3.821cm" svg:y2="24.12cm">
          <text:p/>
        </draw:line>
        <draw:line draw:style-name="gr25" draw:text-style-name="P2" draw:layer="layout" svg:x1="3.819cm" svg:y1="24.12cm" svg:x2="4.309cm" svg:y2="23.669cm">
          <text:p/>
        </draw:line>
        <draw:line draw:style-name="gr25" draw:text-style-name="P2" draw:layer="layout" svg:x1="4.309cm" svg:y1="24.571cm" svg:x2="3.819cm" svg:y2="24.12cm">
          <text:p/>
        </draw:line>
        <draw:line draw:style-name="gr25" draw:text-style-name="P2" draw:layer="layout" svg:x1="3.824cm" svg:y1="9.716cm" svg:x2="3.334cm" svg:y2="9.265cm">
          <text:p/>
        </draw:line>
        <draw:line draw:style-name="gr25" draw:text-style-name="P2" draw:layer="layout" svg:x1="3.335cm" svg:y1="10.167cm" svg:x2="3.825cm" svg:y2="9.716cm">
          <text:p/>
        </draw:line>
        <draw:line draw:style-name="gr25" draw:text-style-name="P2" draw:layer="layout" svg:x1="3.823cm" svg:y1="9.716cm" svg:x2="4.313cm" svg:y2="9.265cm">
          <text:p/>
        </draw:line>
        <draw:line draw:style-name="gr25" draw:text-style-name="P2" draw:layer="layout" svg:x1="4.313cm" svg:y1="10.167cm" svg:x2="3.825cm" svg:y2="9.716cm">
          <text:p/>
        </draw:line>
        <draw:line draw:style-name="gr25" draw:text-style-name="P2" draw:layer="layout" svg:x1="18.23cm" svg:y1="9.74cm" svg:x2="17.74cm" svg:y2="9.289cm">
          <text:p/>
        </draw:line>
        <draw:line draw:style-name="gr25" draw:text-style-name="P2" draw:layer="layout" svg:x1="17.741cm" svg:y1="10.191cm" svg:x2="18.231cm" svg:y2="9.74cm">
          <text:p/>
        </draw:line>
        <draw:line draw:style-name="gr25" draw:text-style-name="P2" draw:layer="layout" svg:x1="18.229cm" svg:y1="9.74cm" svg:x2="18.719cm" svg:y2="9.289cm">
          <text:p/>
        </draw:line>
        <draw:line draw:style-name="gr25" draw:text-style-name="P2" draw:layer="layout" svg:x1="18.719cm" svg:y1="10.191cm" svg:x2="18.229cm" svg:y2="9.74cm">
          <text:p/>
        </draw:line>
        <draw:line draw:style-name="gr25" draw:text-style-name="P2" draw:layer="layout" svg:x1="18.208cm" svg:y1="24.119cm" svg:x2="17.718cm" svg:y2="23.668cm">
          <text:p/>
        </draw:line>
        <draw:line draw:style-name="gr25" draw:text-style-name="P2" draw:layer="layout" svg:x1="17.719cm" svg:y1="24.57cm" svg:x2="18.209cm" svg:y2="24.119cm">
          <text:p/>
        </draw:line>
        <draw:line draw:style-name="gr25" draw:text-style-name="P2" draw:layer="layout" svg:x1="18.207cm" svg:y1="24.119cm" svg:x2="18.697cm" svg:y2="23.668cm">
          <text:p/>
        </draw:line>
        <draw:line draw:style-name="gr25" draw:text-style-name="P2" draw:layer="layout" svg:x1="18.697cm" svg:y1="24.57cm" svg:x2="18.207cm" svg:y2="24.119cm">
          <text:p/>
        </draw:line>
        <draw:line draw:style-name="gr27" draw:layer="layout" svg:x1="3.823cm" svg:y1="9.721cm" svg:x2="18.214cm" svg:y2="9.721cm">
          <text:p/>
        </draw:line>
        <draw:line draw:style-name="gr27" draw:layer="layout" svg:x1="18.214cm" svg:y1="24.112cm" svg:x2="3.823cm" svg:y2="24.112cm">
          <text:p/>
        </draw:line>
        <draw:line draw:style-name="gr27" draw:layer="layout" svg:x1="18.213cm" svg:y1="9.722cm" svg:x2="18.213cm" svg:y2="24.113cm">
          <text:p/>
        </draw:line>
      </draw:page>
      <draw:page draw:name="page20" draw:style-name="dp1" draw:master-page-name="Default">
        <draw:polygon draw:style-name="gr22" draw:text-style-name="P2" draw:layer="layout" svg:width="0cm" svg:height="0cm" svg:x="0cm" svg:y="26.25cm" svg:viewBox="0 0 0 0" draw:points="0,0">
          <text:p/>
        </draw:polygon>
        <draw:polygon draw:style-name="gr22" draw:text-style-name="P2" draw:layer="layout" svg:width="0cm" svg:height="0cm" svg:x="0cm" svg:y="26.25cm" svg:viewBox="0 0 0 0" draw:points="0,0">
          <text:p/>
        </draw:polygon>
        <draw:line draw:style-name="gr23" draw:layer="layout" svg:x1="2.383cm" svg:y1="16.916cm" svg:x2="35.741cm" svg:y2="16.916cm">
          <text:p/>
        </draw:line>
        <draw:line draw:style-name="gr23" draw:layer="layout" svg:x1="11.018cm" svg:y1="1.086cm" svg:x2="11.018cm" svg:y2="25.55cm">
          <text:p/>
        </draw:line>
        <draw:line draw:style-name="gr23" draw:layer="layout" svg:x1="3.103cm" svg:y1="9.721cm" svg:x2="19.652cm" svg:y2="9.721cm">
          <text:p/>
        </draw:line>
        <draw:line draw:style-name="gr23" draw:layer="layout" svg:x1="18.213cm" svg:y1="9.001cm" svg:x2="18.213cm" svg:y2="25.55cm">
          <text:p/>
        </draw:line>
        <draw:line draw:style-name="gr23" draw:layer="layout" svg:x1="18.932cm" svg:y1="24.112cm" svg:x2="2.383cm" svg:y2="24.112cm">
          <text:p/>
        </draw:line>
        <draw:line draw:style-name="gr23" draw:layer="layout" svg:x1="3.822cm" svg:y1="8.282cm" svg:x2="3.822cm" svg:y2="24.831cm">
          <text:p/>
        </draw:line>
        <draw:polygon draw:style-name="gr24" draw:layer="layout" svg:width="0cm" svg:height="0cm" svg:x="16.774cm" svg:y="14.038cm" svg:viewBox="0 0 0 0" draw:points="0,0">
          <text:p/>
        </draw:polygon>
        <draw:line draw:style-name="gr25" draw:text-style-name="P2" draw:layer="layout" svg:x1="3.82cm" svg:y1="24.12cm" svg:x2="3.33cm" svg:y2="23.669cm">
          <text:p/>
        </draw:line>
        <draw:line draw:style-name="gr25" draw:text-style-name="P2" draw:layer="layout" svg:x1="3.331cm" svg:y1="24.571cm" svg:x2="3.821cm" svg:y2="24.12cm">
          <text:p/>
        </draw:line>
        <draw:line draw:style-name="gr25" draw:text-style-name="P2" draw:layer="layout" svg:x1="3.819cm" svg:y1="24.12cm" svg:x2="4.309cm" svg:y2="23.669cm">
          <text:p/>
        </draw:line>
        <draw:line draw:style-name="gr25" draw:text-style-name="P2" draw:layer="layout" svg:x1="4.309cm" svg:y1="24.571cm" svg:x2="3.819cm" svg:y2="24.12cm">
          <text:p/>
        </draw:line>
        <draw:line draw:style-name="gr25" draw:text-style-name="P2" draw:layer="layout" svg:x1="3.824cm" svg:y1="9.716cm" svg:x2="3.334cm" svg:y2="9.265cm">
          <text:p/>
        </draw:line>
        <draw:line draw:style-name="gr25" draw:text-style-name="P2" draw:layer="layout" svg:x1="3.335cm" svg:y1="10.167cm" svg:x2="3.825cm" svg:y2="9.716cm">
          <text:p/>
        </draw:line>
        <draw:line draw:style-name="gr25" draw:text-style-name="P2" draw:layer="layout" svg:x1="3.823cm" svg:y1="9.716cm" svg:x2="4.313cm" svg:y2="9.265cm">
          <text:p/>
        </draw:line>
        <draw:line draw:style-name="gr25" draw:text-style-name="P2" draw:layer="layout" svg:x1="4.313cm" svg:y1="10.167cm" svg:x2="3.825cm" svg:y2="9.716cm">
          <text:p/>
        </draw:line>
        <draw:line draw:style-name="gr25" draw:text-style-name="P2" draw:layer="layout" svg:x1="18.23cm" svg:y1="9.74cm" svg:x2="17.74cm" svg:y2="9.289cm">
          <text:p/>
        </draw:line>
        <draw:line draw:style-name="gr25" draw:text-style-name="P2" draw:layer="layout" svg:x1="17.741cm" svg:y1="10.191cm" svg:x2="18.231cm" svg:y2="9.74cm">
          <text:p/>
        </draw:line>
        <draw:line draw:style-name="gr25" draw:text-style-name="P2" draw:layer="layout" svg:x1="18.229cm" svg:y1="9.74cm" svg:x2="18.719cm" svg:y2="9.289cm">
          <text:p/>
        </draw:line>
        <draw:line draw:style-name="gr25" draw:text-style-name="P2" draw:layer="layout" svg:x1="18.719cm" svg:y1="10.191cm" svg:x2="18.229cm" svg:y2="9.74cm">
          <text:p/>
        </draw:line>
        <draw:line draw:style-name="gr25" draw:text-style-name="P2" draw:layer="layout" svg:x1="18.208cm" svg:y1="24.119cm" svg:x2="17.718cm" svg:y2="23.668cm">
          <text:p/>
        </draw:line>
        <draw:line draw:style-name="gr25" draw:text-style-name="P2" draw:layer="layout" svg:x1="17.719cm" svg:y1="24.57cm" svg:x2="18.209cm" svg:y2="24.119cm">
          <text:p/>
        </draw:line>
        <draw:line draw:style-name="gr25" draw:text-style-name="P2" draw:layer="layout" svg:x1="18.207cm" svg:y1="24.119cm" svg:x2="18.697cm" svg:y2="23.668cm">
          <text:p/>
        </draw:line>
        <draw:line draw:style-name="gr25" draw:text-style-name="P2" draw:layer="layout" svg:x1="18.697cm" svg:y1="24.57cm" svg:x2="18.207cm" svg:y2="24.119cm">
          <text:p/>
        </draw:line>
        <draw:line draw:style-name="gr27" draw:layer="layout" svg:x1="3.823cm" svg:y1="9.721cm" svg:x2="18.214cm" svg:y2="9.721cm">
          <text:p/>
        </draw:line>
        <draw:line draw:style-name="gr27" draw:layer="layout" svg:x1="18.214cm" svg:y1="24.112cm" svg:x2="3.823cm" svg:y2="24.112cm">
          <text:p/>
        </draw:line>
        <draw:line draw:style-name="gr27" draw:layer="layout" svg:x1="3.822cm" svg:y1="24.113cm" svg:x2="3.822cm" svg:y2="9.722cm">
          <text:p/>
        </draw:line>
        <draw:line draw:style-name="gr27" draw:layer="layout" svg:x1="18.213cm" svg:y1="9.723cm" svg:x2="18.213cm" svg:y2="24.114cm">
          <text:p/>
        </draw:line>
      </draw:page>
      <draw:page draw:name="page21" draw:style-name="dp1" draw:master-page-name="Default">
        <draw:polygon draw:style-name="gr22" draw:text-style-name="P2" draw:layer="layout" svg:width="0cm" svg:height="0cm" svg:x="0cm" svg:y="26.25cm" svg:viewBox="0 0 0 0" draw:points="0,0">
          <text:p/>
        </draw:polygon>
        <draw:polygon draw:style-name="gr22" draw:text-style-name="P2" draw:layer="layout" svg:width="0cm" svg:height="0cm" svg:x="0cm" svg:y="26.25cm" svg:viewBox="0 0 0 0" draw:points="0,0">
          <text:p/>
        </draw:polygon>
        <draw:line draw:style-name="gr23" draw:layer="layout" svg:x1="2.383cm" svg:y1="16.916cm" svg:x2="35.741cm" svg:y2="16.916cm">
          <text:p/>
        </draw:line>
        <draw:line draw:style-name="gr23" draw:layer="layout" svg:x1="11.018cm" svg:y1="1.086cm" svg:x2="11.018cm" svg:y2="25.55cm">
          <text:p/>
        </draw:line>
        <draw:polygon draw:style-name="gr24" draw:layer="layout" svg:width="0cm" svg:height="0cm" svg:x="16.774cm" svg:y="14.038cm" svg:viewBox="0 0 0 0" draw:points="0,0">
          <text:p/>
        </draw:polygon>
        <draw:line draw:style-name="gr27" draw:layer="layout" svg:x1="3.823cm" svg:y1="9.721cm" svg:x2="18.214cm" svg:y2="9.721cm">
          <text:p/>
        </draw:line>
        <draw:line draw:style-name="gr27" draw:layer="layout" svg:x1="18.214cm" svg:y1="24.112cm" svg:x2="3.823cm" svg:y2="24.112cm">
          <text:p/>
        </draw:line>
        <draw:line draw:style-name="gr27" draw:layer="layout" svg:x1="3.822cm" svg:y1="24.113cm" svg:x2="3.822cm" svg:y2="9.722cm">
          <text:p/>
        </draw:line>
        <draw:line draw:style-name="gr27" draw:layer="layout" svg:x1="18.213cm" svg:y1="9.723cm" svg:x2="18.213cm" svg:y2="24.114cm">
          <text:p/>
        </draw:line>
      </draw:page>
      <draw:page draw:name="page22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27" draw:layer="layout" svg:x1="3.822cm" svg:y1="9.721cm" svg:x2="18.213cm" svg:y2="9.721cm">
          <text:p/>
        </draw:line>
        <draw:line draw:style-name="gr27" draw:layer="layout" svg:x1="18.213cm" svg:y1="9.721cm" svg:x2="18.213cm" svg:y2="24.112cm">
          <text:p/>
        </draw:line>
        <draw:line draw:style-name="gr27" draw:layer="layout" svg:x1="18.213cm" svg:y1="24.112cm" svg:x2="3.822cm" svg:y2="24.112cm">
          <text:p/>
        </draw:line>
        <draw:line draw:style-name="gr27" draw:layer="layout" svg:x1="3.822cm" svg:y1="24.112cm" svg:x2="3.822cm" svg:y2="9.721cm">
          <text:p/>
        </draw:line>
        <draw:line draw:style-name="gr27" draw:layer="layout" svg:x1="18.214cm" svg:y1="9.721cm" svg:x2="3.822cm" svg:y2="24.113cm">
          <text:p/>
        </draw:line>
        <draw:polygon draw:style-name="gr6" draw:layer="layout" svg:width="0cm" svg:height="0cm" svg:x="16.774cm" svg:y="14.038cm" svg:viewBox="0 0 0 0" draw:points="0,0">
          <text:p/>
        </draw:polygon>
      </draw:page>
      <draw:page draw:name="page23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27" draw:layer="layout" svg:x1="3.822cm" svg:y1="9.721cm" svg:x2="18.213cm" svg:y2="9.721cm">
          <text:p/>
        </draw:line>
        <draw:line draw:style-name="gr27" draw:layer="layout" svg:x1="18.213cm" svg:y1="9.721cm" svg:x2="18.213cm" svg:y2="24.112cm">
          <text:p/>
        </draw:line>
        <draw:line draw:style-name="gr27" draw:layer="layout" svg:x1="18.213cm" svg:y1="24.112cm" svg:x2="3.822cm" svg:y2="24.112cm">
          <text:p/>
        </draw:line>
        <draw:line draw:style-name="gr27" draw:layer="layout" svg:x1="3.822cm" svg:y1="24.112cm" svg:x2="3.822cm" svg:y2="9.721cm">
          <text:p/>
        </draw:line>
        <draw:line draw:style-name="gr27" draw:layer="layout" svg:x1="3.822cm" svg:y1="9.721cm" svg:x2="18.214cm" svg:y2="24.113cm">
          <text:p/>
        </draw:line>
        <draw:line draw:style-name="gr27" draw:layer="layout" svg:x1="18.214cm" svg:y1="9.721cm" svg:x2="3.822cm" svg:y2="24.113cm">
          <text:p/>
        </draw:line>
        <draw:polygon draw:style-name="gr6" draw:layer="layout" svg:width="0cm" svg:height="0cm" svg:x="16.774cm" svg:y="14.038cm" svg:viewBox="0 0 0 0" draw:points="0,0">
          <text:p/>
        </draw:polygon>
        <draw:frame draw:style-name="gr1" draw:text-style-name="P4" draw:layer="layout" svg:width="27.333cm" svg:height="1.826cm" svg:x="1.707cm" svg:y="2.928cm">
          <draw:text-box>
            <text:p><text:span text:style-name="T4">Draufsicht</text:span></text:p>
          </draw:text-box>
        </draw:frame>
      </draw:page>
      <draw:page draw:name="page24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polygon draw:style-name="gr6" draw:layer="layout" svg:width="0cm" svg:height="0cm" svg:x="16.774cm" svg:y="14.038cm" svg:viewBox="0 0 0 0" draw:points="0,0">
          <text:p/>
        </draw:polygon>
        <draw:line draw:style-name="gr25" draw:text-style-name="P2" draw:layer="layout" svg:x1="11.011cm" svg:y1="2.525cm" svg:x2="10.521cm" svg:y2="2.074cm">
          <text:p/>
        </draw:line>
        <draw:line draw:style-name="gr25" draw:text-style-name="P2" draw:layer="layout" svg:x1="10.522cm" svg:y1="2.976cm" svg:x2="11.012cm" svg:y2="2.525cm">
          <text:p/>
        </draw:line>
        <draw:line draw:style-name="gr25" draw:text-style-name="P2" draw:layer="layout" svg:x1="11.01cm" svg:y1="2.525cm" svg:x2="11.5cm" svg:y2="2.074cm">
          <text:p/>
        </draw:line>
        <draw:line draw:style-name="gr25" draw:text-style-name="P2" draw:layer="layout" svg:x1="11.5cm" svg:y1="2.976cm" svg:x2="11.01cm" svg:y2="2.525cm">
          <text:p/>
        </draw:line>
        <draw:rect draw:style-name="gr15" draw:text-style-name="P2" draw:layer="layout" svg:width="8.422cm" svg:height="9.343cm" svg:x="11.821cm" svg:y="6.83cm">
          <text:p/>
        </draw:rect>
        <draw:frame draw:style-name="gr18" draw:text-style-name="P7" draw:layer="layout" svg:width="2.303cm" svg:height="8.854cm" svg:x="14.471cm" svg:y="5.177cm">
          <draw:text-box>
            <text:p><text:span text:style-name="T6">h</text:span></text:p>
          </draw:text-box>
        </draw:frame>
        <draw:custom-shape draw:style-name="gr31" draw:text-style-name="P2" draw:layer="layout" svg:width="2.846cm" svg:height="14.391cm" svg:x="11.01cm" svg:y="2.525cm">
          <text:p/>
          <draw:enhanced-geometry svg:viewBox="0 0 21600 21600" draw:glue-points="0 0 0 21600 21600 10800" draw:text-areas="0 ?f9 7800 ?f10" draw:type="right-brace" draw:modifiers="1800 10788.741399680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4" draw:layer="layout" svg:width="10.661cm" svg:height="4.976cm" svg:x="20.295cm" svg:y="3.656cm">
          <draw:text-box>
            <text:p><text:span text:style-name="T4">Zeichnen des Schnittes durch die Mitte</text:span></text:p>
          </draw:text-box>
        </draw:frame>
      </draw:page>
      <draw:page draw:name="page25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2" draw:layer="layout" svg:x1="11.018cm" svg:y1="16.916cm" svg:x2="11.018cm" svg:y2="2.525cm">
          <text:p/>
        </draw:line>
        <draw:polygon draw:style-name="gr6" draw:layer="layout" svg:width="0cm" svg:height="0cm" svg:x="16.774cm" svg:y="14.038cm" svg:viewBox="0 0 0 0" draw:points="0,0">
          <text:p/>
        </draw:polygon>
        <draw:line draw:style-name="gr25" draw:text-style-name="P2" draw:layer="layout" svg:x1="11.012cm" svg:y1="2.525cm" svg:x2="10.522cm" svg:y2="2.074cm">
          <text:p/>
        </draw:line>
        <draw:line draw:style-name="gr25" draw:text-style-name="P2" draw:layer="layout" svg:x1="10.523cm" svg:y1="2.976cm" svg:x2="11.013cm" svg:y2="2.525cm">
          <text:p/>
        </draw:line>
        <draw:line draw:style-name="gr25" draw:text-style-name="P2" draw:layer="layout" svg:x1="11.011cm" svg:y1="2.525cm" svg:x2="11.501cm" svg:y2="2.074cm">
          <text:p/>
        </draw:line>
        <draw:line draw:style-name="gr25" draw:text-style-name="P2" draw:layer="layout" svg:x1="11.501cm" svg:y1="2.976cm" svg:x2="11.011cm" svg:y2="2.525cm">
          <text:p/>
        </draw:line>
      </draw:page>
      <draw:page draw:name="page26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33" draw:layer="layout" svg:x1="2.383cm" svg:y1="16.916cm" svg:x2="35.741cm" svg:y2="16.916cm">
          <text:p/>
        </draw:line>
        <draw:line draw:style-name="gr33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2" draw:layer="layout" svg:x1="11.018cm" svg:y1="16.916cm" svg:x2="11.018cm" svg:y2="2.525cm">
          <text:p/>
        </draw:line>
        <draw:line draw:style-name="gr32" draw:layer="layout" svg:x1="18.213cm" svg:y1="16.916cm" svg:x2="3.822cm" svg:y2="16.916cm">
          <text:p/>
        </draw:line>
        <draw:polygon draw:style-name="gr6" draw:layer="layout" svg:width="0cm" svg:height="0cm" svg:x="16.774cm" svg:y="14.038cm" svg:viewBox="0 0 0 0" draw:points="0,0">
          <text:p/>
        </draw:polygon>
      </draw:page>
      <draw:page draw:name="page27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2" draw:layer="layout" svg:x1="3.822cm" svg:y1="16.917cm" svg:x2="11.019cm" svg:y2="2.525cm">
          <text:p/>
        </draw:line>
        <draw:line draw:style-name="gr32" draw:layer="layout" svg:x1="11.018cm" svg:y1="16.916cm" svg:x2="11.018cm" svg:y2="2.525cm">
          <text:p/>
        </draw:line>
        <draw:line draw:style-name="gr32" draw:layer="layout" svg:x1="18.213cm" svg:y1="16.916cm" svg:x2="3.822cm" svg:y2="16.916cm">
          <text:p/>
        </draw:line>
        <draw:polygon draw:style-name="gr6" draw:layer="layout" svg:width="0cm" svg:height="0cm" svg:x="16.774cm" svg:y="14.038cm" svg:viewBox="0 0 0 0" draw:points="0,0">
          <text:p/>
        </draw:polygon>
      </draw:page>
      <draw:page draw:name="page28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2" draw:layer="layout" svg:x1="3.822cm" svg:y1="16.917cm" svg:x2="11.019cm" svg:y2="2.525cm">
          <text:p/>
        </draw:line>
        <draw:line draw:style-name="gr32" draw:layer="layout" svg:x1="11.018cm" svg:y1="16.916cm" svg:x2="11.018cm" svg:y2="2.525cm">
          <text:p/>
        </draw:line>
        <draw:line draw:style-name="gr32" draw:layer="layout" svg:x1="18.213cm" svg:y1="16.916cm" svg:x2="3.822cm" svg:y2="16.916cm">
          <text:p/>
        </draw:line>
        <draw:line draw:style-name="gr32" draw:layer="layout" svg:x1="11.018cm" svg:y1="2.525cm" svg:x2="18.215cm" svg:y2="16.917cm">
          <text:p/>
        </draw:line>
        <draw:polygon draw:style-name="gr6" draw:layer="layout" svg:width="0cm" svg:height="0cm" svg:x="16.774cm" svg:y="14.038cm" svg:viewBox="0 0 0 0" draw:points="0,0">
          <text:p/>
        </draw:polygon>
        <draw:frame draw:style-name="gr1" draw:text-style-name="P4" draw:layer="layout" svg:width="9.205cm" svg:height="3.401cm" svg:x="21.024cm" svg:y="6.17cm">
          <draw:text-box>
            <text:p><text:span text:style-name="T4">Schnitt durch die Mitte</text:span></text:p>
          </draw:text-box>
        </draw:frame>
      </draw:page>
      <draw:page draw:name="page29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2" draw:layer="layout" svg:x1="3.822cm" svg:y1="16.917cm" svg:x2="11.019cm" svg:y2="2.525cm">
          <text:p/>
        </draw:line>
        <draw:line draw:style-name="gr32" draw:layer="layout" svg:x1="11.018cm" svg:y1="16.916cm" svg:x2="11.018cm" svg:y2="2.525cm">
          <text:p/>
        </draw:line>
        <draw:line draw:style-name="gr32" draw:layer="layout" svg:x1="11.018cm" svg:y1="16.917cm" svg:x2="16.775cm" svg:y2="14.038cm">
          <text:p/>
        </draw:line>
        <draw:line draw:style-name="gr32" draw:layer="layout" svg:x1="18.213cm" svg:y1="16.916cm" svg:x2="3.822cm" svg:y2="16.916cm">
          <text:p/>
        </draw:line>
        <draw:line draw:style-name="gr32" draw:layer="layout" svg:x1="11.018cm" svg:y1="2.525cm" svg:x2="18.215cm" svg:y2="16.917cm">
          <text:p/>
        </draw:line>
        <draw:path draw:style-name="gr6" draw:layer="layout" svg:width="0.966cm" svg:height="0.397cm" svg:x="16.13cm" svg:y="14.359cm" svg:viewBox="0 0 967 398" svg:d="m0 0c7 14 13 25 21 38 65 115 148 197 263 264s227 96 360 96c117 0 216-24 323-76">
          <text:p/>
        </draw:path>
        <draw:frame draw:style-name="gr1" draw:text-style-name="P4" draw:layer="layout" svg:width="12.71cm" svg:height="3.401cm" svg:x="20.429cm" svg:y="19.002cm">
          <draw:text-box>
            <text:p><text:span text:style-name="T4">Vorbereitungen zur Umklappung</text:span></text:p>
          </draw:text-box>
        </draw:frame>
      </draw:page>
      <draw:page draw:name="page30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2" draw:layer="layout" svg:x1="3.822cm" svg:y1="16.917cm" svg:x2="11.019cm" svg:y2="2.525cm">
          <text:p/>
        </draw:line>
        <draw:line draw:style-name="gr32" draw:layer="layout" svg:x1="11.018cm" svg:y1="16.916cm" svg:x2="11.018cm" svg:y2="2.525cm">
          <text:p/>
        </draw:line>
        <draw:line draw:style-name="gr32" draw:layer="layout" svg:x1="11.018cm" svg:y1="16.917cm" svg:x2="16.775cm" svg:y2="14.038cm">
          <text:p/>
        </draw:line>
        <draw:line draw:style-name="gr32" draw:layer="layout" svg:x1="18.213cm" svg:y1="16.916cm" svg:x2="3.822cm" svg:y2="16.916cm">
          <text:p/>
        </draw:line>
        <draw:line draw:style-name="gr32" draw:layer="layout" svg:x1="11.018cm" svg:y1="2.525cm" svg:x2="18.215cm" svg:y2="16.917cm">
          <text:p/>
        </draw:line>
        <draw:polygon draw:style-name="gr6" draw:layer="layout" svg:width="0cm" svg:height="0cm" svg:x="16.774cm" svg:y="14.038cm" svg:viewBox="0 0 0 0" draw:points="0,0">
          <text:p/>
        </draw:polygon>
        <draw:path draw:style-name="gr6" draw:layer="layout" svg:width="0.966cm" svg:height="0.397cm" svg:x="16.13cm" svg:y="14.359cm" svg:viewBox="0 0 967 398" svg:d="m0 0c7 14 13 25 21 38 65 115 148 197 263 264s227 96 360 96c117 0 216-24 323-76">
          <text:p/>
        </draw:path>
        <draw:line draw:style-name="gr25" draw:text-style-name="P2" draw:layer="layout" svg:x1="11.012cm" svg:y1="2.525cm" svg:x2="10.522cm" svg:y2="2.074cm">
          <text:p/>
        </draw:line>
        <draw:line draw:style-name="gr25" draw:text-style-name="P2" draw:layer="layout" svg:x1="10.523cm" svg:y1="2.976cm" svg:x2="11.013cm" svg:y2="2.525cm">
          <text:p/>
        </draw:line>
        <draw:line draw:style-name="gr25" draw:text-style-name="P2" draw:layer="layout" svg:x1="11.011cm" svg:y1="2.525cm" svg:x2="11.501cm" svg:y2="2.074cm">
          <text:p/>
        </draw:line>
        <draw:line draw:style-name="gr25" draw:text-style-name="P2" draw:layer="layout" svg:x1="11.501cm" svg:y1="2.976cm" svg:x2="11.011cm" svg:y2="2.525cm">
          <text:p/>
        </draw:line>
        <draw:line draw:style-name="gr25" draw:text-style-name="P2" draw:layer="layout" svg:x1="16.797cm" svg:y1="14.015cm" svg:x2="16.307cm" svg:y2="13.564cm">
          <text:p/>
        </draw:line>
        <draw:line draw:style-name="gr25" draw:text-style-name="P2" draw:layer="layout" svg:x1="16.308cm" svg:y1="14.466cm" svg:x2="16.798cm" svg:y2="14.015cm">
          <text:p/>
        </draw:line>
        <draw:line draw:style-name="gr25" draw:text-style-name="P2" draw:layer="layout" svg:x1="16.796cm" svg:y1="14.015cm" svg:x2="17.286cm" svg:y2="13.564cm">
          <text:p/>
        </draw:line>
        <draw:line draw:style-name="gr25" draw:text-style-name="P2" draw:layer="layout" svg:x1="17.286cm" svg:y1="14.466cm" svg:x2="16.796cm" svg:y2="14.015cm">
          <text:p/>
        </draw:line>
      </draw:page>
      <draw:page draw:name="page31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" draw:layer="layout" svg:x1="3.822cm" svg:y1="16.917cm" svg:x2="11.019cm" svg:y2="2.525cm">
          <text:p/>
        </draw:line>
        <draw:line draw:style-name="gr3" draw:layer="layout" svg:x1="11.018cm" svg:y1="16.916cm" svg:x2="11.018cm" svg:y2="2.525cm">
          <text:p/>
        </draw:line>
        <draw:line draw:style-name="gr3" draw:layer="layout" svg:x1="11.018cm" svg:y1="16.917cm" svg:x2="16.775cm" svg:y2="14.038cm">
          <text:p/>
        </draw:line>
        <draw:line draw:style-name="gr3" draw:layer="layout" svg:x1="18.213cm" svg:y1="16.916cm" svg:x2="3.822cm" svg:y2="16.916cm">
          <text:p/>
        </draw:line>
        <draw:line draw:style-name="gr3" draw:layer="layout" svg:x1="11.018cm" svg:y1="2.525cm" svg:x2="18.215cm" svg:y2="16.917cm">
          <text:p/>
        </draw:line>
        <draw:line draw:style-name="gr32" draw:layer="layout" svg:x1="16.214cm" svg:y1="0.951cm" svg:x2="18.214cm" svg:y2="16.917cm">
          <text:p/>
        </draw:line>
        <draw:polygon draw:style-name="gr6" draw:layer="layout" svg:width="0cm" svg:height="0cm" svg:x="16.774cm" svg:y="14.038cm" svg:viewBox="0 0 0 0" draw:points="0,0">
          <text:p/>
        </draw:polygon>
        <draw:path draw:style-name="gr6" draw:layer="layout" svg:width="0.966cm" svg:height="0.397cm" svg:x="16.13cm" svg:y="14.359cm" svg:viewBox="0 0 967 398" svg:d="m0 0c7 14 13 25 21 38 65 115 148 197 263 264s227 96 360 96c117 0 216-24 323-76">
          <text:p/>
        </draw:path>
      </draw:page>
      <draw:page draw:name="page32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" draw:layer="layout" svg:x1="3.822cm" svg:y1="16.917cm" svg:x2="11.019cm" svg:y2="2.525cm">
          <text:p/>
        </draw:line>
        <draw:line draw:style-name="gr3" draw:layer="layout" svg:x1="11.018cm" svg:y1="16.916cm" svg:x2="11.018cm" svg:y2="2.525cm">
          <text:p/>
        </draw:line>
        <draw:line draw:style-name="gr3" draw:layer="layout" svg:x1="11.018cm" svg:y1="16.917cm" svg:x2="16.775cm" svg:y2="14.038cm">
          <text:p/>
        </draw:line>
        <draw:line draw:style-name="gr3" draw:layer="layout" svg:x1="18.213cm" svg:y1="16.916cm" svg:x2="3.822cm" svg:y2="16.916cm">
          <text:p/>
        </draw:line>
        <draw:line draw:style-name="gr3" draw:layer="layout" svg:x1="11.018cm" svg:y1="2.525cm" svg:x2="18.215cm" svg:y2="16.917cm">
          <text:p/>
        </draw:line>
        <draw:line draw:style-name="gr32" draw:layer="layout" svg:x1="21.639cm" svg:y1="1.196cm" svg:x2="18.213cm" svg:y2="16.918cm">
          <text:p/>
        </draw:line>
        <draw:polygon draw:style-name="gr6" draw:layer="layout" svg:width="0cm" svg:height="0cm" svg:x="16.774cm" svg:y="14.038cm" svg:viewBox="0 0 0 0" draw:points="0,0">
          <text:p/>
        </draw:polygon>
        <draw:path draw:style-name="gr6" draw:layer="layout" svg:width="0.966cm" svg:height="0.397cm" svg:x="16.13cm" svg:y="14.359cm" svg:viewBox="0 0 967 398" svg:d="m0 0c7 14 13 25 21 38 65 115 148 197 263 264s227 96 360 96c117 0 216-24 323-76">
          <text:p/>
        </draw:path>
      </draw:page>
      <draw:page draw:name="page33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" draw:layer="layout" svg:x1="3.822cm" svg:y1="16.917cm" svg:x2="11.019cm" svg:y2="2.525cm">
          <text:p/>
        </draw:line>
        <draw:line draw:style-name="gr3" draw:layer="layout" svg:x1="11.018cm" svg:y1="16.916cm" svg:x2="11.018cm" svg:y2="2.525cm">
          <text:p/>
        </draw:line>
        <draw:line draw:style-name="gr3" draw:layer="layout" svg:x1="11.018cm" svg:y1="16.917cm" svg:x2="16.775cm" svg:y2="14.038cm">
          <text:p/>
        </draw:line>
        <draw:line draw:style-name="gr3" draw:layer="layout" svg:x1="18.213cm" svg:y1="16.916cm" svg:x2="3.822cm" svg:y2="16.916cm">
          <text:p/>
        </draw:line>
        <draw:line draw:style-name="gr3" draw:layer="layout" svg:x1="11.018cm" svg:y1="2.525cm" svg:x2="18.215cm" svg:y2="16.917cm">
          <text:p/>
        </draw:line>
        <draw:line draw:style-name="gr32" draw:layer="layout" svg:x1="26.673cm" svg:y1="3.229cm" svg:x2="18.213cm" svg:y2="16.916cm">
          <text:p/>
        </draw:line>
        <draw:polygon draw:style-name="gr6" draw:layer="layout" svg:width="0cm" svg:height="0cm" svg:x="16.774cm" svg:y="14.038cm" svg:viewBox="0 0 0 0" draw:points="0,0">
          <text:p/>
        </draw:polygon>
        <draw:path draw:style-name="gr6" draw:layer="layout" svg:width="0.966cm" svg:height="0.397cm" svg:x="16.13cm" svg:y="14.359cm" svg:viewBox="0 0 967 398" svg:d="m0 0c7 14 13 25 21 38 65 115 148 197 263 264s227 96 360 96c117 0 216-24 323-76">
          <text:p/>
        </draw:path>
      </draw:page>
      <draw:page draw:name="page34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34" draw:layer="layout" svg:x1="2.383cm" svg:y1="16.916cm" svg:x2="35.741cm" svg:y2="16.916cm">
          <text:p/>
        </draw:line>
        <draw:line draw:style-name="gr34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" draw:layer="layout" svg:x1="3.822cm" svg:y1="16.917cm" svg:x2="11.019cm" svg:y2="2.525cm">
          <text:p/>
        </draw:line>
        <draw:line draw:style-name="gr3" draw:layer="layout" svg:x1="11.018cm" svg:y1="16.916cm" svg:x2="11.018cm" svg:y2="2.525cm">
          <text:p/>
        </draw:line>
        <draw:line draw:style-name="gr3" draw:layer="layout" svg:x1="11.018cm" svg:y1="16.917cm" svg:x2="16.775cm" svg:y2="14.038cm">
          <text:p/>
        </draw:line>
        <draw:line draw:style-name="gr3" draw:layer="layout" svg:x1="18.213cm" svg:y1="16.916cm" svg:x2="3.822cm" svg:y2="16.916cm">
          <text:p/>
        </draw:line>
        <draw:line draw:style-name="gr3" draw:layer="layout" svg:x1="11.018cm" svg:y1="2.525cm" svg:x2="18.215cm" svg:y2="16.917cm">
          <text:p/>
        </draw:line>
        <draw:line draw:style-name="gr32" draw:layer="layout" svg:x1="30.743cm" svg:y1="6.822cm" svg:x2="18.213cm" svg:y2="16.917cm">
          <text:p/>
        </draw:line>
        <draw:polygon draw:style-name="gr6" draw:layer="layout" svg:width="0cm" svg:height="0cm" svg:x="16.774cm" svg:y="14.038cm" svg:viewBox="0 0 0 0" draw:points="0,0">
          <text:p/>
        </draw:polygon>
        <draw:path draw:style-name="gr6" draw:layer="layout" svg:width="0.966cm" svg:height="0.397cm" svg:x="16.13cm" svg:y="14.359cm" svg:viewBox="0 0 967 398" svg:d="m0 0c7 14 13 25 21 38 65 115 148 197 263 264s227 96 360 96c117 0 216-24 323-76">
          <text:p/>
        </draw:path>
      </draw:page>
      <draw:page draw:name="page35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" draw:layer="layout" svg:x1="3.822cm" svg:y1="16.917cm" svg:x2="11.019cm" svg:y2="2.525cm">
          <text:p/>
        </draw:line>
        <draw:line draw:style-name="gr3" draw:layer="layout" svg:x1="11.018cm" svg:y1="16.916cm" svg:x2="11.018cm" svg:y2="2.525cm">
          <text:p/>
        </draw:line>
        <draw:line draw:style-name="gr3" draw:layer="layout" svg:x1="11.018cm" svg:y1="16.917cm" svg:x2="16.775cm" svg:y2="14.038cm">
          <text:p/>
        </draw:line>
        <draw:line draw:style-name="gr3" draw:layer="layout" svg:x1="18.213cm" svg:y1="16.916cm" svg:x2="3.822cm" svg:y2="16.916cm">
          <text:p/>
        </draw:line>
        <draw:line draw:style-name="gr3" draw:layer="layout" svg:x1="11.018cm" svg:y1="2.525cm" svg:x2="18.215cm" svg:y2="16.917cm">
          <text:p/>
        </draw:line>
        <draw:line draw:style-name="gr32" draw:layer="layout" svg:x1="33.388cm" svg:y1="11.564cm" svg:x2="18.213cm" svg:y2="16.916cm">
          <text:p/>
        </draw:line>
        <draw:polygon draw:style-name="gr6" draw:layer="layout" svg:width="0cm" svg:height="0cm" svg:x="16.774cm" svg:y="14.038cm" svg:viewBox="0 0 0 0" draw:points="0,0">
          <text:p/>
        </draw:polygon>
        <draw:path draw:style-name="gr6" draw:layer="layout" svg:width="0.966cm" svg:height="0.397cm" svg:x="16.13cm" svg:y="14.359cm" svg:viewBox="0 0 967 398" svg:d="m0 0c7 14 13 25 21 38 65 115 148 197 263 264s227 96 360 96c117 0 216-24 323-76">
          <text:p/>
        </draw:path>
      </draw:page>
      <draw:page draw:name="page36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" draw:layer="layout" svg:x1="3.822cm" svg:y1="16.917cm" svg:x2="11.019cm" svg:y2="2.525cm">
          <text:p/>
        </draw:line>
        <draw:line draw:style-name="gr3" draw:layer="layout" svg:x1="11.018cm" svg:y1="16.916cm" svg:x2="11.018cm" svg:y2="2.525cm">
          <text:p/>
        </draw:line>
        <draw:line draw:style-name="gr3" draw:layer="layout" svg:x1="11.018cm" svg:y1="16.917cm" svg:x2="16.775cm" svg:y2="14.038cm">
          <text:p/>
        </draw:line>
        <draw:line draw:style-name="gr3" draw:layer="layout" svg:x1="18.213cm" svg:y1="16.916cm" svg:x2="3.822cm" svg:y2="16.916cm">
          <text:p/>
        </draw:line>
        <draw:line draw:style-name="gr3" draw:layer="layout" svg:x1="11.018cm" svg:y1="2.525cm" svg:x2="18.215cm" svg:y2="16.917cm">
          <text:p/>
        </draw:line>
        <draw:line draw:style-name="gr32" draw:layer="layout" svg:x1="34.302cm" svg:y1="16.916cm" svg:x2="18.213cm" svg:y2="16.916cm">
          <text:p/>
        </draw:line>
        <draw:path draw:style-name="gr6" draw:layer="layout" svg:width="0.966cm" svg:height="0.397cm" svg:x="16.13cm" svg:y="14.359cm" svg:viewBox="0 0 967 398" svg:d="m0 0c7 14 13 25 21 38 65 115 148 197 263 264s227 96 360 96c117 0 216-24 323-76">
          <text:p/>
        </draw:path>
        <draw:path draw:style-name="gr6" draw:layer="layout" svg:width="0.966cm" svg:height="0.397cm" svg:x="16.13cm" svg:y="14.36cm" svg:viewBox="0 0 967 398" svg:d="m0 0c7 14 13 25 21 38 65 115 148 197 263 264s227 96 360 96c117 0 216-24 323-76">
          <text:p/>
        </draw:path>
      </draw:page>
      <draw:page draw:name="page37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path draw:style-name="gr35" draw:layer="layout" svg:width="4.657cm" svg:height="3.217cm" svg:x="16.775cm" svg:y="13.698cm" svg:viewBox="0 0 4658 3218" svg:d="m4658 3218c0-592-136-1096-432-1609s-665-881-1177-1178-1017-431-1610-431c-525 0-969 105-1439 340">
          <text:p/>
        </draw:path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" draw:layer="layout" svg:x1="3.822cm" svg:y1="16.917cm" svg:x2="11.019cm" svg:y2="2.525cm">
          <text:p/>
        </draw:line>
        <draw:line draw:style-name="gr3" draw:layer="layout" svg:x1="11.018cm" svg:y1="16.916cm" svg:x2="11.018cm" svg:y2="2.525cm">
          <text:p/>
        </draw:line>
        <draw:line draw:style-name="gr3" draw:layer="layout" svg:x1="11.018cm" svg:y1="16.917cm" svg:x2="16.775cm" svg:y2="14.038cm">
          <text:p/>
        </draw:line>
        <draw:path draw:style-name="gr35" draw:layer="layout" svg:width="24.542cm" svg:height="16.088cm" svg:x="9.761cm" svg:y="0.826cm" svg:viewBox="0 0 24543 16089" svg:d="m24543 16089c0-2961-676-5479-2157-8044s-3324-4408-5889-5890-5083-2155-8044-2155-5480 675-8045 2155c-146 84-266 157-408 244">
          <text:p/>
        </draw:path>
        <draw:line draw:style-name="gr3" draw:layer="layout" svg:x1="18.213cm" svg:y1="16.916cm" svg:x2="3.822cm" svg:y2="16.916cm">
          <text:p/>
        </draw:line>
        <draw:line draw:style-name="gr3" draw:layer="layout" svg:x1="11.018cm" svg:y1="2.525cm" svg:x2="18.215cm" svg:y2="16.917cm">
          <text:p/>
        </draw:line>
        <draw:line draw:style-name="gr32" draw:layer="layout" svg:x1="34.302cm" svg:y1="16.916cm" svg:x2="18.213cm" svg:y2="16.916cm">
          <text:p/>
        </draw:line>
        <draw:polygon draw:style-name="gr6" draw:layer="layout" svg:width="0cm" svg:height="0cm" svg:x="16.774cm" svg:y="14.038cm" svg:viewBox="0 0 0 0" draw:points="0,0">
          <text:p/>
        </draw:polygon>
        <draw:path draw:style-name="gr6" draw:layer="layout" svg:width="0.966cm" svg:height="0.397cm" svg:x="16.13cm" svg:y="14.359cm" svg:viewBox="0 0 967 398" svg:d="m0 0c7 14 13 25 21 38 65 115 148 197 263 264s227 96 360 96c117 0 216-24 323-76">
          <text:p/>
        </draw:path>
        <draw:polygon draw:style-name="gr6" draw:layer="layout" svg:width="0cm" svg:height="0cm" svg:x="16.774cm" svg:y="14.039cm" svg:viewBox="0 0 0 0" draw:points="0,0">
          <text:p/>
        </draw:polygon>
        <draw:path draw:style-name="gr6" draw:layer="layout" svg:width="0.966cm" svg:height="0.397cm" svg:x="16.13cm" svg:y="14.36cm" svg:viewBox="0 0 967 398" svg:d="m0 0c7 14 13 25 21 38 65 115 148 197 263 264s227 96 360 96c117 0 216-24 323-76">
          <text:p/>
        </draw:path>
        <draw:line draw:style-name="gr25" draw:text-style-name="P2" draw:layer="layout" svg:x1="11.012cm" svg:y1="2.526cm" svg:x2="10.522cm" svg:y2="2.075cm">
          <text:p/>
        </draw:line>
        <draw:line draw:style-name="gr25" draw:text-style-name="P2" draw:layer="layout" svg:x1="10.523cm" svg:y1="2.977cm" svg:x2="11.013cm" svg:y2="2.526cm">
          <text:p/>
        </draw:line>
        <draw:line draw:style-name="gr25" draw:text-style-name="P2" draw:layer="layout" svg:x1="11.011cm" svg:y1="2.526cm" svg:x2="11.501cm" svg:y2="2.075cm">
          <text:p/>
        </draw:line>
        <draw:line draw:style-name="gr25" draw:text-style-name="P2" draw:layer="layout" svg:x1="11.501cm" svg:y1="2.977cm" svg:x2="11.011cm" svg:y2="2.526cm">
          <text:p/>
        </draw:line>
        <draw:line draw:style-name="gr25" draw:text-style-name="P2" draw:layer="layout" svg:x1="16.797cm" svg:y1="14.016cm" svg:x2="16.307cm" svg:y2="13.565cm">
          <text:p/>
        </draw:line>
        <draw:line draw:style-name="gr25" draw:text-style-name="P2" draw:layer="layout" svg:x1="16.308cm" svg:y1="14.467cm" svg:x2="16.798cm" svg:y2="14.016cm">
          <text:p/>
        </draw:line>
        <draw:line draw:style-name="gr25" draw:text-style-name="P2" draw:layer="layout" svg:x1="16.796cm" svg:y1="14.016cm" svg:x2="17.286cm" svg:y2="13.565cm">
          <text:p/>
        </draw:line>
        <draw:line draw:style-name="gr25" draw:text-style-name="P2" draw:layer="layout" svg:x1="17.286cm" svg:y1="14.467cm" svg:x2="16.796cm" svg:y2="14.016cm">
          <text:p/>
        </draw:line>
        <draw:polygon draw:style-name="gr6" draw:layer="layout" svg:width="0cm" svg:height="0cm" svg:x="34.274cm" svg:y="16.939cm" svg:viewBox="0 0 0 0" draw:points="0,0">
          <text:p/>
        </draw:polygon>
        <draw:polygon draw:style-name="gr6" draw:layer="layout" svg:width="0cm" svg:height="0cm" svg:x="34.274cm" svg:y="16.94cm" svg:viewBox="0 0 0 0" draw:points="0,0">
          <text:p/>
        </draw:polygon>
        <draw:line draw:style-name="gr25" draw:text-style-name="P2" draw:layer="layout" svg:x1="21.458cm" svg:y1="16.957cm" svg:x2="20.968cm" svg:y2="16.506cm">
          <text:p/>
        </draw:line>
        <draw:line draw:style-name="gr25" draw:text-style-name="P2" draw:layer="layout" svg:x1="20.969cm" svg:y1="17.408cm" svg:x2="21.459cm" svg:y2="16.957cm">
          <text:p/>
        </draw:line>
        <draw:line draw:style-name="gr25" draw:text-style-name="P2" draw:layer="layout" svg:x1="21.457cm" svg:y1="16.957cm" svg:x2="21.947cm" svg:y2="16.506cm">
          <text:p/>
        </draw:line>
        <draw:line draw:style-name="gr25" draw:text-style-name="P2" draw:layer="layout" svg:x1="21.947cm" svg:y1="17.408cm" svg:x2="21.457cm" svg:y2="16.957cm">
          <text:p/>
        </draw:line>
        <draw:line draw:style-name="gr25" draw:text-style-name="P2" draw:layer="layout" svg:x1="34.297cm" svg:y1="16.917cm" svg:x2="33.807cm" svg:y2="16.466cm">
          <text:p/>
        </draw:line>
        <draw:line draw:style-name="gr25" draw:text-style-name="P2" draw:layer="layout" svg:x1="33.808cm" svg:y1="17.368cm" svg:x2="34.298cm" svg:y2="16.917cm">
          <text:p/>
        </draw:line>
        <draw:line draw:style-name="gr25" draw:text-style-name="P2" draw:layer="layout" svg:x1="34.296cm" svg:y1="16.917cm" svg:x2="34.786cm" svg:y2="16.466cm">
          <text:p/>
        </draw:line>
        <draw:line draw:style-name="gr25" draw:text-style-name="P2" draw:layer="layout" svg:x1="34.786cm" svg:y1="17.368cm" svg:x2="34.296cm" svg:y2="16.917cm">
          <text:p/>
        </draw:line>
      </draw:page>
      <draw:page draw:name="page38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" draw:layer="layout" svg:x1="3.822cm" svg:y1="16.917cm" svg:x2="11.019cm" svg:y2="2.525cm">
          <text:p/>
        </draw:line>
        <draw:line draw:style-name="gr3" draw:layer="layout" svg:x1="11.018cm" svg:y1="16.916cm" svg:x2="11.018cm" svg:y2="2.525cm">
          <text:p/>
        </draw:line>
        <draw:line draw:style-name="gr3" draw:layer="layout" svg:x1="11.018cm" svg:y1="16.917cm" svg:x2="16.775cm" svg:y2="14.038cm">
          <text:p/>
        </draw:line>
        <draw:line draw:style-name="gr3" draw:layer="layout" svg:x1="18.213cm" svg:y1="16.916cm" svg:x2="3.822cm" svg:y2="16.916cm">
          <text:p/>
        </draw:line>
        <draw:line draw:style-name="gr3" draw:layer="layout" svg:x1="11.018cm" svg:y1="2.525cm" svg:x2="18.215cm" svg:y2="16.917cm">
          <text:p/>
        </draw:line>
        <draw:polygon draw:style-name="gr6" draw:layer="layout" svg:width="0cm" svg:height="0cm" svg:x="16.774cm" svg:y="14.038cm" svg:viewBox="0 0 0 0" draw:points="0,0">
          <text:p/>
        </draw:polygon>
        <draw:path draw:style-name="gr6" draw:layer="layout" svg:width="0.966cm" svg:height="0.397cm" svg:x="16.13cm" svg:y="14.359cm" svg:viewBox="0 0 967 398" svg:d="m0 0c7 14 13 25 21 38 65 115 148 197 263 264s227 96 360 96c117 0 216-24 323-76">
          <text:p/>
        </draw:path>
        <draw:polygon draw:style-name="gr6" draw:layer="layout" svg:width="0cm" svg:height="0cm" svg:x="34.274cm" svg:y="16.939cm" svg:viewBox="0 0 0 0" draw:points="0,0">
          <text:p/>
        </draw:polygon>
        <draw:polygon draw:style-name="gr6" draw:layer="layout" svg:width="0cm" svg:height="0cm" svg:x="34.274cm" svg:y="16.94cm" svg:viewBox="0 0 0 0" draw:points="0,0">
          <text:p/>
        </draw:polygon>
        <draw:line draw:style-name="gr25" draw:text-style-name="P2" draw:layer="layout" svg:x1="21.458cm" svg:y1="16.957cm" svg:x2="20.968cm" svg:y2="16.506cm">
          <text:p/>
        </draw:line>
        <draw:line draw:style-name="gr25" draw:text-style-name="P2" draw:layer="layout" svg:x1="20.969cm" svg:y1="17.408cm" svg:x2="21.459cm" svg:y2="16.957cm">
          <text:p/>
        </draw:line>
        <draw:line draw:style-name="gr25" draw:text-style-name="P2" draw:layer="layout" svg:x1="21.457cm" svg:y1="16.957cm" svg:x2="21.947cm" svg:y2="16.506cm">
          <text:p/>
        </draw:line>
        <draw:line draw:style-name="gr25" draw:text-style-name="P2" draw:layer="layout" svg:x1="21.947cm" svg:y1="17.408cm" svg:x2="21.457cm" svg:y2="16.957cm">
          <text:p/>
        </draw:line>
        <draw:line draw:style-name="gr25" draw:text-style-name="P2" draw:layer="layout" svg:x1="34.297cm" svg:y1="16.917cm" svg:x2="33.807cm" svg:y2="16.466cm">
          <text:p/>
        </draw:line>
        <draw:line draw:style-name="gr25" draw:text-style-name="P2" draw:layer="layout" svg:x1="33.808cm" svg:y1="17.368cm" svg:x2="34.298cm" svg:y2="16.917cm">
          <text:p/>
        </draw:line>
        <draw:line draw:style-name="gr25" draw:text-style-name="P2" draw:layer="layout" svg:x1="34.296cm" svg:y1="16.917cm" svg:x2="34.786cm" svg:y2="16.466cm">
          <text:p/>
        </draw:line>
        <draw:line draw:style-name="gr25" draw:text-style-name="P2" draw:layer="layout" svg:x1="34.786cm" svg:y1="17.368cm" svg:x2="34.296cm" svg:y2="16.917cm">
          <text:p/>
        </draw:line>
      </draw:page>
      <draw:page draw:name="page39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" draw:layer="layout" svg:x1="3.822cm" svg:y1="16.917cm" svg:x2="11.019cm" svg:y2="2.525cm">
          <text:p/>
        </draw:line>
        <draw:line draw:style-name="gr3" draw:layer="layout" svg:x1="11.018cm" svg:y1="16.916cm" svg:x2="11.018cm" svg:y2="2.525cm">
          <text:p/>
        </draw:line>
        <draw:line draw:style-name="gr3" draw:layer="layout" svg:x1="11.018cm" svg:y1="16.917cm" svg:x2="16.775cm" svg:y2="14.038cm">
          <text:p/>
        </draw:line>
        <draw:line draw:style-name="gr3" draw:layer="layout" svg:x1="18.213cm" svg:y1="16.916cm" svg:x2="3.822cm" svg:y2="16.916cm">
          <text:p/>
        </draw:line>
        <draw:line draw:style-name="gr3" draw:layer="layout" svg:x1="11.018cm" svg:y1="2.525cm" svg:x2="18.215cm" svg:y2="16.917cm">
          <text:p/>
        </draw:line>
        <draw:line draw:style-name="gr36" draw:layer="layout" svg:x1="18.213cm" svg:y1="9.721cm" svg:x2="34.303cm" svg:y2="16.918cm">
          <text:p/>
        </draw:line>
        <draw:polygon draw:style-name="gr6" draw:layer="layout" svg:width="0cm" svg:height="0cm" svg:x="16.774cm" svg:y="14.038cm" svg:viewBox="0 0 0 0" draw:points="0,0">
          <text:p/>
        </draw:polygon>
        <draw:path draw:style-name="gr6" draw:layer="layout" svg:width="0.966cm" svg:height="0.397cm" svg:x="16.13cm" svg:y="14.359cm" svg:viewBox="0 0 967 398" svg:d="m0 0c7 14 13 25 21 38 65 115 148 197 263 264s227 96 360 96c117 0 216-24 323-76">
          <text:p/>
        </draw:path>
        <draw:polygon draw:style-name="gr6" draw:layer="layout" svg:width="0cm" svg:height="0cm" svg:x="34.274cm" svg:y="16.939cm" svg:viewBox="0 0 0 0" draw:points="0,0">
          <text:p/>
        </draw:polygon>
        <draw:polygon draw:style-name="gr6" draw:layer="layout" svg:width="0cm" svg:height="0cm" svg:x="34.274cm" svg:y="16.94cm" svg:viewBox="0 0 0 0" draw:points="0,0">
          <text:p/>
        </draw:polygon>
        <draw:line draw:style-name="gr25" draw:text-style-name="P2" draw:layer="layout" svg:x1="21.458cm" svg:y1="16.957cm" svg:x2="20.968cm" svg:y2="16.506cm">
          <text:p/>
        </draw:line>
        <draw:line draw:style-name="gr25" draw:text-style-name="P2" draw:layer="layout" svg:x1="20.969cm" svg:y1="17.408cm" svg:x2="21.459cm" svg:y2="16.957cm">
          <text:p/>
        </draw:line>
        <draw:line draw:style-name="gr25" draw:text-style-name="P2" draw:layer="layout" svg:x1="21.457cm" svg:y1="16.957cm" svg:x2="21.947cm" svg:y2="16.506cm">
          <text:p/>
        </draw:line>
        <draw:line draw:style-name="gr25" draw:text-style-name="P2" draw:layer="layout" svg:x1="21.947cm" svg:y1="17.408cm" svg:x2="21.457cm" svg:y2="16.957cm">
          <text:p/>
        </draw:line>
        <draw:line draw:style-name="gr25" draw:text-style-name="P2" draw:layer="layout" svg:x1="34.297cm" svg:y1="16.917cm" svg:x2="33.807cm" svg:y2="16.466cm">
          <text:p/>
        </draw:line>
        <draw:line draw:style-name="gr25" draw:text-style-name="P2" draw:layer="layout" svg:x1="33.808cm" svg:y1="17.368cm" svg:x2="34.298cm" svg:y2="16.917cm">
          <text:p/>
        </draw:line>
        <draw:line draw:style-name="gr25" draw:text-style-name="P2" draw:layer="layout" svg:x1="34.296cm" svg:y1="16.917cm" svg:x2="34.786cm" svg:y2="16.466cm">
          <text:p/>
        </draw:line>
        <draw:line draw:style-name="gr25" draw:text-style-name="P2" draw:layer="layout" svg:x1="34.786cm" svg:y1="17.368cm" svg:x2="34.296cm" svg:y2="16.917cm">
          <text:p/>
        </draw:line>
      </draw:page>
      <draw:page draw:name="page40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" draw:layer="layout" svg:x1="3.822cm" svg:y1="16.917cm" svg:x2="11.019cm" svg:y2="2.525cm">
          <text:p/>
        </draw:line>
        <draw:line draw:style-name="gr3" draw:layer="layout" svg:x1="11.018cm" svg:y1="16.916cm" svg:x2="11.018cm" svg:y2="2.525cm">
          <text:p/>
        </draw:line>
        <draw:line draw:style-name="gr3" draw:layer="layout" svg:x1="11.018cm" svg:y1="16.917cm" svg:x2="16.775cm" svg:y2="14.038cm">
          <text:p/>
        </draw:line>
        <draw:line draw:style-name="gr3" draw:layer="layout" svg:x1="18.213cm" svg:y1="16.916cm" svg:x2="3.822cm" svg:y2="16.916cm">
          <text:p/>
        </draw:line>
        <draw:line draw:style-name="gr3" draw:layer="layout" svg:x1="11.018cm" svg:y1="2.525cm" svg:x2="18.215cm" svg:y2="16.917cm">
          <text:p/>
        </draw:line>
        <draw:line draw:style-name="gr36" draw:layer="layout" svg:x1="18.213cm" svg:y1="9.721cm" svg:x2="34.303cm" svg:y2="16.918cm">
          <text:p/>
        </draw:line>
        <draw:polygon draw:style-name="gr6" draw:layer="layout" svg:width="0cm" svg:height="0cm" svg:x="16.774cm" svg:y="14.038cm" svg:viewBox="0 0 0 0" draw:points="0,0">
          <text:p/>
        </draw:polygon>
        <draw:path draw:style-name="gr6" draw:layer="layout" svg:width="0.966cm" svg:height="0.397cm" svg:x="16.13cm" svg:y="14.359cm" svg:viewBox="0 0 967 398" svg:d="m0 0c7 14 13 25 21 38 65 115 148 197 263 264s227 96 360 96c117 0 216-24 323-76">
          <text:p/>
        </draw:path>
        <draw:polygon draw:style-name="gr6" draw:layer="layout" svg:width="0cm" svg:height="0cm" svg:x="34.274cm" svg:y="16.939cm" svg:viewBox="0 0 0 0" draw:points="0,0">
          <text:p/>
        </draw:polygon>
        <draw:polygon draw:style-name="gr6" draw:layer="layout" svg:width="0cm" svg:height="0cm" svg:x="34.274cm" svg:y="16.94cm" svg:viewBox="0 0 0 0" draw:points="0,0">
          <text:p/>
        </draw:polygon>
        <draw:line draw:style-name="gr25" draw:text-style-name="P2" draw:layer="layout" svg:x1="21.458cm" svg:y1="16.957cm" svg:x2="20.968cm" svg:y2="16.506cm">
          <text:p/>
        </draw:line>
        <draw:line draw:style-name="gr25" draw:text-style-name="P2" draw:layer="layout" svg:x1="20.969cm" svg:y1="17.408cm" svg:x2="21.459cm" svg:y2="16.957cm">
          <text:p/>
        </draw:line>
        <draw:line draw:style-name="gr25" draw:text-style-name="P2" draw:layer="layout" svg:x1="21.457cm" svg:y1="16.957cm" svg:x2="21.947cm" svg:y2="16.506cm">
          <text:p/>
        </draw:line>
        <draw:line draw:style-name="gr25" draw:text-style-name="P2" draw:layer="layout" svg:x1="21.947cm" svg:y1="17.408cm" svg:x2="21.457cm" svg:y2="16.957cm">
          <text:p/>
        </draw:line>
        <draw:line draw:style-name="gr25" draw:text-style-name="P2" draw:layer="layout" svg:x1="34.297cm" svg:y1="16.917cm" svg:x2="33.807cm" svg:y2="16.466cm">
          <text:p/>
        </draw:line>
        <draw:line draw:style-name="gr25" draw:text-style-name="P2" draw:layer="layout" svg:x1="33.808cm" svg:y1="17.368cm" svg:x2="34.298cm" svg:y2="16.917cm">
          <text:p/>
        </draw:line>
        <draw:line draw:style-name="gr25" draw:text-style-name="P2" draw:layer="layout" svg:x1="34.296cm" svg:y1="16.917cm" svg:x2="34.786cm" svg:y2="16.466cm">
          <text:p/>
        </draw:line>
        <draw:line draw:style-name="gr25" draw:text-style-name="P2" draw:layer="layout" svg:x1="34.786cm" svg:y1="17.368cm" svg:x2="34.296cm" svg:y2="16.917cm">
          <text:p/>
        </draw:line>
        <draw:line draw:style-name="gr36" draw:layer="layout" svg:x1="34.303cm" svg:y1="16.917cm" svg:x2="18.213cm" svg:y2="24.114cm">
          <text:p/>
        </draw:line>
      </draw:page>
      <draw:page draw:name="page41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" draw:layer="layout" svg:x1="3.822cm" svg:y1="16.917cm" svg:x2="11.019cm" svg:y2="2.525cm">
          <text:p/>
        </draw:line>
        <draw:line draw:style-name="gr3" draw:layer="layout" svg:x1="11.018cm" svg:y1="16.916cm" svg:x2="11.018cm" svg:y2="2.525cm">
          <text:p/>
        </draw:line>
        <draw:line draw:style-name="gr3" draw:layer="layout" svg:x1="11.018cm" svg:y1="16.917cm" svg:x2="16.775cm" svg:y2="14.038cm">
          <text:p/>
        </draw:line>
        <draw:line draw:style-name="gr3" draw:layer="layout" svg:x1="18.213cm" svg:y1="16.916cm" svg:x2="3.822cm" svg:y2="16.916cm">
          <text:p/>
        </draw:line>
        <draw:line draw:style-name="gr3" draw:layer="layout" svg:x1="11.018cm" svg:y1="2.525cm" svg:x2="18.215cm" svg:y2="16.917cm">
          <text:p/>
        </draw:line>
        <draw:line draw:style-name="gr36" draw:layer="layout" svg:x1="18.213cm" svg:y1="9.721cm" svg:x2="34.303cm" svg:y2="16.918cm">
          <text:p/>
        </draw:line>
        <draw:line draw:style-name="gr36" draw:layer="layout" svg:x1="34.303cm" svg:y1="16.916cm" svg:x2="18.213cm" svg:y2="24.113cm">
          <text:p/>
        </draw:line>
        <draw:line draw:style-name="gr36" draw:layer="layout" svg:x1="18.213cm" svg:y1="24.112cm" svg:x2="18.213cm" svg:y2="9.721cm">
          <text:p/>
        </draw:line>
        <draw:polygon draw:style-name="gr6" draw:layer="layout" svg:width="0cm" svg:height="0cm" svg:x="16.774cm" svg:y="14.038cm" svg:viewBox="0 0 0 0" draw:points="0,0">
          <text:p/>
        </draw:polygon>
        <draw:path draw:style-name="gr6" draw:layer="layout" svg:width="0.966cm" svg:height="0.397cm" svg:x="16.13cm" svg:y="14.359cm" svg:viewBox="0 0 967 398" svg:d="m0 0c7 14 13 25 21 38 65 115 148 197 263 264s227 96 360 96c117 0 216-24 323-76">
          <text:p/>
        </draw:path>
        <draw:line draw:style-name="gr25" draw:text-style-name="P2" draw:layer="layout" svg:x1="21.459cm" svg:y1="16.957cm" svg:x2="20.969cm" svg:y2="16.506cm">
          <text:p/>
        </draw:line>
        <draw:line draw:style-name="gr25" draw:text-style-name="P2" draw:layer="layout" svg:x1="20.97cm" svg:y1="17.408cm" svg:x2="21.46cm" svg:y2="16.957cm">
          <text:p/>
        </draw:line>
        <draw:line draw:style-name="gr25" draw:text-style-name="P2" draw:layer="layout" svg:x1="21.458cm" svg:y1="16.957cm" svg:x2="21.948cm" svg:y2="16.506cm">
          <text:p/>
        </draw:line>
        <draw:line draw:style-name="gr25" draw:text-style-name="P2" draw:layer="layout" svg:x1="21.948cm" svg:y1="17.408cm" svg:x2="21.458cm" svg:y2="16.957cm">
          <text:p/>
        </draw:line>
      </draw:page>
      <draw:page draw:name="page42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" draw:layer="layout" svg:x1="3.822cm" svg:y1="16.917cm" svg:x2="11.019cm" svg:y2="2.525cm">
          <text:p/>
        </draw:line>
        <draw:line draw:style-name="gr3" draw:layer="layout" svg:x1="11.018cm" svg:y1="16.916cm" svg:x2="11.018cm" svg:y2="2.525cm">
          <text:p/>
        </draw:line>
        <draw:line draw:style-name="gr3" draw:layer="layout" svg:x1="11.018cm" svg:y1="16.917cm" svg:x2="16.775cm" svg:y2="14.038cm">
          <text:p/>
        </draw:line>
        <draw:line draw:style-name="gr3" draw:layer="layout" svg:x1="18.213cm" svg:y1="16.916cm" svg:x2="3.822cm" svg:y2="16.916cm">
          <text:p/>
        </draw:line>
        <draw:line draw:style-name="gr3" draw:layer="layout" svg:x1="11.018cm" svg:y1="2.525cm" svg:x2="18.215cm" svg:y2="16.917cm">
          <text:p/>
        </draw:line>
        <draw:line draw:style-name="gr36" draw:layer="layout" svg:x1="18.213cm" svg:y1="9.721cm" svg:x2="34.303cm" svg:y2="16.918cm">
          <text:p/>
        </draw:line>
        <draw:line draw:style-name="gr36" draw:layer="layout" svg:x1="34.303cm" svg:y1="16.916cm" svg:x2="18.213cm" svg:y2="24.113cm">
          <text:p/>
        </draw:line>
        <draw:line draw:style-name="gr36" draw:layer="layout" svg:x1="18.213cm" svg:y1="24.112cm" svg:x2="18.213cm" svg:y2="9.721cm">
          <text:p/>
        </draw:line>
        <draw:polygon draw:style-name="gr6" draw:layer="layout" svg:width="0cm" svg:height="0cm" svg:x="16.774cm" svg:y="14.038cm" svg:viewBox="0 0 0 0" draw:points="0,0">
          <text:p/>
        </draw:polygon>
        <draw:path draw:style-name="gr6" draw:layer="layout" svg:width="0.966cm" svg:height="0.397cm" svg:x="16.13cm" svg:y="14.359cm" svg:viewBox="0 0 967 398" svg:d="m0 0c7 14 13 25 21 38 65 115 148 197 263 264s227 96 360 96c117 0 216-24 323-76">
          <text:p/>
        </draw:path>
        <draw:line draw:style-name="gr36" draw:layer="layout" svg:x1="21.432cm" svg:y1="16.916cm" svg:x2="34.303cm" svg:y2="16.916cm">
          <text:p/>
        </draw:line>
        <draw:line draw:style-name="gr25" draw:text-style-name="P2" draw:layer="layout" svg:x1="21.459cm" svg:y1="16.957cm" svg:x2="20.969cm" svg:y2="16.506cm">
          <text:p/>
        </draw:line>
        <draw:line draw:style-name="gr25" draw:text-style-name="P2" draw:layer="layout" svg:x1="20.97cm" svg:y1="17.408cm" svg:x2="21.46cm" svg:y2="16.957cm">
          <text:p/>
        </draw:line>
        <draw:line draw:style-name="gr25" draw:text-style-name="P2" draw:layer="layout" svg:x1="21.458cm" svg:y1="16.957cm" svg:x2="21.948cm" svg:y2="16.506cm">
          <text:p/>
        </draw:line>
        <draw:line draw:style-name="gr25" draw:text-style-name="P2" draw:layer="layout" svg:x1="21.948cm" svg:y1="17.408cm" svg:x2="21.458cm" svg:y2="16.957cm">
          <text:p/>
        </draw:line>
      </draw:page>
      <draw:page draw:name="page43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" draw:layer="layout" svg:x1="3.822cm" svg:y1="16.917cm" svg:x2="11.019cm" svg:y2="2.525cm">
          <text:p/>
        </draw:line>
        <draw:line draw:style-name="gr3" draw:layer="layout" svg:x1="11.018cm" svg:y1="16.916cm" svg:x2="11.018cm" svg:y2="2.525cm">
          <text:p/>
        </draw:line>
        <draw:line draw:style-name="gr3" draw:layer="layout" svg:x1="11.018cm" svg:y1="16.917cm" svg:x2="16.775cm" svg:y2="14.038cm">
          <text:p/>
        </draw:line>
        <draw:line draw:style-name="gr3" draw:layer="layout" svg:x1="18.213cm" svg:y1="16.916cm" svg:x2="3.822cm" svg:y2="16.916cm">
          <text:p/>
        </draw:line>
        <draw:line draw:style-name="gr3" draw:layer="layout" svg:x1="11.018cm" svg:y1="2.525cm" svg:x2="18.215cm" svg:y2="16.917cm">
          <text:p/>
        </draw:line>
        <draw:line draw:style-name="gr36" draw:layer="layout" svg:x1="18.213cm" svg:y1="9.721cm" svg:x2="34.303cm" svg:y2="16.918cm">
          <text:p/>
        </draw:line>
        <draw:line draw:style-name="gr36" draw:layer="layout" svg:x1="34.303cm" svg:y1="16.916cm" svg:x2="18.213cm" svg:y2="24.113cm">
          <text:p/>
        </draw:line>
        <draw:line draw:style-name="gr36" draw:layer="layout" svg:x1="18.213cm" svg:y1="24.112cm" svg:x2="18.213cm" svg:y2="9.721cm">
          <text:p/>
        </draw:line>
        <draw:line draw:style-name="gr36" draw:layer="layout" svg:x1="21.432cm" svg:y1="16.916cm" svg:x2="18.213cm" svg:y2="24.113cm">
          <text:p/>
        </draw:line>
        <draw:polygon draw:style-name="gr6" draw:layer="layout" svg:width="0cm" svg:height="0cm" svg:x="16.774cm" svg:y="14.038cm" svg:viewBox="0 0 0 0" draw:points="0,0">
          <text:p/>
        </draw:polygon>
        <draw:path draw:style-name="gr6" draw:layer="layout" svg:width="0.966cm" svg:height="0.397cm" svg:x="16.13cm" svg:y="14.359cm" svg:viewBox="0 0 967 398" svg:d="m0 0c7 14 13 25 21 38 65 115 148 197 263 264s227 96 360 96c117 0 216-24 323-76">
          <text:p/>
        </draw:path>
        <draw:line draw:style-name="gr36" draw:layer="layout" svg:x1="21.432cm" svg:y1="16.916cm" svg:x2="34.303cm" svg:y2="16.916cm">
          <text:p/>
        </draw:line>
        <draw:line draw:style-name="gr25" draw:text-style-name="P2" draw:layer="layout" svg:x1="21.46cm" svg:y1="16.957cm" svg:x2="20.97cm" svg:y2="16.506cm">
          <text:p/>
        </draw:line>
        <draw:line draw:style-name="gr25" draw:text-style-name="P2" draw:layer="layout" svg:x1="20.971cm" svg:y1="17.408cm" svg:x2="21.461cm" svg:y2="16.957cm">
          <text:p/>
        </draw:line>
        <draw:line draw:style-name="gr25" draw:text-style-name="P2" draw:layer="layout" svg:x1="21.459cm" svg:y1="16.957cm" svg:x2="21.949cm" svg:y2="16.506cm">
          <text:p/>
        </draw:line>
        <draw:line draw:style-name="gr25" draw:text-style-name="P2" draw:layer="layout" svg:x1="21.949cm" svg:y1="17.408cm" svg:x2="21.459cm" svg:y2="16.957cm">
          <text:p/>
        </draw:line>
      </draw:page>
      <draw:page draw:name="page44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" draw:layer="layout" svg:x1="3.822cm" svg:y1="16.917cm" svg:x2="11.019cm" svg:y2="2.525cm">
          <text:p/>
        </draw:line>
        <draw:line draw:style-name="gr3" draw:layer="layout" svg:x1="11.018cm" svg:y1="16.916cm" svg:x2="11.018cm" svg:y2="2.525cm">
          <text:p/>
        </draw:line>
        <draw:line draw:style-name="gr3" draw:layer="layout" svg:x1="11.018cm" svg:y1="16.917cm" svg:x2="16.775cm" svg:y2="14.038cm">
          <text:p/>
        </draw:line>
        <draw:line draw:style-name="gr3" draw:layer="layout" svg:x1="18.213cm" svg:y1="16.916cm" svg:x2="3.822cm" svg:y2="16.916cm">
          <text:p/>
        </draw:line>
        <draw:line draw:style-name="gr3" draw:layer="layout" svg:x1="11.018cm" svg:y1="2.525cm" svg:x2="18.215cm" svg:y2="16.917cm">
          <text:p/>
        </draw:line>
        <draw:line draw:style-name="gr36" draw:layer="layout" svg:x1="18.213cm" svg:y1="9.721cm" svg:x2="34.303cm" svg:y2="16.918cm">
          <text:p/>
        </draw:line>
        <draw:line draw:style-name="gr36" draw:layer="layout" svg:x1="34.303cm" svg:y1="16.916cm" svg:x2="18.213cm" svg:y2="24.113cm">
          <text:p/>
        </draw:line>
        <draw:line draw:style-name="gr36" draw:layer="layout" svg:x1="18.213cm" svg:y1="24.112cm" svg:x2="18.213cm" svg:y2="9.721cm">
          <text:p/>
        </draw:line>
        <draw:line draw:style-name="gr36" draw:layer="layout" svg:x1="18.213cm" svg:y1="9.721cm" svg:x2="21.432cm" svg:y2="16.918cm">
          <text:p/>
        </draw:line>
        <draw:line draw:style-name="gr36" draw:layer="layout" svg:x1="21.432cm" svg:y1="16.916cm" svg:x2="18.213cm" svg:y2="24.113cm">
          <text:p/>
        </draw:line>
        <draw:polygon draw:style-name="gr6" draw:layer="layout" svg:width="0cm" svg:height="0cm" svg:x="16.774cm" svg:y="14.038cm" svg:viewBox="0 0 0 0" draw:points="0,0">
          <text:p/>
        </draw:polygon>
        <draw:path draw:style-name="gr6" draw:layer="layout" svg:width="0.966cm" svg:height="0.397cm" svg:x="16.13cm" svg:y="14.359cm" svg:viewBox="0 0 967 398" svg:d="m0 0c7 14 13 25 21 38 65 115 148 197 263 264s227 96 360 96c117 0 216-24 323-76">
          <text:p/>
        </draw:path>
        <draw:line draw:style-name="gr36" draw:layer="layout" svg:x1="21.432cm" svg:y1="16.916cm" svg:x2="34.303cm" svg:y2="16.916cm">
          <text:p/>
        </draw:line>
        <draw:line draw:style-name="gr25" draw:text-style-name="P2" draw:layer="layout" svg:x1="21.461cm" svg:y1="16.957cm" svg:x2="20.971cm" svg:y2="16.506cm">
          <text:p/>
        </draw:line>
        <draw:line draw:style-name="gr25" draw:text-style-name="P2" draw:layer="layout" svg:x1="20.972cm" svg:y1="17.408cm" svg:x2="21.462cm" svg:y2="16.957cm">
          <text:p/>
        </draw:line>
        <draw:line draw:style-name="gr25" draw:text-style-name="P2" draw:layer="layout" svg:x1="21.46cm" svg:y1="16.957cm" svg:x2="21.95cm" svg:y2="16.506cm">
          <text:p/>
        </draw:line>
        <draw:line draw:style-name="gr25" draw:text-style-name="P2" draw:layer="layout" svg:x1="21.95cm" svg:y1="17.408cm" svg:x2="21.46cm" svg:y2="16.957cm">
          <text:p/>
        </draw:line>
        <draw:frame draw:style-name="gr1" draw:text-style-name="P4" draw:layer="layout" svg:width="9.667cm" svg:height="1.826cm" svg:x="25.191cm" svg:y="22.838cm">
          <draw:text-box>
            <text:p><text:span text:style-name="T4">Umklappung</text:span></text:p>
          </draw:text-box>
        </draw:frame>
      </draw:page>
      <draw:page draw:name="page45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" draw:layer="layout" svg:x1="3.822cm" svg:y1="16.917cm" svg:x2="11.019cm" svg:y2="2.525cm">
          <text:p/>
        </draw:line>
        <draw:line draw:style-name="gr3" draw:layer="layout" svg:x1="11.018cm" svg:y1="16.916cm" svg:x2="11.018cm" svg:y2="2.525cm">
          <text:p/>
        </draw:line>
        <draw:line draw:style-name="gr3" draw:layer="layout" svg:x1="11.018cm" svg:y1="16.917cm" svg:x2="16.775cm" svg:y2="14.038cm">
          <text:p/>
        </draw:line>
        <draw:line draw:style-name="gr3" draw:layer="layout" svg:x1="18.213cm" svg:y1="16.916cm" svg:x2="3.822cm" svg:y2="16.916cm">
          <text:p/>
        </draw:line>
        <draw:line draw:style-name="gr3" draw:layer="layout" svg:x1="11.018cm" svg:y1="2.525cm" svg:x2="18.215cm" svg:y2="16.917cm">
          <text:p/>
        </draw:line>
        <draw:line draw:style-name="gr3" draw:layer="layout" svg:x1="34.302cm" svg:y1="16.916cm" svg:x2="18.213cm" svg:y2="16.916cm">
          <text:p/>
        </draw:line>
        <draw:line draw:style-name="gr4" draw:layer="layout" svg:x1="18.213cm" svg:y1="9.721cm" svg:x2="34.303cm" svg:y2="16.918cm">
          <text:p/>
        </draw:line>
        <draw:line draw:style-name="gr4" draw:layer="layout" svg:x1="34.303cm" svg:y1="16.916cm" svg:x2="18.213cm" svg:y2="24.113cm">
          <text:p/>
        </draw:line>
        <draw:line draw:style-name="gr4" draw:layer="layout" svg:x1="18.213cm" svg:y1="24.112cm" svg:x2="18.213cm" svg:y2="9.721cm">
          <text:p/>
        </draw:line>
        <draw:line draw:style-name="gr4" draw:layer="layout" svg:x1="18.213cm" svg:y1="9.721cm" svg:x2="21.432cm" svg:y2="16.918cm">
          <text:p/>
        </draw:line>
        <draw:line draw:style-name="gr4" draw:layer="layout" svg:x1="21.431cm" svg:y1="16.916cm" svg:x2="34.302cm" svg:y2="16.916cm">
          <text:p/>
        </draw:line>
        <draw:line draw:style-name="gr4" draw:layer="layout" svg:x1="21.432cm" svg:y1="16.916cm" svg:x2="18.213cm" svg:y2="24.113cm">
          <text:p/>
        </draw:line>
        <draw:line draw:style-name="gr37" draw:layer="layout" svg:x1="23.577cm" svg:y1="21.714cm" svg:x2="21.431cm" svg:y2="16.916cm">
          <text:p/>
        </draw:line>
        <draw:polygon draw:style-name="gr6" draw:layer="layout" svg:width="0cm" svg:height="0cm" svg:x="16.774cm" svg:y="14.038cm" svg:viewBox="0 0 0 0" draw:points="0,0">
          <text:p/>
        </draw:polygon>
        <draw:path draw:style-name="gr6" draw:layer="layout" svg:width="0.966cm" svg:height="0.397cm" svg:x="16.13cm" svg:y="14.359cm" svg:viewBox="0 0 967 398" svg:d="m0 0c7 14 13 25 21 38 65 115 148 197 263 264s227 96 360 96c117 0 216-24 323-76">
          <text:p/>
        </draw:path>
        <draw:line draw:style-name="gr25" draw:text-style-name="P2" draw:layer="layout" svg:x1="23.555cm" svg:y1="21.682cm" svg:x2="23.065cm" svg:y2="21.231cm">
          <text:p/>
        </draw:line>
        <draw:line draw:style-name="gr25" draw:text-style-name="P2" draw:layer="layout" svg:x1="23.066cm" svg:y1="22.133cm" svg:x2="23.556cm" svg:y2="21.682cm">
          <text:p/>
        </draw:line>
        <draw:line draw:style-name="gr25" draw:text-style-name="P2" draw:layer="layout" svg:x1="23.554cm" svg:y1="21.682cm" svg:x2="24.044cm" svg:y2="21.231cm">
          <text:p/>
        </draw:line>
        <draw:line draw:style-name="gr25" draw:text-style-name="P2" draw:layer="layout" svg:x1="24.044cm" svg:y1="22.133cm" svg:x2="23.554cm" svg:y2="21.682cm">
          <text:p/>
        </draw:line>
        <draw:path draw:style-name="gr6" draw:layer="layout" svg:width="0.77cm" svg:height="1.718cm" svg:x="22.259cm" svg:y="20.546cm" svg:viewBox="0 0 771 1719" svg:d="m771 0v0c-45 18-81 38-123 60-206 121-355 269-473 476s-175 410-175 650c0 192 36 354 112 533">
          <text:p/>
        </draw:path>
        <draw:line draw:style-name="gr25" draw:text-style-name="P2" draw:layer="layout" svg:x1="21.46cm" svg:y1="16.957cm" svg:x2="20.97cm" svg:y2="16.506cm">
          <text:p/>
        </draw:line>
        <draw:line draw:style-name="gr25" draw:text-style-name="P2" draw:layer="layout" svg:x1="20.971cm" svg:y1="17.408cm" svg:x2="21.461cm" svg:y2="16.957cm">
          <text:p/>
        </draw:line>
        <draw:line draw:style-name="gr25" draw:text-style-name="P2" draw:layer="layout" svg:x1="21.459cm" svg:y1="16.957cm" svg:x2="21.949cm" svg:y2="16.506cm">
          <text:p/>
        </draw:line>
        <draw:line draw:style-name="gr25" draw:text-style-name="P2" draw:layer="layout" svg:x1="21.949cm" svg:y1="17.408cm" svg:x2="21.459cm" svg:y2="16.957cm">
          <text:p/>
        </draw:line>
        <draw:frame draw:style-name="gr1" draw:text-style-name="P4" draw:layer="layout" svg:width="10.99cm" svg:height="4.976cm" svg:x="24.201cm" svg:y="6.926cm">
          <draw:text-box>
            <text:p><text:span text:style-name="T4">Zeichnen des Schnittes durch die Umklappung</text:span></text:p>
          </draw:text-box>
        </draw:frame>
      </draw:page>
      <draw:page draw:name="page46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" draw:layer="layout" svg:x1="3.822cm" svg:y1="16.917cm" svg:x2="11.019cm" svg:y2="2.525cm">
          <text:p/>
        </draw:line>
        <draw:line draw:style-name="gr3" draw:layer="layout" svg:x1="11.018cm" svg:y1="16.916cm" svg:x2="11.018cm" svg:y2="2.525cm">
          <text:p/>
        </draw:line>
        <draw:line draw:style-name="gr3" draw:layer="layout" svg:x1="11.018cm" svg:y1="16.917cm" svg:x2="16.775cm" svg:y2="14.038cm">
          <text:p/>
        </draw:line>
        <draw:line draw:style-name="gr3" draw:layer="layout" svg:x1="18.213cm" svg:y1="16.916cm" svg:x2="3.822cm" svg:y2="16.916cm">
          <text:p/>
        </draw:line>
        <draw:line draw:style-name="gr3" draw:layer="layout" svg:x1="11.018cm" svg:y1="2.525cm" svg:x2="18.215cm" svg:y2="16.917cm">
          <text:p/>
        </draw:line>
        <draw:line draw:style-name="gr3" draw:layer="layout" svg:x1="34.302cm" svg:y1="16.916cm" svg:x2="18.213cm" svg:y2="16.916cm">
          <text:p/>
        </draw:line>
        <draw:line draw:style-name="gr4" draw:layer="layout" svg:x1="18.213cm" svg:y1="9.721cm" svg:x2="34.303cm" svg:y2="16.918cm">
          <text:p/>
        </draw:line>
        <draw:line draw:style-name="gr4" draw:layer="layout" svg:x1="34.303cm" svg:y1="16.916cm" svg:x2="18.213cm" svg:y2="24.113cm">
          <text:p/>
        </draw:line>
        <draw:line draw:style-name="gr4" draw:layer="layout" svg:x1="18.213cm" svg:y1="24.112cm" svg:x2="18.213cm" svg:y2="9.721cm">
          <text:p/>
        </draw:line>
        <draw:line draw:style-name="gr4" draw:layer="layout" svg:x1="18.213cm" svg:y1="9.721cm" svg:x2="21.432cm" svg:y2="16.918cm">
          <text:p/>
        </draw:line>
        <draw:line draw:style-name="gr4" draw:layer="layout" svg:x1="21.431cm" svg:y1="16.916cm" svg:x2="34.302cm" svg:y2="16.916cm">
          <text:p/>
        </draw:line>
        <draw:line draw:style-name="gr4" draw:layer="layout" svg:x1="21.432cm" svg:y1="16.916cm" svg:x2="18.213cm" svg:y2="24.113cm">
          <text:p/>
        </draw:line>
        <draw:line draw:style-name="gr37" draw:layer="layout" svg:x1="23.577cm" svg:y1="21.714cm" svg:x2="21.431cm" svg:y2="16.916cm">
          <text:p/>
        </draw:line>
        <draw:polygon draw:style-name="gr6" draw:layer="layout" svg:width="0cm" svg:height="0cm" svg:x="16.774cm" svg:y="14.038cm" svg:viewBox="0 0 0 0" draw:points="0,0">
          <text:p/>
        </draw:polygon>
        <draw:path draw:style-name="gr6" draw:layer="layout" svg:width="0.966cm" svg:height="0.397cm" svg:x="16.13cm" svg:y="14.359cm" svg:viewBox="0 0 967 398" svg:d="m0 0c7 14 13 25 21 38 65 115 148 197 263 264s227 96 360 96c117 0 216-24 323-76">
          <text:p/>
        </draw:path>
        <draw:line draw:style-name="gr25" draw:text-style-name="P2" draw:layer="layout" svg:x1="23.555cm" svg:y1="21.682cm" svg:x2="23.065cm" svg:y2="21.231cm">
          <text:p/>
        </draw:line>
        <draw:line draw:style-name="gr25" draw:text-style-name="P2" draw:layer="layout" svg:x1="23.066cm" svg:y1="22.133cm" svg:x2="23.556cm" svg:y2="21.682cm">
          <text:p/>
        </draw:line>
        <draw:line draw:style-name="gr25" draw:text-style-name="P2" draw:layer="layout" svg:x1="23.554cm" svg:y1="21.682cm" svg:x2="24.044cm" svg:y2="21.231cm">
          <text:p/>
        </draw:line>
        <draw:line draw:style-name="gr25" draw:text-style-name="P2" draw:layer="layout" svg:x1="24.044cm" svg:y1="22.133cm" svg:x2="23.554cm" svg:y2="21.682cm">
          <text:p/>
        </draw:line>
        <draw:path draw:style-name="gr6" draw:layer="layout" svg:width="0.77cm" svg:height="1.718cm" svg:x="22.259cm" svg:y="20.546cm" svg:viewBox="0 0 771 1719" svg:d="m771 0v0c-45 18-81 38-123 60-206 121-355 269-473 476s-175 410-175 650c0 192 36 354 112 533">
          <text:p/>
        </draw:path>
        <draw:path draw:style-name="gr38" draw:layer="layout" svg:width="2.435cm" svg:height="5.042cm" svg:x="15.02cm" svg:y="11.877cm" svg:viewBox="0 0 2436 5043" svg:d="m2436 5043v0c0-1186-270-2194-863-3219-426-738-906-1294-1573-1824">
          <text:p/>
        </draw:path>
        <draw:line draw:style-name="gr25" draw:text-style-name="P2" draw:layer="layout" svg:x1="21.46cm" svg:y1="16.957cm" svg:x2="20.97cm" svg:y2="16.506cm">
          <text:p/>
        </draw:line>
        <draw:line draw:style-name="gr25" draw:text-style-name="P2" draw:layer="layout" svg:x1="20.971cm" svg:y1="17.408cm" svg:x2="21.461cm" svg:y2="16.957cm">
          <text:p/>
        </draw:line>
        <draw:line draw:style-name="gr25" draw:text-style-name="P2" draw:layer="layout" svg:x1="21.459cm" svg:y1="16.957cm" svg:x2="21.949cm" svg:y2="16.506cm">
          <text:p/>
        </draw:line>
        <draw:line draw:style-name="gr25" draw:text-style-name="P2" draw:layer="layout" svg:x1="21.949cm" svg:y1="17.408cm" svg:x2="21.459cm" svg:y2="16.957cm">
          <text:p/>
        </draw:line>
        <draw:line draw:style-name="gr3" draw:layer="layout" svg:x1="11.019cm" svg:y1="16.918cm" svg:x2="16.776cm" svg:y2="14.039cm">
          <text:p/>
        </draw:line>
      </draw:page>
      <draw:page draw:name="page47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" draw:layer="layout" svg:x1="3.822cm" svg:y1="16.917cm" svg:x2="11.019cm" svg:y2="2.525cm">
          <text:p/>
        </draw:line>
        <draw:line draw:style-name="gr3" draw:layer="layout" svg:x1="11.018cm" svg:y1="16.916cm" svg:x2="11.018cm" svg:y2="2.525cm">
          <text:p/>
        </draw:line>
        <draw:line draw:style-name="gr3" draw:layer="layout" svg:x1="11.018cm" svg:y1="16.917cm" svg:x2="16.775cm" svg:y2="14.038cm">
          <text:p/>
        </draw:line>
        <draw:line draw:style-name="gr3" draw:layer="layout" svg:x1="18.213cm" svg:y1="16.916cm" svg:x2="3.822cm" svg:y2="16.916cm">
          <text:p/>
        </draw:line>
        <draw:line draw:style-name="gr3" draw:layer="layout" svg:x1="11.018cm" svg:y1="2.525cm" svg:x2="18.215cm" svg:y2="16.917cm">
          <text:p/>
        </draw:line>
        <draw:line draw:style-name="gr3" draw:layer="layout" svg:x1="34.302cm" svg:y1="16.916cm" svg:x2="18.213cm" svg:y2="16.916cm">
          <text:p/>
        </draw:line>
        <draw:line draw:style-name="gr4" draw:layer="layout" svg:x1="18.213cm" svg:y1="9.721cm" svg:x2="34.303cm" svg:y2="16.918cm">
          <text:p/>
        </draw:line>
        <draw:line draw:style-name="gr4" draw:layer="layout" svg:x1="34.303cm" svg:y1="16.916cm" svg:x2="18.213cm" svg:y2="24.113cm">
          <text:p/>
        </draw:line>
        <draw:line draw:style-name="gr4" draw:layer="layout" svg:x1="18.213cm" svg:y1="24.112cm" svg:x2="18.213cm" svg:y2="9.721cm">
          <text:p/>
        </draw:line>
        <draw:line draw:style-name="gr4" draw:layer="layout" svg:x1="18.213cm" svg:y1="9.721cm" svg:x2="21.432cm" svg:y2="16.918cm">
          <text:p/>
        </draw:line>
        <draw:line draw:style-name="gr4" draw:layer="layout" svg:x1="21.431cm" svg:y1="16.916cm" svg:x2="34.302cm" svg:y2="16.916cm">
          <text:p/>
        </draw:line>
        <draw:line draw:style-name="gr4" draw:layer="layout" svg:x1="21.432cm" svg:y1="16.916cm" svg:x2="18.213cm" svg:y2="24.113cm">
          <text:p/>
        </draw:line>
        <draw:line draw:style-name="gr37" draw:layer="layout" svg:x1="23.577cm" svg:y1="21.714cm" svg:x2="21.431cm" svg:y2="16.916cm">
          <text:p/>
        </draw:line>
        <draw:polygon draw:style-name="gr6" draw:layer="layout" svg:width="0cm" svg:height="0cm" svg:x="16.774cm" svg:y="14.038cm" svg:viewBox="0 0 0 0" draw:points="0,0">
          <text:p/>
        </draw:polygon>
        <draw:path draw:style-name="gr6" draw:layer="layout" svg:width="0.966cm" svg:height="0.397cm" svg:x="16.13cm" svg:y="14.359cm" svg:viewBox="0 0 967 398" svg:d="m0 0c7 14 13 25 21 38 65 115 148 197 263 264s227 96 360 96c117 0 216-24 323-76">
          <text:p/>
        </draw:path>
        <draw:line draw:style-name="gr25" draw:text-style-name="P2" draw:layer="layout" svg:x1="23.555cm" svg:y1="21.682cm" svg:x2="23.065cm" svg:y2="21.231cm">
          <text:p/>
        </draw:line>
        <draw:line draw:style-name="gr25" draw:text-style-name="P2" draw:layer="layout" svg:x1="23.066cm" svg:y1="22.133cm" svg:x2="23.556cm" svg:y2="21.682cm">
          <text:p/>
        </draw:line>
        <draw:line draw:style-name="gr25" draw:text-style-name="P2" draw:layer="layout" svg:x1="23.554cm" svg:y1="21.682cm" svg:x2="24.044cm" svg:y2="21.231cm">
          <text:p/>
        </draw:line>
        <draw:line draw:style-name="gr25" draw:text-style-name="P2" draw:layer="layout" svg:x1="24.044cm" svg:y1="22.133cm" svg:x2="23.554cm" svg:y2="21.682cm">
          <text:p/>
        </draw:line>
        <draw:path draw:style-name="gr6" draw:layer="layout" svg:width="0.77cm" svg:height="1.718cm" svg:x="22.259cm" svg:y="20.546cm" svg:viewBox="0 0 771 1719" svg:d="m771 0v0c-45 18-81 38-123 60-206 121-355 269-473 476s-175 410-175 650c0 192 36 354 112 533">
          <text:p/>
        </draw:path>
        <draw:line draw:style-name="gr25" draw:text-style-name="P2" draw:layer="layout" svg:x1="21.46cm" svg:y1="16.957cm" svg:x2="20.97cm" svg:y2="16.506cm">
          <text:p/>
        </draw:line>
        <draw:line draw:style-name="gr25" draw:text-style-name="P2" draw:layer="layout" svg:x1="20.971cm" svg:y1="17.408cm" svg:x2="21.461cm" svg:y2="16.957cm">
          <text:p/>
        </draw:line>
        <draw:line draw:style-name="gr25" draw:text-style-name="P2" draw:layer="layout" svg:x1="21.459cm" svg:y1="16.957cm" svg:x2="21.949cm" svg:y2="16.506cm">
          <text:p/>
        </draw:line>
        <draw:line draw:style-name="gr25" draw:text-style-name="P2" draw:layer="layout" svg:x1="21.949cm" svg:y1="17.408cm" svg:x2="21.459cm" svg:y2="16.957cm">
          <text:p/>
        </draw:line>
        <draw:line draw:style-name="gr3" draw:layer="layout" svg:x1="11.019cm" svg:y1="16.918cm" svg:x2="16.776cm" svg:y2="14.039cm">
          <text:p/>
        </draw:line>
        <draw:line draw:style-name="gr3" draw:layer="layout" svg:x1="14.42cm" svg:y1="14.419cm" svg:x2="20.177cm" svg:y2="11.54cm">
          <text:p/>
        </draw:line>
      </draw:page>
      <draw:page draw:name="page48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" draw:layer="layout" svg:x1="3.822cm" svg:y1="16.917cm" svg:x2="11.019cm" svg:y2="2.525cm">
          <text:p/>
        </draw:line>
        <draw:line draw:style-name="gr3" draw:layer="layout" svg:x1="11.018cm" svg:y1="16.916cm" svg:x2="11.018cm" svg:y2="2.525cm">
          <text:p/>
        </draw:line>
        <draw:line draw:style-name="gr3" draw:layer="layout" svg:x1="11.018cm" svg:y1="16.917cm" svg:x2="16.775cm" svg:y2="14.038cm">
          <text:p/>
        </draw:line>
        <draw:line draw:style-name="gr3" draw:layer="layout" svg:x1="18.213cm" svg:y1="16.916cm" svg:x2="3.822cm" svg:y2="16.916cm">
          <text:p/>
        </draw:line>
        <draw:line draw:style-name="gr3" draw:layer="layout" svg:x1="11.018cm" svg:y1="2.525cm" svg:x2="18.215cm" svg:y2="16.917cm">
          <text:p/>
        </draw:line>
        <draw:line draw:style-name="gr3" draw:layer="layout" svg:x1="34.302cm" svg:y1="16.916cm" svg:x2="18.213cm" svg:y2="16.916cm">
          <text:p/>
        </draw:line>
        <draw:line draw:style-name="gr4" draw:layer="layout" svg:x1="18.213cm" svg:y1="9.721cm" svg:x2="34.303cm" svg:y2="16.918cm">
          <text:p/>
        </draw:line>
        <draw:line draw:style-name="gr4" draw:layer="layout" svg:x1="34.303cm" svg:y1="16.916cm" svg:x2="18.213cm" svg:y2="24.113cm">
          <text:p/>
        </draw:line>
        <draw:line draw:style-name="gr4" draw:layer="layout" svg:x1="18.213cm" svg:y1="24.112cm" svg:x2="18.213cm" svg:y2="9.721cm">
          <text:p/>
        </draw:line>
        <draw:line draw:style-name="gr4" draw:layer="layout" svg:x1="18.213cm" svg:y1="9.721cm" svg:x2="21.432cm" svg:y2="16.918cm">
          <text:p/>
        </draw:line>
        <draw:line draw:style-name="gr4" draw:layer="layout" svg:x1="21.431cm" svg:y1="16.916cm" svg:x2="34.302cm" svg:y2="16.916cm">
          <text:p/>
        </draw:line>
        <draw:line draw:style-name="gr4" draw:layer="layout" svg:x1="21.432cm" svg:y1="16.916cm" svg:x2="18.213cm" svg:y2="24.113cm">
          <text:p/>
        </draw:line>
        <draw:line draw:style-name="gr37" draw:layer="layout" svg:x1="23.577cm" svg:y1="21.714cm" svg:x2="21.431cm" svg:y2="16.916cm">
          <text:p/>
        </draw:line>
        <draw:polygon draw:style-name="gr6" draw:layer="layout" svg:width="0cm" svg:height="0cm" svg:x="16.774cm" svg:y="14.038cm" svg:viewBox="0 0 0 0" draw:points="0,0">
          <text:p/>
        </draw:polygon>
        <draw:path draw:style-name="gr6" draw:layer="layout" svg:width="0.966cm" svg:height="0.397cm" svg:x="16.13cm" svg:y="14.359cm" svg:viewBox="0 0 967 398" svg:d="m0 0c7 14 13 25 21 38 65 115 148 197 263 264s227 96 360 96c117 0 216-24 323-76">
          <text:p/>
        </draw:path>
        <draw:line draw:style-name="gr25" draw:text-style-name="P2" draw:layer="layout" svg:x1="23.555cm" svg:y1="21.682cm" svg:x2="23.065cm" svg:y2="21.231cm">
          <text:p/>
        </draw:line>
        <draw:line draw:style-name="gr25" draw:text-style-name="P2" draw:layer="layout" svg:x1="23.066cm" svg:y1="22.133cm" svg:x2="23.556cm" svg:y2="21.682cm">
          <text:p/>
        </draw:line>
        <draw:line draw:style-name="gr25" draw:text-style-name="P2" draw:layer="layout" svg:x1="23.554cm" svg:y1="21.682cm" svg:x2="24.044cm" svg:y2="21.231cm">
          <text:p/>
        </draw:line>
        <draw:line draw:style-name="gr25" draw:text-style-name="P2" draw:layer="layout" svg:x1="24.044cm" svg:y1="22.133cm" svg:x2="23.554cm" svg:y2="21.682cm">
          <text:p/>
        </draw:line>
        <draw:path draw:style-name="gr6" draw:layer="layout" svg:width="0.77cm" svg:height="1.718cm" svg:x="22.259cm" svg:y="20.546cm" svg:viewBox="0 0 771 1719" svg:d="m771 0v0c-45 18-81 38-123 60-206 121-355 269-473 476s-175 410-175 650c0 192 36 354 112 533">
          <text:p/>
        </draw:path>
        <draw:line draw:style-name="gr25" draw:text-style-name="P2" draw:layer="layout" svg:x1="21.46cm" svg:y1="16.957cm" svg:x2="20.97cm" svg:y2="16.506cm">
          <text:p/>
        </draw:line>
        <draw:line draw:style-name="gr25" draw:text-style-name="P2" draw:layer="layout" svg:x1="20.971cm" svg:y1="17.408cm" svg:x2="21.461cm" svg:y2="16.957cm">
          <text:p/>
        </draw:line>
        <draw:line draw:style-name="gr25" draw:text-style-name="P2" draw:layer="layout" svg:x1="21.459cm" svg:y1="16.957cm" svg:x2="21.949cm" svg:y2="16.506cm">
          <text:p/>
        </draw:line>
        <draw:line draw:style-name="gr25" draw:text-style-name="P2" draw:layer="layout" svg:x1="21.949cm" svg:y1="17.408cm" svg:x2="21.459cm" svg:y2="16.957cm">
          <text:p/>
        </draw:line>
        <draw:line draw:style-name="gr3" draw:layer="layout" svg:x1="11.019cm" svg:y1="16.918cm" svg:x2="16.776cm" svg:y2="14.039cm">
          <text:p/>
        </draw:line>
        <draw:line draw:style-name="gr3" draw:layer="layout" svg:x1="16.111cm" svg:y1="13.588cm" svg:x2="21.685cm" svg:y2="10.37cm">
          <text:p/>
        </draw:line>
      </draw:page>
      <draw:page draw:name="page49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" draw:layer="layout" svg:x1="3.822cm" svg:y1="16.917cm" svg:x2="11.019cm" svg:y2="2.525cm">
          <text:p/>
        </draw:line>
        <draw:line draw:style-name="gr3" draw:layer="layout" svg:x1="11.018cm" svg:y1="16.916cm" svg:x2="11.018cm" svg:y2="2.525cm">
          <text:p/>
        </draw:line>
        <draw:line draw:style-name="gr3" draw:layer="layout" svg:x1="11.018cm" svg:y1="16.917cm" svg:x2="16.775cm" svg:y2="14.038cm">
          <text:p/>
        </draw:line>
        <draw:line draw:style-name="gr3" draw:layer="layout" svg:x1="18.213cm" svg:y1="16.916cm" svg:x2="3.822cm" svg:y2="16.916cm">
          <text:p/>
        </draw:line>
        <draw:line draw:style-name="gr3" draw:layer="layout" svg:x1="11.018cm" svg:y1="2.525cm" svg:x2="18.215cm" svg:y2="16.917cm">
          <text:p/>
        </draw:line>
        <draw:line draw:style-name="gr3" draw:layer="layout" svg:x1="34.302cm" svg:y1="16.916cm" svg:x2="18.213cm" svg:y2="16.916cm">
          <text:p/>
        </draw:line>
        <draw:line draw:style-name="gr4" draw:layer="layout" svg:x1="18.213cm" svg:y1="9.721cm" svg:x2="34.303cm" svg:y2="16.918cm">
          <text:p/>
        </draw:line>
        <draw:line draw:style-name="gr4" draw:layer="layout" svg:x1="34.303cm" svg:y1="16.916cm" svg:x2="18.213cm" svg:y2="24.113cm">
          <text:p/>
        </draw:line>
        <draw:line draw:style-name="gr4" draw:layer="layout" svg:x1="18.213cm" svg:y1="24.112cm" svg:x2="18.213cm" svg:y2="9.721cm">
          <text:p/>
        </draw:line>
        <draw:line draw:style-name="gr4" draw:layer="layout" svg:x1="18.213cm" svg:y1="9.721cm" svg:x2="21.432cm" svg:y2="16.918cm">
          <text:p/>
        </draw:line>
        <draw:line draw:style-name="gr4" draw:layer="layout" svg:x1="21.431cm" svg:y1="16.916cm" svg:x2="34.302cm" svg:y2="16.916cm">
          <text:p/>
        </draw:line>
        <draw:line draw:style-name="gr4" draw:layer="layout" svg:x1="21.432cm" svg:y1="16.916cm" svg:x2="18.213cm" svg:y2="24.113cm">
          <text:p/>
        </draw:line>
        <draw:line draw:style-name="gr37" draw:layer="layout" svg:x1="23.577cm" svg:y1="21.714cm" svg:x2="21.431cm" svg:y2="16.916cm">
          <text:p/>
        </draw:line>
        <draw:polygon draw:style-name="gr6" draw:layer="layout" svg:width="0cm" svg:height="0cm" svg:x="16.774cm" svg:y="14.038cm" svg:viewBox="0 0 0 0" draw:points="0,0">
          <text:p/>
        </draw:polygon>
        <draw:path draw:style-name="gr6" draw:layer="layout" svg:width="0.966cm" svg:height="0.397cm" svg:x="16.13cm" svg:y="14.359cm" svg:viewBox="0 0 967 398" svg:d="m0 0c7 14 13 25 21 38 65 115 148 197 263 264s227 96 360 96c117 0 216-24 323-76">
          <text:p/>
        </draw:path>
        <draw:line draw:style-name="gr25" draw:text-style-name="P2" draw:layer="layout" svg:x1="23.555cm" svg:y1="21.682cm" svg:x2="23.065cm" svg:y2="21.231cm">
          <text:p/>
        </draw:line>
        <draw:line draw:style-name="gr25" draw:text-style-name="P2" draw:layer="layout" svg:x1="23.066cm" svg:y1="22.133cm" svg:x2="23.556cm" svg:y2="21.682cm">
          <text:p/>
        </draw:line>
        <draw:line draw:style-name="gr25" draw:text-style-name="P2" draw:layer="layout" svg:x1="23.554cm" svg:y1="21.682cm" svg:x2="24.044cm" svg:y2="21.231cm">
          <text:p/>
        </draw:line>
        <draw:line draw:style-name="gr25" draw:text-style-name="P2" draw:layer="layout" svg:x1="24.044cm" svg:y1="22.133cm" svg:x2="23.554cm" svg:y2="21.682cm">
          <text:p/>
        </draw:line>
        <draw:path draw:style-name="gr6" draw:layer="layout" svg:width="0.77cm" svg:height="1.718cm" svg:x="22.259cm" svg:y="20.546cm" svg:viewBox="0 0 771 1719" svg:d="m771 0v0c-45 18-81 38-123 60-206 121-355 269-473 476s-175 410-175 650c0 192 36 354 112 533">
          <text:p/>
        </draw:path>
        <draw:line draw:style-name="gr25" draw:text-style-name="P2" draw:layer="layout" svg:x1="21.46cm" svg:y1="16.957cm" svg:x2="20.97cm" svg:y2="16.506cm">
          <text:p/>
        </draw:line>
        <draw:line draw:style-name="gr25" draw:text-style-name="P2" draw:layer="layout" svg:x1="20.971cm" svg:y1="17.408cm" svg:x2="21.461cm" svg:y2="16.957cm">
          <text:p/>
        </draw:line>
        <draw:line draw:style-name="gr25" draw:text-style-name="P2" draw:layer="layout" svg:x1="21.459cm" svg:y1="16.957cm" svg:x2="21.949cm" svg:y2="16.506cm">
          <text:p/>
        </draw:line>
        <draw:line draw:style-name="gr25" draw:text-style-name="P2" draw:layer="layout" svg:x1="21.949cm" svg:y1="17.408cm" svg:x2="21.459cm" svg:y2="16.957cm">
          <text:p/>
        </draw:line>
        <draw:line draw:style-name="gr3" draw:layer="layout" svg:x1="11.019cm" svg:y1="16.918cm" svg:x2="16.776cm" svg:y2="14.039cm">
          <text:p/>
        </draw:line>
        <draw:line draw:style-name="gr3" draw:layer="layout" svg:x1="17.962cm" svg:y1="13.825cm" svg:x2="23.235cm" svg:y2="10.133cm">
          <text:p/>
        </draw:line>
      </draw:page>
      <draw:page draw:name="page50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" draw:layer="layout" svg:x1="3.822cm" svg:y1="16.917cm" svg:x2="11.019cm" svg:y2="2.525cm">
          <text:p/>
        </draw:line>
        <draw:line draw:style-name="gr3" draw:layer="layout" svg:x1="11.018cm" svg:y1="16.916cm" svg:x2="11.018cm" svg:y2="2.525cm">
          <text:p/>
        </draw:line>
        <draw:line draw:style-name="gr3" draw:layer="layout" svg:x1="11.018cm" svg:y1="16.917cm" svg:x2="16.775cm" svg:y2="14.038cm">
          <text:p/>
        </draw:line>
        <draw:line draw:style-name="gr3" draw:layer="layout" svg:x1="18.213cm" svg:y1="16.916cm" svg:x2="3.822cm" svg:y2="16.916cm">
          <text:p/>
        </draw:line>
        <draw:line draw:style-name="gr3" draw:layer="layout" svg:x1="11.018cm" svg:y1="2.525cm" svg:x2="18.215cm" svg:y2="16.917cm">
          <text:p/>
        </draw:line>
        <draw:line draw:style-name="gr3" draw:layer="layout" svg:x1="34.302cm" svg:y1="16.916cm" svg:x2="18.213cm" svg:y2="16.916cm">
          <text:p/>
        </draw:line>
        <draw:line draw:style-name="gr4" draw:layer="layout" svg:x1="18.213cm" svg:y1="9.721cm" svg:x2="34.303cm" svg:y2="16.918cm">
          <text:p/>
        </draw:line>
        <draw:line draw:style-name="gr4" draw:layer="layout" svg:x1="34.303cm" svg:y1="16.916cm" svg:x2="18.213cm" svg:y2="24.113cm">
          <text:p/>
        </draw:line>
        <draw:line draw:style-name="gr4" draw:layer="layout" svg:x1="18.213cm" svg:y1="24.112cm" svg:x2="18.213cm" svg:y2="9.721cm">
          <text:p/>
        </draw:line>
        <draw:line draw:style-name="gr4" draw:layer="layout" svg:x1="18.213cm" svg:y1="9.721cm" svg:x2="21.432cm" svg:y2="16.918cm">
          <text:p/>
        </draw:line>
        <draw:line draw:style-name="gr4" draw:layer="layout" svg:x1="21.431cm" svg:y1="16.916cm" svg:x2="34.302cm" svg:y2="16.916cm">
          <text:p/>
        </draw:line>
        <draw:line draw:style-name="gr4" draw:layer="layout" svg:x1="21.432cm" svg:y1="16.916cm" svg:x2="18.213cm" svg:y2="24.113cm">
          <text:p/>
        </draw:line>
        <draw:line draw:style-name="gr37" draw:layer="layout" svg:x1="23.577cm" svg:y1="21.714cm" svg:x2="21.431cm" svg:y2="16.916cm">
          <text:p/>
        </draw:line>
        <draw:polygon draw:style-name="gr6" draw:layer="layout" svg:width="0cm" svg:height="0cm" svg:x="16.774cm" svg:y="14.038cm" svg:viewBox="0 0 0 0" draw:points="0,0">
          <text:p/>
        </draw:polygon>
        <draw:path draw:style-name="gr6" draw:layer="layout" svg:width="0.966cm" svg:height="0.397cm" svg:x="16.13cm" svg:y="14.359cm" svg:viewBox="0 0 967 398" svg:d="m0 0c7 14 13 25 21 38 65 115 148 197 263 264s227 96 360 96c117 0 216-24 323-76">
          <text:p/>
        </draw:path>
        <draw:line draw:style-name="gr25" draw:text-style-name="P2" draw:layer="layout" svg:x1="23.555cm" svg:y1="21.682cm" svg:x2="23.065cm" svg:y2="21.231cm">
          <text:p/>
        </draw:line>
        <draw:line draw:style-name="gr25" draw:text-style-name="P2" draw:layer="layout" svg:x1="23.066cm" svg:y1="22.133cm" svg:x2="23.556cm" svg:y2="21.682cm">
          <text:p/>
        </draw:line>
        <draw:line draw:style-name="gr25" draw:text-style-name="P2" draw:layer="layout" svg:x1="23.554cm" svg:y1="21.682cm" svg:x2="24.044cm" svg:y2="21.231cm">
          <text:p/>
        </draw:line>
        <draw:line draw:style-name="gr25" draw:text-style-name="P2" draw:layer="layout" svg:x1="24.044cm" svg:y1="22.133cm" svg:x2="23.554cm" svg:y2="21.682cm">
          <text:p/>
        </draw:line>
        <draw:path draw:style-name="gr6" draw:layer="layout" svg:width="0.77cm" svg:height="1.718cm" svg:x="22.259cm" svg:y="20.546cm" svg:viewBox="0 0 771 1719" svg:d="m771 0v0c-45 18-81 38-123 60-206 121-355 269-473 476s-175 410-175 650c0 192 36 354 112 533">
          <text:p/>
        </draw:path>
        <draw:line draw:style-name="gr25" draw:text-style-name="P2" draw:layer="layout" svg:x1="21.46cm" svg:y1="16.957cm" svg:x2="20.97cm" svg:y2="16.506cm">
          <text:p/>
        </draw:line>
        <draw:line draw:style-name="gr25" draw:text-style-name="P2" draw:layer="layout" svg:x1="20.971cm" svg:y1="17.408cm" svg:x2="21.461cm" svg:y2="16.957cm">
          <text:p/>
        </draw:line>
        <draw:line draw:style-name="gr25" draw:text-style-name="P2" draw:layer="layout" svg:x1="21.459cm" svg:y1="16.957cm" svg:x2="21.949cm" svg:y2="16.506cm">
          <text:p/>
        </draw:line>
        <draw:line draw:style-name="gr25" draw:text-style-name="P2" draw:layer="layout" svg:x1="21.949cm" svg:y1="17.408cm" svg:x2="21.459cm" svg:y2="16.957cm">
          <text:p/>
        </draw:line>
        <draw:line draw:style-name="gr3" draw:layer="layout" svg:x1="11.019cm" svg:y1="16.918cm" svg:x2="16.776cm" svg:y2="14.039cm">
          <text:p/>
        </draw:line>
        <draw:line draw:style-name="gr3" draw:layer="layout" svg:x1="20.724cm" svg:y1="14.553cm" svg:x2="25.073cm" svg:y2="9.807cm">
          <text:p/>
        </draw:line>
      </draw:page>
      <draw:page draw:name="page51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" draw:layer="layout" svg:x1="3.822cm" svg:y1="16.917cm" svg:x2="11.019cm" svg:y2="2.525cm">
          <text:p/>
        </draw:line>
        <draw:line draw:style-name="gr3" draw:layer="layout" svg:x1="11.018cm" svg:y1="16.916cm" svg:x2="11.018cm" svg:y2="2.525cm">
          <text:p/>
        </draw:line>
        <draw:line draw:style-name="gr3" draw:layer="layout" svg:x1="11.018cm" svg:y1="16.917cm" svg:x2="16.775cm" svg:y2="14.038cm">
          <text:p/>
        </draw:line>
        <draw:line draw:style-name="gr3" draw:layer="layout" svg:x1="18.213cm" svg:y1="16.916cm" svg:x2="3.822cm" svg:y2="16.916cm">
          <text:p/>
        </draw:line>
        <draw:line draw:style-name="gr3" draw:layer="layout" svg:x1="11.018cm" svg:y1="2.525cm" svg:x2="18.215cm" svg:y2="16.917cm">
          <text:p/>
        </draw:line>
        <draw:line draw:style-name="gr3" draw:layer="layout" svg:x1="34.302cm" svg:y1="16.916cm" svg:x2="18.213cm" svg:y2="16.916cm">
          <text:p/>
        </draw:line>
        <draw:line draw:style-name="gr4" draw:layer="layout" svg:x1="18.213cm" svg:y1="9.721cm" svg:x2="34.303cm" svg:y2="16.918cm">
          <text:p/>
        </draw:line>
        <draw:line draw:style-name="gr4" draw:layer="layout" svg:x1="34.303cm" svg:y1="16.916cm" svg:x2="18.213cm" svg:y2="24.113cm">
          <text:p/>
        </draw:line>
        <draw:line draw:style-name="gr4" draw:layer="layout" svg:x1="18.213cm" svg:y1="24.112cm" svg:x2="18.213cm" svg:y2="9.721cm">
          <text:p/>
        </draw:line>
        <draw:line draw:style-name="gr4" draw:layer="layout" svg:x1="18.213cm" svg:y1="9.721cm" svg:x2="21.432cm" svg:y2="16.918cm">
          <text:p/>
        </draw:line>
        <draw:line draw:style-name="gr4" draw:layer="layout" svg:x1="21.431cm" svg:y1="16.916cm" svg:x2="34.302cm" svg:y2="16.916cm">
          <text:p/>
        </draw:line>
        <draw:line draw:style-name="gr4" draw:layer="layout" svg:x1="21.432cm" svg:y1="16.916cm" svg:x2="18.213cm" svg:y2="24.113cm">
          <text:p/>
        </draw:line>
        <draw:line draw:style-name="gr37" draw:layer="layout" svg:x1="23.577cm" svg:y1="21.714cm" svg:x2="21.431cm" svg:y2="16.916cm">
          <text:p/>
        </draw:line>
        <draw:polygon draw:style-name="gr6" draw:layer="layout" svg:width="0cm" svg:height="0cm" svg:x="16.774cm" svg:y="14.038cm" svg:viewBox="0 0 0 0" draw:points="0,0">
          <text:p/>
        </draw:polygon>
        <draw:path draw:style-name="gr6" draw:layer="layout" svg:width="0.966cm" svg:height="0.397cm" svg:x="16.13cm" svg:y="14.359cm" svg:viewBox="0 0 967 398" svg:d="m0 0c7 14 13 25 21 38 65 115 148 197 263 264s227 96 360 96c117 0 216-24 323-76">
          <text:p/>
        </draw:path>
        <draw:line draw:style-name="gr25" draw:text-style-name="P2" draw:layer="layout" svg:x1="23.555cm" svg:y1="21.682cm" svg:x2="23.065cm" svg:y2="21.231cm">
          <text:p/>
        </draw:line>
        <draw:line draw:style-name="gr25" draw:text-style-name="P2" draw:layer="layout" svg:x1="23.066cm" svg:y1="22.133cm" svg:x2="23.556cm" svg:y2="21.682cm">
          <text:p/>
        </draw:line>
        <draw:line draw:style-name="gr25" draw:text-style-name="P2" draw:layer="layout" svg:x1="23.554cm" svg:y1="21.682cm" svg:x2="24.044cm" svg:y2="21.231cm">
          <text:p/>
        </draw:line>
        <draw:line draw:style-name="gr25" draw:text-style-name="P2" draw:layer="layout" svg:x1="24.044cm" svg:y1="22.133cm" svg:x2="23.554cm" svg:y2="21.682cm">
          <text:p/>
        </draw:line>
        <draw:path draw:style-name="gr6" draw:layer="layout" svg:width="0.77cm" svg:height="1.718cm" svg:x="22.259cm" svg:y="20.546cm" svg:viewBox="0 0 771 1719" svg:d="m771 0v0c-45 18-81 38-123 60-206 121-355 269-473 476s-175 410-175 650c0 192 36 354 112 533">
          <text:p/>
        </draw:path>
        <draw:path draw:style-name="gr38" draw:layer="layout" svg:width="2.435cm" svg:height="5.042cm" svg:x="15.02cm" svg:y="11.877cm" svg:viewBox="0 0 2436 5043" svg:d="m2436 5043v0c0-1186-270-2194-863-3219-426-738-906-1294-1573-1824">
          <text:p/>
        </draw:path>
        <draw:line draw:style-name="gr3" draw:layer="layout" svg:x1="21.433cm" svg:y1="16.957cm" svg:x2="26.34cm" svg:y2="12.844cm">
          <text:p/>
        </draw:line>
        <draw:path draw:style-name="gr38" draw:layer="layout" svg:width="2.435cm" svg:height="5.042cm" svg:x="25.434cm" svg:y="11.916cm" svg:viewBox="0 0 2436 5043" svg:d="m2436 5043v0c0-1186-270-2194-863-3219-426-738-906-1294-1573-1824">
          <text:p/>
        </draw:path>
        <draw:line draw:style-name="gr25" draw:text-style-name="P2" draw:layer="layout" svg:x1="21.46cm" svg:y1="16.957cm" svg:x2="20.97cm" svg:y2="16.506cm">
          <text:p/>
        </draw:line>
        <draw:line draw:style-name="gr25" draw:text-style-name="P2" draw:layer="layout" svg:x1="20.971cm" svg:y1="17.408cm" svg:x2="21.461cm" svg:y2="16.957cm">
          <text:p/>
        </draw:line>
        <draw:line draw:style-name="gr25" draw:text-style-name="P2" draw:layer="layout" svg:x1="21.459cm" svg:y1="16.957cm" svg:x2="21.949cm" svg:y2="16.506cm">
          <text:p/>
        </draw:line>
        <draw:line draw:style-name="gr25" draw:text-style-name="P2" draw:layer="layout" svg:x1="21.949cm" svg:y1="17.408cm" svg:x2="21.459cm" svg:y2="16.957cm">
          <text:p/>
        </draw:line>
        <draw:line draw:style-name="gr3" draw:layer="layout" svg:x1="11.019cm" svg:y1="16.918cm" svg:x2="16.776cm" svg:y2="14.039cm">
          <text:p/>
        </draw:line>
      </draw:page>
      <draw:page draw:name="page52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" draw:layer="layout" svg:x1="3.822cm" svg:y1="16.917cm" svg:x2="11.019cm" svg:y2="2.525cm">
          <text:p/>
        </draw:line>
        <draw:line draw:style-name="gr3" draw:layer="layout" svg:x1="11.018cm" svg:y1="16.916cm" svg:x2="11.018cm" svg:y2="2.525cm">
          <text:p/>
        </draw:line>
        <draw:line draw:style-name="gr3" draw:layer="layout" svg:x1="11.018cm" svg:y1="16.917cm" svg:x2="16.775cm" svg:y2="14.038cm">
          <text:p/>
        </draw:line>
        <draw:line draw:style-name="gr3" draw:layer="layout" svg:x1="18.213cm" svg:y1="16.916cm" svg:x2="3.822cm" svg:y2="16.916cm">
          <text:p/>
        </draw:line>
        <draw:line draw:style-name="gr3" draw:layer="layout" svg:x1="11.018cm" svg:y1="2.525cm" svg:x2="18.215cm" svg:y2="16.917cm">
          <text:p/>
        </draw:line>
        <draw:line draw:style-name="gr3" draw:layer="layout" svg:x1="34.302cm" svg:y1="16.916cm" svg:x2="18.213cm" svg:y2="16.916cm">
          <text:p/>
        </draw:line>
        <draw:line draw:style-name="gr4" draw:layer="layout" svg:x1="18.213cm" svg:y1="9.721cm" svg:x2="34.303cm" svg:y2="16.918cm">
          <text:p/>
        </draw:line>
        <draw:line draw:style-name="gr4" draw:layer="layout" svg:x1="34.303cm" svg:y1="16.916cm" svg:x2="18.213cm" svg:y2="24.113cm">
          <text:p/>
        </draw:line>
        <draw:line draw:style-name="gr4" draw:layer="layout" svg:x1="18.213cm" svg:y1="24.112cm" svg:x2="18.213cm" svg:y2="9.721cm">
          <text:p/>
        </draw:line>
        <draw:line draw:style-name="gr4" draw:layer="layout" svg:x1="18.213cm" svg:y1="9.721cm" svg:x2="21.432cm" svg:y2="16.918cm">
          <text:p/>
        </draw:line>
        <draw:line draw:style-name="gr4" draw:layer="layout" svg:x1="21.431cm" svg:y1="16.916cm" svg:x2="34.302cm" svg:y2="16.916cm">
          <text:p/>
        </draw:line>
        <draw:line draw:style-name="gr4" draw:layer="layout" svg:x1="21.432cm" svg:y1="16.916cm" svg:x2="18.213cm" svg:y2="24.113cm">
          <text:p/>
        </draw:line>
        <draw:line draw:style-name="gr37" draw:layer="layout" svg:x1="23.577cm" svg:y1="21.714cm" svg:x2="21.431cm" svg:y2="16.916cm">
          <text:p/>
        </draw:line>
        <draw:polygon draw:style-name="gr6" draw:layer="layout" svg:width="0cm" svg:height="0cm" svg:x="16.774cm" svg:y="14.038cm" svg:viewBox="0 0 0 0" draw:points="0,0">
          <text:p/>
        </draw:polygon>
        <draw:path draw:style-name="gr6" draw:layer="layout" svg:width="0.966cm" svg:height="0.397cm" svg:x="16.13cm" svg:y="14.359cm" svg:viewBox="0 0 967 398" svg:d="m0 0c7 14 13 25 21 38 65 115 148 197 263 264s227 96 360 96c117 0 216-24 323-76">
          <text:p/>
        </draw:path>
        <draw:line draw:style-name="gr25" draw:text-style-name="P2" draw:layer="layout" svg:x1="23.555cm" svg:y1="21.682cm" svg:x2="23.065cm" svg:y2="21.231cm">
          <text:p/>
        </draw:line>
        <draw:line draw:style-name="gr25" draw:text-style-name="P2" draw:layer="layout" svg:x1="23.066cm" svg:y1="22.133cm" svg:x2="23.556cm" svg:y2="21.682cm">
          <text:p/>
        </draw:line>
        <draw:line draw:style-name="gr25" draw:text-style-name="P2" draw:layer="layout" svg:x1="23.554cm" svg:y1="21.682cm" svg:x2="24.044cm" svg:y2="21.231cm">
          <text:p/>
        </draw:line>
        <draw:line draw:style-name="gr25" draw:text-style-name="P2" draw:layer="layout" svg:x1="24.044cm" svg:y1="22.133cm" svg:x2="23.554cm" svg:y2="21.682cm">
          <text:p/>
        </draw:line>
        <draw:path draw:style-name="gr6" draw:layer="layout" svg:width="0.77cm" svg:height="1.718cm" svg:x="22.259cm" svg:y="20.546cm" svg:viewBox="0 0 771 1719" svg:d="m771 0v0c-45 18-81 38-123 60-206 121-355 269-473 476s-175 410-175 650c0 192 36 354 112 533">
          <text:p/>
        </draw:path>
        <draw:path draw:style-name="gr38" draw:layer="layout" svg:width="2.435cm" svg:height="5.042cm" svg:x="15.02cm" svg:y="11.877cm" svg:viewBox="0 0 2436 5043" svg:d="m2436 5043v0c0-1186-270-2194-863-3219-426-738-906-1294-1573-1824">
          <text:p/>
        </draw:path>
        <draw:path draw:style-name="gr38" draw:layer="layout" svg:width="2.435cm" svg:height="5.042cm" svg:x="25.434cm" svg:y="11.916cm" svg:viewBox="0 0 2436 5043" svg:d="m2436 5043v0c0-1186-270-2194-863-3219-426-738-906-1294-1573-1824">
          <text:p/>
        </draw:path>
        <draw:line draw:style-name="gr25" draw:text-style-name="P2" draw:layer="layout" svg:x1="21.46cm" svg:y1="16.957cm" svg:x2="20.97cm" svg:y2="16.506cm">
          <text:p/>
        </draw:line>
        <draw:line draw:style-name="gr25" draw:text-style-name="P2" draw:layer="layout" svg:x1="20.971cm" svg:y1="17.408cm" svg:x2="21.461cm" svg:y2="16.957cm">
          <text:p/>
        </draw:line>
        <draw:line draw:style-name="gr25" draw:text-style-name="P2" draw:layer="layout" svg:x1="21.459cm" svg:y1="16.957cm" svg:x2="21.949cm" svg:y2="16.506cm">
          <text:p/>
        </draw:line>
        <draw:line draw:style-name="gr25" draw:text-style-name="P2" draw:layer="layout" svg:x1="21.949cm" svg:y1="17.408cm" svg:x2="21.459cm" svg:y2="16.957cm">
          <text:p/>
        </draw:line>
        <draw:line draw:style-name="gr3" draw:layer="layout" svg:x1="11.019cm" svg:y1="16.918cm" svg:x2="16.776cm" svg:y2="14.039cm">
          <text:p/>
        </draw:line>
      </draw:page>
      <draw:page draw:name="page53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" draw:layer="layout" svg:x1="3.822cm" svg:y1="16.917cm" svg:x2="11.019cm" svg:y2="2.525cm">
          <text:p/>
        </draw:line>
        <draw:line draw:style-name="gr3" draw:layer="layout" svg:x1="11.018cm" svg:y1="16.916cm" svg:x2="11.018cm" svg:y2="2.525cm">
          <text:p/>
        </draw:line>
        <draw:line draw:style-name="gr3" draw:layer="layout" svg:x1="11.018cm" svg:y1="16.917cm" svg:x2="16.775cm" svg:y2="14.038cm">
          <text:p/>
        </draw:line>
        <draw:line draw:style-name="gr3" draw:layer="layout" svg:x1="18.213cm" svg:y1="16.916cm" svg:x2="3.822cm" svg:y2="16.916cm">
          <text:p/>
        </draw:line>
        <draw:line draw:style-name="gr3" draw:layer="layout" svg:x1="11.018cm" svg:y1="2.525cm" svg:x2="18.215cm" svg:y2="16.917cm">
          <text:p/>
        </draw:line>
        <draw:line draw:style-name="gr3" draw:layer="layout" svg:x1="34.302cm" svg:y1="16.916cm" svg:x2="18.213cm" svg:y2="16.916cm">
          <text:p/>
        </draw:line>
        <draw:line draw:style-name="gr4" draw:layer="layout" svg:x1="18.213cm" svg:y1="9.721cm" svg:x2="34.303cm" svg:y2="16.918cm">
          <text:p/>
        </draw:line>
        <draw:line draw:style-name="gr4" draw:layer="layout" svg:x1="34.303cm" svg:y1="16.916cm" svg:x2="18.213cm" svg:y2="24.113cm">
          <text:p/>
        </draw:line>
        <draw:line draw:style-name="gr4" draw:layer="layout" svg:x1="18.213cm" svg:y1="24.112cm" svg:x2="18.213cm" svg:y2="9.721cm">
          <text:p/>
        </draw:line>
        <draw:line draw:style-name="gr4" draw:layer="layout" svg:x1="18.213cm" svg:y1="9.721cm" svg:x2="21.432cm" svg:y2="16.918cm">
          <text:p/>
        </draw:line>
        <draw:line draw:style-name="gr4" draw:layer="layout" svg:x1="21.431cm" svg:y1="16.916cm" svg:x2="34.302cm" svg:y2="16.916cm">
          <text:p/>
        </draw:line>
        <draw:line draw:style-name="gr4" draw:layer="layout" svg:x1="21.432cm" svg:y1="16.916cm" svg:x2="18.213cm" svg:y2="24.113cm">
          <text:p/>
        </draw:line>
        <draw:line draw:style-name="gr37" draw:layer="layout" svg:x1="23.577cm" svg:y1="21.714cm" svg:x2="21.431cm" svg:y2="16.916cm">
          <text:p/>
        </draw:line>
        <draw:polygon draw:style-name="gr6" draw:layer="layout" svg:width="0cm" svg:height="0cm" svg:x="16.774cm" svg:y="14.038cm" svg:viewBox="0 0 0 0" draw:points="0,0">
          <text:p/>
        </draw:polygon>
        <draw:path draw:style-name="gr6" draw:layer="layout" svg:width="0.966cm" svg:height="0.397cm" svg:x="16.13cm" svg:y="14.359cm" svg:viewBox="0 0 967 398" svg:d="m0 0c7 14 13 25 21 38 65 115 148 197 263 264s227 96 360 96c117 0 216-24 323-76">
          <text:p/>
        </draw:path>
        <draw:line draw:style-name="gr25" draw:text-style-name="P2" draw:layer="layout" svg:x1="23.555cm" svg:y1="21.682cm" svg:x2="23.065cm" svg:y2="21.231cm">
          <text:p/>
        </draw:line>
        <draw:line draw:style-name="gr25" draw:text-style-name="P2" draw:layer="layout" svg:x1="23.066cm" svg:y1="22.133cm" svg:x2="23.556cm" svg:y2="21.682cm">
          <text:p/>
        </draw:line>
        <draw:line draw:style-name="gr25" draw:text-style-name="P2" draw:layer="layout" svg:x1="23.554cm" svg:y1="21.682cm" svg:x2="24.044cm" svg:y2="21.231cm">
          <text:p/>
        </draw:line>
        <draw:line draw:style-name="gr25" draw:text-style-name="P2" draw:layer="layout" svg:x1="24.044cm" svg:y1="22.133cm" svg:x2="23.554cm" svg:y2="21.682cm">
          <text:p/>
        </draw:line>
        <draw:path draw:style-name="gr6" draw:layer="layout" svg:width="0.77cm" svg:height="1.718cm" svg:x="22.259cm" svg:y="20.546cm" svg:viewBox="0 0 771 1719" svg:d="m771 0v0c-45 18-81 38-123 60-206 121-355 269-473 476s-175 410-175 650c0 192 36 354 112 533">
          <text:p/>
        </draw:path>
        <draw:path draw:style-name="gr38" draw:layer="layout" svg:width="2.435cm" svg:height="5.042cm" svg:x="25.432cm" svg:y="11.914cm" svg:viewBox="0 0 2436 5043" svg:d="m2436 5043v0c0-1186-270-2194-863-3219-426-738-906-1294-1573-1824">
          <text:p/>
        </draw:path>
        <draw:path draw:style-name="gr38" draw:layer="layout" svg:width="2.435cm" svg:height="5.042cm" svg:x="15.02cm" svg:y="11.877cm" svg:viewBox="0 0 2436 5043" svg:d="m2436 5043v0c0-1186-270-2194-863-3219-426-738-906-1294-1573-1824">
          <text:p/>
        </draw:path>
        <draw:line draw:style-name="gr25" draw:text-style-name="P2" draw:layer="layout" svg:x1="21.445cm" svg:y1="16.957cm" svg:x2="20.955cm" svg:y2="16.506cm">
          <text:p/>
        </draw:line>
        <draw:line draw:style-name="gr25" draw:text-style-name="P2" draw:layer="layout" svg:x1="20.956cm" svg:y1="17.408cm" svg:x2="21.446cm" svg:y2="16.957cm">
          <text:p/>
        </draw:line>
        <draw:line draw:style-name="gr25" draw:text-style-name="P2" draw:layer="layout" svg:x1="21.444cm" svg:y1="16.957cm" svg:x2="21.934cm" svg:y2="16.506cm">
          <text:p/>
        </draw:line>
        <draw:line draw:style-name="gr25" draw:text-style-name="P2" draw:layer="layout" svg:x1="21.934cm" svg:y1="17.408cm" svg:x2="21.444cm" svg:y2="16.957cm">
          <text:p/>
        </draw:line>
        <draw:g>
          <draw:line draw:style-name="gr39" draw:text-style-name="P2" draw:layer="layout" svg:x1="27.069cm" svg:y1="19.696cm" svg:x2="27.327cm" svg:y2="20.61cm">
            <text:p/>
          </draw:line>
          <draw:line draw:style-name="gr39" draw:text-style-name="P2" draw:layer="layout" svg:x1="27.238cm" svg:y1="19.589cm" svg:x2="27.496cm" svg:y2="20.503cm">
            <text:p/>
          </draw:line>
        </draw:g>
      </draw:page>
      <draw:page draw:name="page54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" draw:layer="layout" svg:x1="3.822cm" svg:y1="16.917cm" svg:x2="11.019cm" svg:y2="2.525cm">
          <text:p/>
        </draw:line>
        <draw:line draw:style-name="gr3" draw:layer="layout" svg:x1="11.018cm" svg:y1="16.916cm" svg:x2="11.018cm" svg:y2="2.525cm">
          <text:p/>
        </draw:line>
        <draw:line draw:style-name="gr3" draw:layer="layout" svg:x1="11.018cm" svg:y1="16.917cm" svg:x2="16.775cm" svg:y2="14.038cm">
          <text:p/>
        </draw:line>
        <draw:line draw:style-name="gr3" draw:layer="layout" svg:x1="18.213cm" svg:y1="16.916cm" svg:x2="3.822cm" svg:y2="16.916cm">
          <text:p/>
        </draw:line>
        <draw:line draw:style-name="gr3" draw:layer="layout" svg:x1="11.018cm" svg:y1="2.525cm" svg:x2="18.215cm" svg:y2="16.917cm">
          <text:p/>
        </draw:line>
        <draw:line draw:style-name="gr3" draw:layer="layout" svg:x1="34.302cm" svg:y1="16.916cm" svg:x2="18.213cm" svg:y2="16.916cm">
          <text:p/>
        </draw:line>
        <draw:line draw:style-name="gr4" draw:layer="layout" svg:x1="18.213cm" svg:y1="9.721cm" svg:x2="34.303cm" svg:y2="16.918cm">
          <text:p/>
        </draw:line>
        <draw:line draw:style-name="gr4" draw:layer="layout" svg:x1="34.303cm" svg:y1="16.916cm" svg:x2="18.213cm" svg:y2="24.113cm">
          <text:p/>
        </draw:line>
        <draw:line draw:style-name="gr4" draw:layer="layout" svg:x1="18.213cm" svg:y1="24.112cm" svg:x2="18.213cm" svg:y2="9.721cm">
          <text:p/>
        </draw:line>
        <draw:line draw:style-name="gr4" draw:layer="layout" svg:x1="18.213cm" svg:y1="9.721cm" svg:x2="21.432cm" svg:y2="16.918cm">
          <text:p/>
        </draw:line>
        <draw:line draw:style-name="gr4" draw:layer="layout" svg:x1="21.431cm" svg:y1="16.916cm" svg:x2="34.302cm" svg:y2="16.916cm">
          <text:p/>
        </draw:line>
        <draw:line draw:style-name="gr4" draw:layer="layout" svg:x1="21.432cm" svg:y1="16.916cm" svg:x2="18.213cm" svg:y2="24.113cm">
          <text:p/>
        </draw:line>
        <draw:line draw:style-name="gr37" draw:layer="layout" svg:x1="23.577cm" svg:y1="21.714cm" svg:x2="21.431cm" svg:y2="16.916cm">
          <text:p/>
        </draw:line>
        <draw:polygon draw:style-name="gr6" draw:layer="layout" svg:width="0cm" svg:height="0cm" svg:x="16.774cm" svg:y="14.038cm" svg:viewBox="0 0 0 0" draw:points="0,0">
          <text:p/>
        </draw:polygon>
        <draw:path draw:style-name="gr6" draw:layer="layout" svg:width="0.966cm" svg:height="0.397cm" svg:x="16.13cm" svg:y="14.359cm" svg:viewBox="0 0 967 398" svg:d="m0 0c7 14 13 25 21 38 65 115 148 197 263 264s227 96 360 96c117 0 216-24 323-76">
          <text:p/>
        </draw:path>
        <draw:line draw:style-name="gr25" draw:text-style-name="P2" draw:layer="layout" svg:x1="23.555cm" svg:y1="21.682cm" svg:x2="23.065cm" svg:y2="21.231cm">
          <text:p/>
        </draw:line>
        <draw:line draw:style-name="gr25" draw:text-style-name="P2" draw:layer="layout" svg:x1="23.066cm" svg:y1="22.133cm" svg:x2="23.556cm" svg:y2="21.682cm">
          <text:p/>
        </draw:line>
        <draw:line draw:style-name="gr25" draw:text-style-name="P2" draw:layer="layout" svg:x1="23.554cm" svg:y1="21.682cm" svg:x2="24.044cm" svg:y2="21.231cm">
          <text:p/>
        </draw:line>
        <draw:line draw:style-name="gr25" draw:text-style-name="P2" draw:layer="layout" svg:x1="24.044cm" svg:y1="22.133cm" svg:x2="23.554cm" svg:y2="21.682cm">
          <text:p/>
        </draw:line>
        <draw:path draw:style-name="gr6" draw:layer="layout" svg:width="0.77cm" svg:height="1.718cm" svg:x="22.259cm" svg:y="20.546cm" svg:viewBox="0 0 771 1719" svg:d="m771 0v0c-45 18-81 38-123 60-206 121-355 269-473 476s-175 410-175 650c0 192 36 354 112 533">
          <text:p/>
        </draw:path>
        <draw:path draw:style-name="gr38" draw:layer="layout" svg:width="2.435cm" svg:height="5.042cm" svg:x="25.432cm" svg:y="11.914cm" svg:viewBox="0 0 2436 5043" svg:d="m2436 5043v0c0-1186-270-2194-863-3219-426-738-906-1294-1573-1824">
          <text:p/>
        </draw:path>
        <draw:path draw:style-name="gr38" draw:layer="layout" svg:width="2.435cm" svg:height="5.042cm" svg:x="15.02cm" svg:y="11.877cm" svg:viewBox="0 0 2436 5043" svg:d="m2436 5043v0c0-1186-270-2194-863-3219-426-738-906-1294-1573-1824">
          <text:p/>
        </draw:path>
        <draw:line draw:style-name="gr4" draw:layer="layout" svg:x1="28.648cm" svg:y1="13.716cm" svg:x2="20.648cm" svg:y2="17.294cm">
          <text:p/>
        </draw:line>
        <draw:line draw:style-name="gr25" draw:text-style-name="P2" draw:layer="layout" svg:x1="21.445cm" svg:y1="16.957cm" svg:x2="20.955cm" svg:y2="16.506cm">
          <text:p/>
        </draw:line>
        <draw:line draw:style-name="gr25" draw:text-style-name="P2" draw:layer="layout" svg:x1="20.956cm" svg:y1="17.408cm" svg:x2="21.446cm" svg:y2="16.957cm">
          <text:p/>
        </draw:line>
        <draw:line draw:style-name="gr25" draw:text-style-name="P2" draw:layer="layout" svg:x1="21.444cm" svg:y1="16.957cm" svg:x2="21.934cm" svg:y2="16.506cm">
          <text:p/>
        </draw:line>
        <draw:line draw:style-name="gr25" draw:text-style-name="P2" draw:layer="layout" svg:x1="21.934cm" svg:y1="17.408cm" svg:x2="21.444cm" svg:y2="16.957cm">
          <text:p/>
        </draw:line>
        <draw:path draw:style-name="gr6" draw:layer="layout" svg:width="0.426cm" svg:height="0.951cm" svg:x="21.724cm" svg:y="16.623cm" svg:viewBox="0 0 427 952" svg:d="m0 952v0c24-13 44-22 66-36 115-65 198-148 263-262s98-228 98-360c0-106-21-197-64-294">
          <text:p/>
        </draw:path>
        <draw:g>
          <draw:line draw:style-name="gr39" draw:text-style-name="P2" draw:layer="layout" svg:x1="27.069cm" svg:y1="19.696cm" svg:x2="27.327cm" svg:y2="20.61cm">
            <text:p/>
          </draw:line>
          <draw:line draw:style-name="gr39" draw:text-style-name="P2" draw:layer="layout" svg:x1="27.238cm" svg:y1="19.589cm" svg:x2="27.496cm" svg:y2="20.503cm">
            <text:p/>
          </draw:line>
        </draw:g>
        <draw:g>
          <draw:line draw:style-name="gr39" draw:text-style-name="P2" draw:layer="layout" svg:x1="25.432cm" svg:y1="14.841cm" svg:x2="25.69cm" svg:y2="15.755cm">
            <text:p/>
          </draw:line>
          <draw:line draw:style-name="gr39" draw:text-style-name="P2" draw:layer="layout" svg:x1="25.601cm" svg:y1="14.734cm" svg:x2="25.859cm" svg:y2="15.648cm">
            <text:p/>
          </draw:line>
        </draw:g>
      </draw:page>
      <draw:page draw:name="page55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" draw:layer="layout" svg:x1="3.822cm" svg:y1="16.917cm" svg:x2="11.019cm" svg:y2="2.525cm">
          <text:p/>
        </draw:line>
        <draw:line draw:style-name="gr3" draw:layer="layout" svg:x1="11.018cm" svg:y1="16.916cm" svg:x2="11.018cm" svg:y2="2.525cm">
          <text:p/>
        </draw:line>
        <draw:line draw:style-name="gr3" draw:layer="layout" svg:x1="11.018cm" svg:y1="16.917cm" svg:x2="16.775cm" svg:y2="14.038cm">
          <text:p/>
        </draw:line>
        <draw:line draw:style-name="gr3" draw:layer="layout" svg:x1="18.213cm" svg:y1="16.916cm" svg:x2="3.822cm" svg:y2="16.916cm">
          <text:p/>
        </draw:line>
        <draw:line draw:style-name="gr3" draw:layer="layout" svg:x1="11.018cm" svg:y1="2.525cm" svg:x2="18.215cm" svg:y2="16.917cm">
          <text:p/>
        </draw:line>
        <draw:line draw:style-name="gr3" draw:layer="layout" svg:x1="34.302cm" svg:y1="16.916cm" svg:x2="18.213cm" svg:y2="16.916cm">
          <text:p/>
        </draw:line>
        <draw:line draw:style-name="gr4" draw:layer="layout" svg:x1="18.213cm" svg:y1="9.721cm" svg:x2="34.303cm" svg:y2="16.918cm">
          <text:p/>
        </draw:line>
        <draw:line draw:style-name="gr4" draw:layer="layout" svg:x1="34.303cm" svg:y1="16.916cm" svg:x2="18.213cm" svg:y2="24.113cm">
          <text:p/>
        </draw:line>
        <draw:line draw:style-name="gr4" draw:layer="layout" svg:x1="18.213cm" svg:y1="24.112cm" svg:x2="18.213cm" svg:y2="9.721cm">
          <text:p/>
        </draw:line>
        <draw:line draw:style-name="gr4" draw:layer="layout" svg:x1="18.213cm" svg:y1="9.721cm" svg:x2="21.432cm" svg:y2="16.918cm">
          <text:p/>
        </draw:line>
        <draw:line draw:style-name="gr4" draw:layer="layout" svg:x1="21.431cm" svg:y1="16.916cm" svg:x2="34.302cm" svg:y2="16.916cm">
          <text:p/>
        </draw:line>
        <draw:line draw:style-name="gr4" draw:layer="layout" svg:x1="21.432cm" svg:y1="16.916cm" svg:x2="18.213cm" svg:y2="24.113cm">
          <text:p/>
        </draw:line>
        <draw:line draw:style-name="gr37" draw:layer="layout" svg:x1="23.577cm" svg:y1="21.714cm" svg:x2="21.431cm" svg:y2="16.916cm">
          <text:p/>
        </draw:line>
        <draw:polygon draw:style-name="gr6" draw:layer="layout" svg:width="0cm" svg:height="0cm" svg:x="16.774cm" svg:y="14.038cm" svg:viewBox="0 0 0 0" draw:points="0,0">
          <text:p/>
        </draw:polygon>
        <draw:path draw:style-name="gr6" draw:layer="layout" svg:width="0.966cm" svg:height="0.397cm" svg:x="16.13cm" svg:y="14.359cm" svg:viewBox="0 0 967 398" svg:d="m0 0c7 14 13 25 21 38 65 115 148 197 263 264s227 96 360 96c117 0 216-24 323-76">
          <text:p/>
        </draw:path>
        <draw:line draw:style-name="gr25" draw:text-style-name="P2" draw:layer="layout" svg:x1="23.555cm" svg:y1="21.682cm" svg:x2="23.065cm" svg:y2="21.231cm">
          <text:p/>
        </draw:line>
        <draw:line draw:style-name="gr25" draw:text-style-name="P2" draw:layer="layout" svg:x1="23.066cm" svg:y1="22.133cm" svg:x2="23.556cm" svg:y2="21.682cm">
          <text:p/>
        </draw:line>
        <draw:line draw:style-name="gr25" draw:text-style-name="P2" draw:layer="layout" svg:x1="23.554cm" svg:y1="21.682cm" svg:x2="24.044cm" svg:y2="21.231cm">
          <text:p/>
        </draw:line>
        <draw:line draw:style-name="gr25" draw:text-style-name="P2" draw:layer="layout" svg:x1="24.044cm" svg:y1="22.133cm" svg:x2="23.554cm" svg:y2="21.682cm">
          <text:p/>
        </draw:line>
        <draw:path draw:style-name="gr6" draw:layer="layout" svg:width="0.77cm" svg:height="1.718cm" svg:x="22.259cm" svg:y="20.546cm" svg:viewBox="0 0 771 1719" svg:d="m771 0v0c-45 18-81 38-123 60-206 121-355 269-473 476s-175 410-175 650c0 192 36 354 112 533">
          <text:p/>
        </draw:path>
        <draw:path draw:style-name="gr38" draw:layer="layout" svg:width="2.435cm" svg:height="5.042cm" svg:x="25.432cm" svg:y="11.914cm" svg:viewBox="0 0 2436 5043" svg:d="m2436 5043v0c0-1186-270-2194-863-3219-426-738-906-1294-1573-1824">
          <text:p/>
        </draw:path>
        <draw:path draw:style-name="gr38" draw:layer="layout" svg:width="2.435cm" svg:height="5.042cm" svg:x="15.02cm" svg:y="11.877cm" svg:viewBox="0 0 2436 5043" svg:d="m2436 5043v0c0-1186-270-2194-863-3219-426-738-906-1294-1573-1824">
          <text:p/>
        </draw:path>
        <draw:line draw:style-name="gr4" draw:layer="layout" svg:x1="28.648cm" svg:y1="13.716cm" svg:x2="20.648cm" svg:y2="17.294cm">
          <text:p/>
        </draw:line>
        <draw:line draw:style-name="gr25" draw:text-style-name="P2" draw:layer="layout" svg:x1="21.445cm" svg:y1="16.957cm" svg:x2="20.955cm" svg:y2="16.506cm">
          <text:p/>
        </draw:line>
        <draw:line draw:style-name="gr25" draw:text-style-name="P2" draw:layer="layout" svg:x1="20.956cm" svg:y1="17.408cm" svg:x2="21.446cm" svg:y2="16.957cm">
          <text:p/>
        </draw:line>
        <draw:line draw:style-name="gr25" draw:text-style-name="P2" draw:layer="layout" svg:x1="21.444cm" svg:y1="16.957cm" svg:x2="21.934cm" svg:y2="16.506cm">
          <text:p/>
        </draw:line>
        <draw:line draw:style-name="gr25" draw:text-style-name="P2" draw:layer="layout" svg:x1="21.934cm" svg:y1="17.408cm" svg:x2="21.444cm" svg:y2="16.957cm">
          <text:p/>
        </draw:line>
        <draw:path draw:style-name="gr6" draw:layer="layout" svg:width="0.426cm" svg:height="0.951cm" svg:x="21.724cm" svg:y="16.623cm" svg:viewBox="0 0 427 952" svg:d="m0 952v0c24-13 44-22 66-36 115-65 198-148 263-262s98-228 98-360c0-106-21-197-64-294">
          <text:p/>
        </draw:path>
        <draw:line draw:style-name="gr25" draw:text-style-name="P2" draw:layer="layout" svg:x1="27.297cm" svg:y1="14.32cm" svg:x2="26.807cm" svg:y2="13.869cm">
          <text:p/>
        </draw:line>
        <draw:line draw:style-name="gr25" draw:text-style-name="P2" draw:layer="layout" svg:x1="26.808cm" svg:y1="14.771cm" svg:x2="27.298cm" svg:y2="14.32cm">
          <text:p/>
        </draw:line>
        <draw:line draw:style-name="gr25" draw:text-style-name="P2" draw:layer="layout" svg:x1="27.296cm" svg:y1="14.32cm" svg:x2="27.786cm" svg:y2="13.869cm">
          <text:p/>
        </draw:line>
        <draw:line draw:style-name="gr25" draw:text-style-name="P2" draw:layer="layout" svg:x1="27.786cm" svg:y1="14.771cm" svg:x2="27.296cm" svg:y2="14.32cm">
          <text:p/>
        </draw:line>
      </draw:page>
      <draw:page draw:name="page56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" draw:layer="layout" svg:x1="3.822cm" svg:y1="16.917cm" svg:x2="11.019cm" svg:y2="2.525cm">
          <text:p/>
        </draw:line>
        <draw:line draw:style-name="gr3" draw:layer="layout" svg:x1="11.018cm" svg:y1="16.916cm" svg:x2="11.018cm" svg:y2="2.525cm">
          <text:p/>
        </draw:line>
        <draw:line draw:style-name="gr3" draw:layer="layout" svg:x1="11.018cm" svg:y1="16.917cm" svg:x2="16.775cm" svg:y2="14.038cm">
          <text:p/>
        </draw:line>
        <draw:line draw:style-name="gr3" draw:layer="layout" svg:x1="18.213cm" svg:y1="16.916cm" svg:x2="3.822cm" svg:y2="16.916cm">
          <text:p/>
        </draw:line>
        <draw:line draw:style-name="gr3" draw:layer="layout" svg:x1="11.018cm" svg:y1="2.525cm" svg:x2="18.215cm" svg:y2="16.917cm">
          <text:p/>
        </draw:line>
        <draw:line draw:style-name="gr3" draw:layer="layout" svg:x1="34.302cm" svg:y1="16.916cm" svg:x2="18.213cm" svg:y2="16.916cm">
          <text:p/>
        </draw:line>
        <draw:line draw:style-name="gr4" draw:layer="layout" svg:x1="18.213cm" svg:y1="9.721cm" svg:x2="34.303cm" svg:y2="16.918cm">
          <text:p/>
        </draw:line>
        <draw:line draw:style-name="gr4" draw:layer="layout" svg:x1="34.303cm" svg:y1="16.916cm" svg:x2="18.213cm" svg:y2="24.113cm">
          <text:p/>
        </draw:line>
        <draw:line draw:style-name="gr4" draw:layer="layout" svg:x1="18.213cm" svg:y1="24.112cm" svg:x2="18.213cm" svg:y2="9.721cm">
          <text:p/>
        </draw:line>
        <draw:line draw:style-name="gr4" draw:layer="layout" svg:x1="18.213cm" svg:y1="9.721cm" svg:x2="21.432cm" svg:y2="16.918cm">
          <text:p/>
        </draw:line>
        <draw:line draw:style-name="gr4" draw:layer="layout" svg:x1="21.431cm" svg:y1="16.916cm" svg:x2="34.302cm" svg:y2="16.916cm">
          <text:p/>
        </draw:line>
        <draw:line draw:style-name="gr4" draw:layer="layout" svg:x1="21.432cm" svg:y1="16.916cm" svg:x2="18.213cm" svg:y2="24.113cm">
          <text:p/>
        </draw:line>
        <draw:line draw:style-name="gr37" draw:layer="layout" svg:x1="23.577cm" svg:y1="21.714cm" svg:x2="21.431cm" svg:y2="16.916cm">
          <text:p/>
        </draw:line>
        <draw:polygon draw:style-name="gr6" draw:layer="layout" svg:width="0cm" svg:height="0cm" svg:x="16.774cm" svg:y="14.038cm" svg:viewBox="0 0 0 0" draw:points="0,0">
          <text:p/>
        </draw:polygon>
        <draw:path draw:style-name="gr6" draw:layer="layout" svg:width="0.966cm" svg:height="0.397cm" svg:x="16.13cm" svg:y="14.359cm" svg:viewBox="0 0 967 398" svg:d="m0 0c7 14 13 25 21 38 65 115 148 197 263 264s227 96 360 96c117 0 216-24 323-76">
          <text:p/>
        </draw:path>
        <draw:path draw:style-name="gr6" draw:layer="layout" svg:width="0.77cm" svg:height="1.718cm" svg:x="22.259cm" svg:y="20.546cm" svg:viewBox="0 0 771 1719" svg:d="m771 0v0c-45 18-81 38-123 60-206 121-355 269-473 476s-175 410-175 650c0 192 36 354 112 533">
          <text:p/>
        </draw:path>
        <draw:path draw:style-name="gr38" draw:layer="layout" svg:width="2.435cm" svg:height="5.042cm" svg:x="15.02cm" svg:y="11.877cm" svg:viewBox="0 0 2436 5043" svg:d="m2436 5043v0c0-1186-270-2194-863-3219-426-738-906-1294-1573-1824">
          <text:p/>
        </draw:path>
        <draw:line draw:style-name="gr4" draw:layer="layout" svg:x1="28.648cm" svg:y1="13.716cm" svg:x2="20.648cm" svg:y2="17.294cm">
          <text:p/>
        </draw:line>
        <draw:line draw:style-name="gr37" draw:layer="layout" svg:x1="21.431cm" svg:y1="16.916cm" svg:x2="27.307cm" svg:y2="14.288cm">
          <text:p/>
        </draw:line>
        <draw:line draw:style-name="gr37" draw:layer="layout" svg:x1="27.308cm" svg:y1="14.288cm" svg:x2="23.577cm" svg:y2="21.714cm">
          <text:p/>
        </draw:line>
        <draw:path draw:style-name="gr6" draw:layer="layout" svg:width="0.426cm" svg:height="0.951cm" svg:x="21.724cm" svg:y="16.623cm" svg:viewBox="0 0 427 952" svg:d="m0 952v0c24-13 44-22 66-36 115-65 198-148 263-262s98-228 98-360c0-106-21-197-64-294">
          <text:p/>
        </draw:path>
        <draw:path draw:style-name="gr6" draw:layer="layout" svg:width="2.988cm" svg:height="0.372cm" svg:x="22.136cm" svg:y="18.224cm" svg:viewBox="0 0 2989 373" svg:d="m2989 373v0c-511-259-996-373-1567-373-516 0-950 92-1422 303">
          <text:p/>
        </draw:path>
        <draw:frame draw:style-name="gr1" draw:text-style-name="P4" draw:layer="layout" svg:width="10.99cm" svg:height="3.401cm" svg:x="23.313cm" svg:y="7.787cm">
          <draw:text-box>
            <text:p><text:span text:style-name="T4">Schnitt durch die Umklappung</text:span></text:p>
          </draw:text-box>
        </draw:frame>
      </draw:page>
      <draw:page draw:name="page57" draw:style-name="dp1" draw:master-page-name="Default">
        <draw:polygon draw:style-name="gr28" draw:text-style-name="P2" draw:layer="layout" svg:width="0cm" svg:height="0cm" svg:x="0cm" svg:y="26.25cm" svg:viewBox="0 0 0 0" draw:points="0,0">
          <text:p/>
        </draw:polygon>
        <draw:polygon draw:style-name="gr28" draw:text-style-name="P2" draw:layer="layout" svg:width="0cm" svg:height="0cm" svg:x="0cm" svg:y="26.25cm" svg:viewBox="0 0 0 0" draw:points="0,0">
          <text:p/>
        </draw:polygon>
        <draw:line draw:style-name="gr29" draw:layer="layout" svg:x1="2.383cm" svg:y1="16.916cm" svg:x2="35.741cm" svg:y2="16.916cm">
          <text:p/>
        </draw:line>
        <draw:line draw:style-name="gr29" draw:layer="layout" svg:x1="11.018cm" svg:y1="1.086cm" svg:x2="11.018cm" svg:y2="25.55cm">
          <text:p/>
        </draw:line>
        <draw:line draw:style-name="gr30" draw:layer="layout" svg:x1="3.822cm" svg:y1="9.721cm" svg:x2="18.213cm" svg:y2="9.721cm">
          <text:p/>
        </draw:line>
        <draw:line draw:style-name="gr30" draw:layer="layout" svg:x1="18.213cm" svg:y1="9.721cm" svg:x2="18.213cm" svg:y2="24.112cm">
          <text:p/>
        </draw:line>
        <draw:line draw:style-name="gr30" draw:layer="layout" svg:x1="18.213cm" svg:y1="24.112cm" svg:x2="3.822cm" svg:y2="24.112cm">
          <text:p/>
        </draw:line>
        <draw:line draw:style-name="gr30" draw:layer="layout" svg:x1="3.822cm" svg:y1="24.112cm" svg:x2="3.822cm" svg:y2="9.721cm">
          <text:p/>
        </draw:line>
        <draw:line draw:style-name="gr30" draw:layer="layout" svg:x1="3.822cm" svg:y1="9.721cm" svg:x2="18.214cm" svg:y2="24.113cm">
          <text:p/>
        </draw:line>
        <draw:line draw:style-name="gr30" draw:layer="layout" svg:x1="18.214cm" svg:y1="9.721cm" svg:x2="3.822cm" svg:y2="24.113cm">
          <text:p/>
        </draw:line>
        <draw:line draw:style-name="gr3" draw:layer="layout" svg:x1="3.822cm" svg:y1="16.917cm" svg:x2="11.019cm" svg:y2="2.525cm">
          <text:p/>
        </draw:line>
        <draw:line draw:style-name="gr3" draw:layer="layout" svg:x1="11.018cm" svg:y1="16.916cm" svg:x2="11.018cm" svg:y2="2.525cm">
          <text:p/>
        </draw:line>
        <draw:line draw:style-name="gr3" draw:layer="layout" svg:x1="11.018cm" svg:y1="16.917cm" svg:x2="16.775cm" svg:y2="14.038cm">
          <text:p/>
        </draw:line>
        <draw:line draw:style-name="gr3" draw:layer="layout" svg:x1="18.213cm" svg:y1="16.916cm" svg:x2="3.822cm" svg:y2="16.916cm">
          <text:p/>
        </draw:line>
        <draw:line draw:style-name="gr3" draw:layer="layout" svg:x1="11.018cm" svg:y1="2.525cm" svg:x2="18.215cm" svg:y2="16.917cm">
          <text:p/>
        </draw:line>
        <draw:line draw:style-name="gr3" draw:layer="layout" svg:x1="34.302cm" svg:y1="16.916cm" svg:x2="18.213cm" svg:y2="16.916cm">
          <text:p/>
        </draw:line>
        <draw:line draw:style-name="gr4" draw:layer="layout" svg:x1="18.213cm" svg:y1="9.721cm" svg:x2="34.303cm" svg:y2="16.918cm">
          <text:p/>
        </draw:line>
        <draw:line draw:style-name="gr4" draw:layer="layout" svg:x1="34.303cm" svg:y1="16.916cm" svg:x2="18.213cm" svg:y2="24.113cm">
          <text:p/>
        </draw:line>
        <draw:line draw:style-name="gr4" draw:layer="layout" svg:x1="18.213cm" svg:y1="24.112cm" svg:x2="18.213cm" svg:y2="9.721cm">
          <text:p/>
        </draw:line>
        <draw:line draw:style-name="gr4" draw:layer="layout" svg:x1="18.213cm" svg:y1="9.721cm" svg:x2="21.432cm" svg:y2="16.918cm">
          <text:p/>
        </draw:line>
        <draw:line draw:style-name="gr4" draw:layer="layout" svg:x1="21.431cm" svg:y1="16.916cm" svg:x2="34.302cm" svg:y2="16.916cm">
          <text:p/>
        </draw:line>
        <draw:polygon draw:style-name="gr40" draw:text-style-name="P2" draw:layer="layout" svg:width="5.875cm" svg:height="7.425cm" svg:x="21.431cm" svg:y="14.288cm" svg:viewBox="0 0 5876 7426" draw:points="2145,7426 0,2628 5876,0">
          <text:p/>
        </draw:polygon>
        <draw:line draw:style-name="gr4" draw:layer="layout" svg:x1="21.432cm" svg:y1="16.916cm" svg:x2="18.213cm" svg:y2="24.113cm">
          <text:p/>
        </draw:line>
        <draw:line draw:style-name="gr37" draw:layer="layout" svg:x1="23.577cm" svg:y1="21.714cm" svg:x2="21.431cm" svg:y2="16.916cm">
          <text:p/>
        </draw:line>
        <draw:line draw:style-name="gr37" draw:layer="layout" svg:x1="21.431cm" svg:y1="16.916cm" svg:x2="27.307cm" svg:y2="14.288cm">
          <text:p/>
        </draw:line>
        <draw:line draw:style-name="gr37" draw:layer="layout" svg:x1="27.307cm" svg:y1="14.288cm" svg:x2="23.576cm" svg:y2="21.714cm">
          <text:p/>
        </draw:line>
        <draw:polygon draw:style-name="gr6" draw:layer="layout" svg:width="0cm" svg:height="0cm" svg:x="16.774cm" svg:y="14.038cm" svg:viewBox="0 0 0 0" draw:points="0,0">
          <text:p/>
        </draw:polygon>
        <draw:path draw:style-name="gr6" draw:layer="layout" svg:width="0.966cm" svg:height="0.397cm" svg:x="16.13cm" svg:y="14.359cm" svg:viewBox="0 0 967 398" svg:d="m0 0c7 14 13 25 21 38 65 115 148 197 263 264s227 96 360 96c117 0 216-24 323-76">
          <text:p/>
        </draw:path>
        <draw:path draw:style-name="gr6" draw:layer="layout" svg:width="0.426cm" svg:height="0.951cm" svg:x="22.856cm" svg:y="21.056cm" svg:viewBox="0 0 427 952" svg:d="m427 0v0c-25 10-45 21-68 33-114 67-197 149-262 264s-97 227-97 360c0 106 20 196 62 295">
          <text:p/>
        </draw:path>
        <draw:path draw:style-name="gr6" draw:layer="layout" svg:width="0.426cm" svg:height="0.951cm" svg:x="21.724cm" svg:y="16.623cm" svg:viewBox="0 0 427 952" svg:d="m0 952v0c24-13 44-22 66-36 115-65 198-148 263-262s98-228 98-360c0-106-21-197-64-294">
          <text:p/>
        </draw:path>
        <draw:path draw:style-name="gr38" draw:layer="layout" svg:width="2.435cm" svg:height="5.042cm" svg:x="15.019cm" svg:y="11.876cm" svg:viewBox="0 0 2436 5043" svg:d="m2436 5043v0c0-1186-270-2194-863-3219-426-738-906-1294-1573-1824">
          <text:p/>
        </draw:path>
        <draw:path draw:style-name="gr6" draw:layer="layout" svg:width="2.988cm" svg:height="0.372cm" svg:x="22.136cm" svg:y="18.225cm" svg:viewBox="0 0 2989 373" svg:d="m2989 373v0c-511-259-996-373-1567-373-516 0-950 92-1422 303">
          <text:p/>
        </draw:path>
        <draw:frame draw:style-name="gr1" draw:text-style-name="P5" draw:layer="layout" svg:width="2.78cm" svg:height="4.667cm" svg:x="25.156cm" svg:y="7.794cm">
          <draw:text-box>
            <text:p><text:span text:style-name="T5">w</text:span></text:p>
          </draw:text-box>
        </draw:frame>
        <draw:line draw:style-name="gr21" draw:text-style-name="P6" draw:layer="layout" svg:x1="26.287cm" svg:y1="11.923cm" svg:x2="24.365cm" svg:y2="17.533cm">
          <text:p/>
        </draw:line>
        <draw:frame draw:style-name="gr18" draw:text-style-name="P7" draw:layer="layout" svg:width="2.373cm" svg:height="8.854cm" svg:x="8.148cm" svg:y="16.292cm">
          <draw:text-box>
            <text:p><text:span text:style-name="T6">a</text:span></text:p>
          </draw:text-box>
        </draw:frame>
        <draw:frame draw:style-name="gr1" draw:text-style-name="P5" draw:layer="layout" svg:width="2.78cm" svg:height="8.853cm" svg:x="13.798cm" svg:y="0.868cm">
          <draw:text-box>
            <text:p><text:span text:style-name="T6">h</text:span></text:p>
          </draw:text-box>
        </draw:frame>
        <draw:line draw:style-name="gr21" draw:text-style-name="P6" draw:layer="layout" svg:x1="13.798cm" svg:y1="6.305cm" svg:x2="11.019cm" svg:y2="8.726cm">
          <text:p/>
        </draw:line>
        <draw:line draw:style-name="gr21" draw:text-style-name="P6" draw:layer="layout" svg:x1="8.444cm" svg:y1="22.179cm" svg:x2="6.791cm" svg:y2="24.112cm">
          <text:p/>
        </draw:line>
        <draw:frame draw:style-name="gr41" draw:text-style-name="P8" draw:layer="layout" svg:width="14.263cm" svg:height="4.352cm" svg:x="17.124cm" svg:y="4.048cm">
          <draw:text-box>
            <text:p><text:span text:style-name="T7">Der Winkel Omega zwischen zwei Seiten einer geraden <text:s/>Pyramide mit quadratischer Grundfläche; zeichnerisch ermittelt mit den bekannten Größen <text:s/>Höhe der Pyramide und Kantenlänge der Grundfläche. 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" style:family="graphic">
      <style:paragraph-properties fo:margin-top="0.746cm" fo:margin-bottom="0.88cm" style:text-autospace="none"/>
      <style:text-properties fo:font-family="Albany, Arial" style:font-family-generic="swiss" style:font-pitch="variable" fo:font-size="14pt" fo:language="en" fo:country="US" style:font-family-asian="'HG Mincho Light J', msmincho" style:font-pitch-asian="variable" style:language-asian="en" style:country-asian="US" style:font-family-complex="Albany, 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.093cm" fo:margin-bottom="0.093cm" style:text-autospace="none"/>
      <style:text-properties fo:font-family="'Bitstream Vera Sans', Arial" style:font-family-generic="swiss" fo:font-size="10pt" fo:language="en" fo:country="US" style:font-family-asian="'Bitstream Vera Sans', Arial" style:font-family-generic-asian="swiss" style:language-asian="en" style:country-asian="US" style:font-family-complex="'Bitstream Vera Sans', Arial" style:font-family-generic-complex="swiss" style:font-size-complex="10pt"/>
    </style:style>
    <style:style style:name="heading_20_1" style:display-name="heading 1" style:family="graphic">
      <style:paragraph-properties fo:margin-top="0.746cm" fo:margin-bottom="0.28cm" style:text-autospace="none"/>
      <style:text-properties fo:font-family="'Bitstream Vera Sans', Arial" style:font-family-generic="swiss" fo:font-size="18pt" fo:language="en" fo:country="US" fo:font-weight="bold" style:font-family-asian="'Bitstream Vera Sans', Arial" style:font-family-generic-asian="swiss" style:language-asian="en" style:country-asian="US" style:font-family-complex="'Bitstream Vera Sans', Arial" style:font-family-generic-complex="swiss" style:font-size-complex="18pt" style:font-weight-complex="bold"/>
    </style:style>
  </office:styles>
  <office:automatic-styles>
    <style:page-layout style:name="PM0">
      <style:page-layout-properties fo:margin-top="0cm" fo:margin-bottom="0cm" fo:margin-left="0cm" fo:margin-right="0cm" fo:page-width="37.125cm" fo:page-height="26.25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41cm"/>
    </style:style>
    <style:style style:name="Mgr2" style:family="graphic" style:parent-style-name="standard">
      <style:graphic-properties draw:stroke="none" draw:fill="solid" draw:fill-color="#333333" draw:textarea-horizontal-align="center" draw:textarea-vertical-align="middle"/>
    </style:style>
    <style:style style:name="Mgr3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Mgr4" style:family="graphic" style:parent-style-name="standard">
      <style:graphic-properties draw:stroke="none" draw:fill="solid" draw:fill-color="#996633" draw:opacity="75%" draw:textarea-horizontal-align="center" draw:textarea-vertical-align="middle" draw:shadow-opacity="75%"/>
    </style:style>
    <style:style style:name="Mgr5" style:family="graphic" style:parent-style-name="standard">
      <style:graphic-properties draw:fill="solid" draw:fill-color="#ffcc99" draw:textarea-horizontal-align="center" draw:textarea-vertical-align="middle"/>
    </style:style>
    <style:style style:name="Mgr6" style:family="graphic" style:parent-style-name="standard">
      <style:graphic-properties draw:textarea-horizontal-align="center" draw:textarea-vertical-align="middle"/>
    </style:style>
    <style:style style:name="Mgr7" style:family="graphic" style:parent-style-name="standard">
      <style:graphic-properties draw:stroke="none" draw:fill="solid" draw:fill-color="#ff6633" draw:textarea-horizontal-align="center" draw:textarea-vertical-align="middle"/>
    </style:style>
    <style:style style:name="Mgr8" style:family="graphic" style:parent-style-name="objectwithoutfill">
      <style:graphic-properties draw:fill="none" draw:textarea-horizontal-align="center" draw:textarea-vertical-align="middle"/>
    </style:style>
    <style:style style:name="Mgr9" style:family="graphic" style:parent-style-name="standard">
      <style:graphic-properties svg:stroke-color="#000000" draw:fill="solid" draw:fill-color="#cc6633" draw:opacity="50%" draw:textarea-horizontal-align="center" draw:textarea-vertical-align="middle" draw:shadow-opacity="50%"/>
    </style:style>
    <style:style style:name="Mgr10" style:family="graphic" style:parent-style-name="standard">
      <style:graphic-properties draw:fill="solid" draw:fill-color="#996633" draw:opacity="80%" draw:textarea-horizontal-align="center" draw:textarea-vertical-align="middle" draw:shadow-opacity="80%"/>
    </style:style>
    <style:style style:name="Mgr11" style:family="graphic" style:parent-style-name="standard">
      <style:graphic-properties draw:fill="solid" draw:fill-color="#ffcc99" draw:opacity="50%" draw:textarea-horizontal-align="center" draw:textarea-vertical-align="middle" draw:shadow-opacity="50%"/>
    </style:style>
    <style:style style:name="M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cm" fo:min-width="0.141cm"/>
    </style:style>
    <style:style style:name="MP1" style:family="paragraph">
      <style:text-properties fo:font-family="'PakType Naqsh'" style:font-pitch="variable" fo:font-weight="bold" style:font-weight-asian="bold" style:font-weight-complex="bold"/>
    </style:style>
    <style:style style:name="MP2" style:family="paragraph">
      <style:paragraph-properties fo:text-align="center"/>
    </style:style>
    <style:style style:name="MT1" style:family="text">
      <style:text-properties fo:font-family="'PakType Naqsh'" style:font-pitch="variable" fo:font-weight="bold" style:font-weight-asian="bold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Default" style:page-layout-name="PM0" draw:style-name="Mdp1">
      <draw:frame draw:style-name="Mgr1" draw:text-style-name="MP1" draw:layer="backgroundobjects" svg:width="8.575cm" svg:height="1.864cm" svg:x="-0.072cm" svg:y="24.96cm">
        <draw:text-box>
          <text:p><text:span text:style-name="MT1">Norbert Reschke 29.01.2011 </text:span></text:p>
        </draw:text-box>
      </draw:frame>
      <draw:polygon draw:style-name="Mgr2" draw:text-style-name="MP2" draw:layer="backgroundobjects" svg:width="9.649cm" svg:height="9.275cm" svg:x="27.548cm" svg:y="-0.031cm" svg:viewBox="0 0 9650 9276" draw:points="0,0 9650,0 9650,9276">
        <text:p/>
      </draw:polygon>
      <draw:polygon draw:style-name="Mgr3" draw:layer="backgroundobjects" svg:width="0cm" svg:height="0cm" svg:x="34.835cm" svg:y="3.409cm" svg:viewBox="0 0 0 0" draw:points="0,0">
        <text:p/>
      </draw:polygon>
      <draw:polygon draw:style-name="Mgr4" draw:text-style-name="MP2" draw:layer="backgroundobjects" svg:width="3.223cm" svg:height="3.366cm" svg:x="31.76cm" svg:y="0.473cm" svg:viewBox="0 0 3224 3367" draw:points="3224,3000 0,3367 2400,0">
        <text:p/>
      </draw:polygon>
      <draw:polygon draw:style-name="Mgr5" draw:text-style-name="MP2" draw:layer="backgroundobjects" svg:width="5.122cm" svg:height="1.533cm" svg:x="31.76cm" svg:y="3.473cm" svg:viewBox="0 0 5123 1534" draw:points="0,367 1205,1534 5123,915 3224,0">
        <text:p/>
      </draw:polygon>
      <draw:line draw:style-name="Mgr6" draw:text-style-name="MP2" draw:layer="backgroundobjects" svg:x1="31.76cm" svg:y1="3.84cm" svg:x2="36.883cm" svg:y2="4.392cm">
        <text:p/>
      </draw:line>
      <draw:polygon draw:style-name="Mgr7" draw:text-style-name="MP2" draw:layer="backgroundobjects" svg:width="1.679cm" svg:height="2.176cm" svg:x="32.48cm" svg:y="2.83cm" svg:viewBox="0 0 1680 2177" draw:points="487,2177 0,0 1680,1269">
        <text:p/>
      </draw:polygon>
      <draw:polygon draw:style-name="Mgr8" draw:text-style-name="MP2" draw:layer="backgroundobjects" svg:width="2.23cm" svg:height="2.304cm" draw:transform="rotate (1.79227860887264) translate (32.9661905906582cm 5.00700902479542cm)" svg:viewBox="0 0 2231 2305" draw:points="2231,4 1053,2305 0,0">
        <text:p/>
      </draw:polygon>
      <draw:polygon draw:style-name="Mgr9" draw:text-style-name="MP2" draw:layer="backgroundobjects" svg:width="2.399cm" svg:height="4.533cm" svg:x="31.76cm" svg:y="0.473cm" svg:viewBox="0 0 2400 4534" draw:points="1207,4534 0,3367 2400,0">
        <text:p/>
      </draw:polygon>
      <draw:polygon draw:style-name="Mgr10" draw:text-style-name="MP2" draw:layer="backgroundobjects" svg:width="2.722cm" svg:height="3.918cm" svg:x="34.16cm" svg:y="0.473cm" svg:viewBox="0 0 2723 3919" draw:points="2723,3919 815,3000 0,0">
        <text:p/>
      </draw:polygon>
      <draw:polygon draw:style-name="Mgr11" draw:text-style-name="MP2" draw:layer="backgroundobjects" svg:width="3.916cm" svg:height="4.533cm" svg:x="32.966cm" svg:y="0.473cm" svg:viewBox="0 0 3917 4534" draw:points="3917,3919 0,4534 1194,0">
        <text:p/>
      </draw:polygon>
      <draw:line draw:style-name="Mgr6" draw:text-style-name="MP2" draw:layer="backgroundobjects" svg:x1="34.16cm" svg:y1="4.097cm" svg:x2="34.16cm" svg:y2="0.473cm">
        <text:p/>
      </draw:line>
      <draw:path draw:style-name="Mgr8" draw:text-style-name="MP2" draw:layer="backgroundobjects" svg:width="0.292cm" svg:height="0.105cm" draw:transform="rotate (0.234746784393193) translate (32.5560452927394cm 3.17007990961069cm)" svg:viewBox="0 0 293 106" svg:d="m0 95c216 52 293-95 293-95">
        <text:p/>
      </draw:path>
      <draw:frame draw:style-name="Mgr12" draw:text-style-name="MP1" draw:layer="backgroundobjects" svg:width="2.427cm" svg:height="1.864cm" svg:x="34.853cm" svg:y="24.96cm">
        <draw:text-box>
          <text:p><text:span text:style-name="MT1">V. 002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1-30T19:55:34</dc:date>
    <meta:generator>OpenOffice.org/3.3$Linux OpenOffice.org_project/330m19$Build-9561</meta:generator>
    <meta:editing-duration>PT7H12M1S</meta:editing-duration>
    <meta:editing-cycles>24</meta:editing-cycles>
    <meta:document-statistic meta:object-count="1315"/>
  </office:meta>
</office:document-meta>
</file>